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1.60678688391523" calcext:value-type="float">
            <text:p>1.60678688391523</text:p>
          </table:table-cell>
          <table:table-cell table:formula="of:=IF(1/(1+EXP(-[.A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713400336238" calcext:value-type="float">
            <text:p>-1.2713400336238</text:p>
          </table:table-cell>
          <table:table-cell table:formula="of:=IF(1/(1+EXP(-[.A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2239679102929" calcext:value-type="float">
            <text:p>-1.92239679102929</text:p>
          </table:table-cell>
          <table:table-cell table:formula="of:=IF(1/(1+EXP(-[.A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98034423271236" calcext:value-type="float">
            <text:p>-0.598034423271236</text:p>
          </table:table-cell>
          <table:table-cell table:formula="of:=IF(1/(1+EXP(-[.A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095812926309" calcext:value-type="float">
            <text:p>-2.57095812926309</text:p>
          </table:table-cell>
          <table:table-cell table:formula="of:=IF(1/(1+EXP(-[.A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7903064662918" calcext:value-type="float">
            <text:p>4.37903064662918</text:p>
          </table:table-cell>
          <table:table-cell table:formula="of:=IF(1/(1+EXP(-[.A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0973468221071" calcext:value-type="float">
            <text:p>-3.90973468221071</text:p>
          </table:table-cell>
          <table:table-cell table:formula="of:=IF(1/(1+EXP(-[.A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2595121652551" calcext:value-type="float">
            <text:p>-1.52595121652551</text:p>
          </table:table-cell>
          <table:table-cell table:formula="of:=IF(1/(1+EXP(-[.A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2745024671399" calcext:value-type="float">
            <text:p>-2.12745024671399</text:p>
          </table:table-cell>
          <table:table-cell table:formula="of:=IF(1/(1+EXP(-[.A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616830686539" calcext:value-type="float">
            <text:p>1.49616830686539</text:p>
          </table:table-cell>
          <table:table-cell table:formula="of:=IF(1/(1+EXP(-[.A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0454048306946" calcext:value-type="float">
            <text:p>3.30454048306946</text:p>
          </table:table-cell>
          <table:table-cell table:formula="of:=IF(1/(1+EXP(-[.A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51896592493252" calcext:value-type="float">
            <text:p>0.351896592493252</text:p>
          </table:table-cell>
          <table:table-cell table:formula="of:=IF(1/(1+EXP(-[.A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3382649860022" calcext:value-type="float">
            <text:p>-3.03382649860022</text:p>
          </table:table-cell>
          <table:table-cell table:formula="of:=IF(1/(1+EXP(-[.A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4886989226032" calcext:value-type="float">
            <text:p>-3.44886989226032</text:p>
          </table:table-cell>
          <table:table-cell table:formula="of:=IF(1/(1+EXP(-[.A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2645705732516" calcext:value-type="float">
            <text:p>-3.22645705732516</text:p>
          </table:table-cell>
          <table:table-cell table:formula="of:=IF(1/(1+EXP(-[.A1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00500882632" calcext:value-type="float">
            <text:p>-3.1300500882632</text:p>
          </table:table-cell>
          <table:table-cell table:formula="of:=IF(1/(1+EXP(-[.A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8303099242888" calcext:value-type="float">
            <text:p>-4.48303099242888</text:p>
          </table:table-cell>
          <table:table-cell table:formula="of:=IF(1/(1+EXP(-[.A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1271155279446" calcext:value-type="float">
            <text:p>2.91271155279446</text:p>
          </table:table-cell>
          <table:table-cell table:formula="of:=IF(1/(1+EXP(-[.A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687762712116" calcext:value-type="float">
            <text:p>1.4687762712116</text:p>
          </table:table-cell>
          <table:table-cell table:formula="of:=IF(1/(1+EXP(-[.A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3449768217684" calcext:value-type="float">
            <text:p>-2.53449768217684</text:p>
          </table:table-cell>
          <table:table-cell table:formula="of:=IF(1/(1+EXP(-[.A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4848793717846" calcext:value-type="float">
            <text:p>2.04848793717846</text:p>
          </table:table-cell>
          <table:table-cell table:formula="of:=IF(1/(1+EXP(-[.A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9394553879461" calcext:value-type="float">
            <text:p>1.09394553879461</text:p>
          </table:table-cell>
          <table:table-cell table:formula="of:=IF(1/(1+EXP(-[.A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08847641233" calcext:value-type="float">
            <text:p>1.608847641233</text:p>
          </table:table-cell>
          <table:table-cell table:formula="of:=IF(1/(1+EXP(-[.A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8421140214747" calcext:value-type="float">
            <text:p>2.68421140214747</text:p>
          </table:table-cell>
          <table:table-cell table:formula="of:=IF(1/(1+EXP(-[.A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46243794436697" calcext:value-type="float">
            <text:p>0.846243794436697</text:p>
          </table:table-cell>
          <table:table-cell table:formula="of:=IF(1/(1+EXP(-[.A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716040202704" calcext:value-type="float">
            <text:p>1.6716040202704</text:p>
          </table:table-cell>
          <table:table-cell table:formula="of:=IF(1/(1+EXP(-[.A2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9775893825374" calcext:value-type="float">
            <text:p>1.19775893825374</text:p>
          </table:table-cell>
          <table:table-cell table:formula="of:=IF(1/(1+EXP(-[.A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79283093530351" calcext:value-type="float">
            <text:p>-0.379283093530351</text:p>
          </table:table-cell>
          <table:table-cell table:formula="of:=IF(1/(1+EXP(-[.A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9959066182066" calcext:value-type="float">
            <text:p>3.99959066182066</text:p>
          </table:table-cell>
          <table:table-cell table:formula="of:=IF(1/(1+EXP(-[.A3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7237993664781" calcext:value-type="float">
            <text:p>-4.27237993664781</text:p>
          </table:table-cell>
          <table:table-cell table:formula="of:=IF(1/(1+EXP(-[.A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4541998667419" calcext:value-type="float">
            <text:p>-2.74541998667419</text:p>
          </table:table-cell>
          <table:table-cell table:formula="of:=IF(1/(1+EXP(-[.A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2354742116348" calcext:value-type="float">
            <text:p>2.02354742116348</text:p>
          </table:table-cell>
          <table:table-cell table:formula="of:=IF(1/(1+EXP(-[.A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1993507973553" calcext:value-type="float">
            <text:p>1.81993507973553</text:p>
          </table:table-cell>
          <table:table-cell table:formula="of:=IF(1/(1+EXP(-[.A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73112883896" calcext:value-type="float">
            <text:p>4.4973112883896</text:p>
          </table:table-cell>
          <table:table-cell table:formula="of:=IF(1/(1+EXP(-[.A3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6692862953194" calcext:value-type="float">
            <text:p>3.66692862953194</text:p>
          </table:table-cell>
          <table:table-cell table:formula="of:=IF(1/(1+EXP(-[.A3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8295145510506" calcext:value-type="float">
            <text:p>2.28295145510506</text:p>
          </table:table-cell>
          <table:table-cell table:formula="of:=IF(1/(1+EXP(-[.A3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0748107773231" calcext:value-type="float">
            <text:p>2.20748107773231</text:p>
          </table:table-cell>
          <table:table-cell table:formula="of:=IF(1/(1+EXP(-[.A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4831387737386" calcext:value-type="float">
            <text:p>-2.24831387737386</text:p>
          </table:table-cell>
          <table:table-cell table:formula="of:=IF(1/(1+EXP(-[.A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996311586052" calcext:value-type="float">
            <text:p>-1.1996311586052</text:p>
          </table:table-cell>
          <table:table-cell table:formula="of:=IF(1/(1+EXP(-[.A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09148947027311" calcext:value-type="float">
            <text:p>-0.509148947027311</text:p>
          </table:table-cell>
          <table:table-cell table:formula="of:=IF(1/(1+EXP(-[.A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846250394953" calcext:value-type="float">
            <text:p>1.2846250394953</text:p>
          </table:table-cell>
          <table:table-cell table:formula="of:=IF(1/(1+EXP(-[.A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1903441739759" calcext:value-type="float">
            <text:p>-3.91903441739759</text:p>
          </table:table-cell>
          <table:table-cell table:formula="of:=IF(1/(1+EXP(-[.A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0267912975322" calcext:value-type="float">
            <text:p>1.60267912975322</text:p>
          </table:table-cell>
          <table:table-cell table:formula="of:=IF(1/(1+EXP(-[.A4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6265355820371" calcext:value-type="float">
            <text:p>2.36265355820371</text:p>
          </table:table-cell>
          <table:table-cell table:formula="of:=IF(1/(1+EXP(-[.A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5632560927178" calcext:value-type="float">
            <text:p>3.85632560927178</text:p>
          </table:table-cell>
          <table:table-cell table:formula="of:=IF(1/(1+EXP(-[.A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9080907140231" calcext:value-type="float">
            <text:p>-2.49080907140231</text:p>
          </table:table-cell>
          <table:table-cell table:formula="of:=IF(1/(1+EXP(-[.A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2206948474365" calcext:value-type="float">
            <text:p>1.22206948474365</text:p>
          </table:table-cell>
          <table:table-cell table:formula="of:=IF(1/(1+EXP(-[.A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289940062319" calcext:value-type="float">
            <text:p>4.18289940062319</text:p>
          </table:table-cell>
          <table:table-cell table:formula="of:=IF(1/(1+EXP(-[.A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0065897240781" calcext:value-type="float">
            <text:p>2.30065897240781</text:p>
          </table:table-cell>
          <table:table-cell table:formula="of:=IF(1/(1+EXP(-[.A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7910122522613" calcext:value-type="float">
            <text:p>-2.77910122522613</text:p>
          </table:table-cell>
          <table:table-cell table:formula="of:=IF(1/(1+EXP(-[.A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3118462949714" calcext:value-type="float">
            <text:p>-3.53118462949714</text:p>
          </table:table-cell>
          <table:table-cell table:formula="of:=IF(1/(1+EXP(-[.A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52023079105394" calcext:value-type="float">
            <text:p>0.852023079105394</text:p>
          </table:table-cell>
          <table:table-cell table:formula="of:=IF(1/(1+EXP(-[.A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003482341234" calcext:value-type="float">
            <text:p>-1.1003482341234</text:p>
          </table:table-cell>
          <table:table-cell table:formula="of:=IF(1/(1+EXP(-[.A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6737504831674" calcext:value-type="float">
            <text:p>-3.76737504831674</text:p>
          </table:table-cell>
          <table:table-cell table:formula="of:=IF(1/(1+EXP(-[.A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5972206147668" calcext:value-type="float">
            <text:p>-1.05972206147668</text:p>
          </table:table-cell>
          <table:table-cell table:formula="of:=IF(1/(1+EXP(-[.A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5667069667254" calcext:value-type="float">
            <text:p>3.55667069667254</text:p>
          </table:table-cell>
          <table:table-cell table:formula="of:=IF(1/(1+EXP(-[.A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5452713499076" calcext:value-type="float">
            <text:p>-2.75452713499076</text:p>
          </table:table-cell>
          <table:table-cell table:formula="of:=IF(1/(1+EXP(-[.A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4921808990096" calcext:value-type="float">
            <text:p>-2.14921808990096</text:p>
          </table:table-cell>
          <table:table-cell table:formula="of:=IF(1/(1+EXP(-[.A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8526011902433" calcext:value-type="float">
            <text:p>2.78526011902433</text:p>
          </table:table-cell>
          <table:table-cell table:formula="of:=IF(1/(1+EXP(-[.A6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22627754025585" calcext:value-type="float">
            <text:p>-0.022627754025585</text:p>
          </table:table-cell>
          <table:table-cell table:formula="of:=IF(1/(1+EXP(-[.A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9759059005189" calcext:value-type="float">
            <text:p>-4.19759059005189</text:p>
          </table:table-cell>
          <table:table-cell table:formula="of:=IF(1/(1+EXP(-[.A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82300886006669" calcext:value-type="float">
            <text:p>-0.682300886006669</text:p>
          </table:table-cell>
          <table:table-cell table:formula="of:=IF(1/(1+EXP(-[.A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2861889696778" calcext:value-type="float">
            <text:p>1.32861889696778</text:p>
          </table:table-cell>
          <table:table-cell table:formula="of:=IF(1/(1+EXP(-[.A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2570913575704" calcext:value-type="float">
            <text:p>1.32570913575704</text:p>
          </table:table-cell>
          <table:table-cell table:formula="of:=IF(1/(1+EXP(-[.A6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1023779903817" calcext:value-type="float">
            <text:p>-2.81023779903817</text:p>
          </table:table-cell>
          <table:table-cell table:formula="of:=IF(1/(1+EXP(-[.A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6967353076424" calcext:value-type="float">
            <text:p>1.36967353076424</text:p>
          </table:table-cell>
          <table:table-cell table:formula="of:=IF(1/(1+EXP(-[.A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8751059444933" calcext:value-type="float">
            <text:p>-4.48751059444933</text:p>
          </table:table-cell>
          <table:table-cell table:formula="of:=IF(1/(1+EXP(-[.A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5747553954304" calcext:value-type="float">
            <text:p>3.05747553954304</text:p>
          </table:table-cell>
          <table:table-cell table:formula="of:=IF(1/(1+EXP(-[.A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0977330830537" calcext:value-type="float">
            <text:p>4.50977330830537</text:p>
          </table:table-cell>
          <table:table-cell table:formula="of:=IF(1/(1+EXP(-[.A7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9657900618299" calcext:value-type="float">
            <text:p>-3.49657900618299</text:p>
          </table:table-cell>
          <table:table-cell table:formula="of:=IF(1/(1+EXP(-[.A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5772850220092" calcext:value-type="float">
            <text:p>4.35772850220092</text:p>
          </table:table-cell>
          <table:table-cell table:formula="of:=IF(1/(1+EXP(-[.A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2256795585461" calcext:value-type="float">
            <text:p>-2.62256795585461</text:p>
          </table:table-cell>
          <table:table-cell table:formula="of:=IF(1/(1+EXP(-[.A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0835041274134" calcext:value-type="float">
            <text:p>-3.40835041274134</text:p>
          </table:table-cell>
          <table:table-cell table:formula="of:=IF(1/(1+EXP(-[.A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3946839869933" calcext:value-type="float">
            <text:p>-4.23946839869933</text:p>
          </table:table-cell>
          <table:table-cell table:formula="of:=IF(1/(1+EXP(-[.A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6660966919886" calcext:value-type="float">
            <text:p>4.56660966919886</text:p>
          </table:table-cell>
          <table:table-cell table:formula="of:=IF(1/(1+EXP(-[.A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9745998977687" calcext:value-type="float">
            <text:p>2.29745998977687</text:p>
          </table:table-cell>
          <table:table-cell table:formula="of:=IF(1/(1+EXP(-[.A7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2679538190653" calcext:value-type="float">
            <text:p>-3.12679538190653</text:p>
          </table:table-cell>
          <table:table-cell table:formula="of:=IF(1/(1+EXP(-[.A7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6681121146645" calcext:value-type="float">
            <text:p>3.46681121146645</text:p>
          </table:table-cell>
          <table:table-cell table:formula="of:=IF(1/(1+EXP(-[.A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5480794543081" calcext:value-type="float">
            <text:p>1.65480794543081</text:p>
          </table:table-cell>
          <table:table-cell table:formula="of:=IF(1/(1+EXP(-[.A8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94814209884894" calcext:value-type="float">
            <text:p>0.694814209884894</text:p>
          </table:table-cell>
          <table:table-cell table:formula="of:=IF(1/(1+EXP(-[.A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842303593482" calcext:value-type="float">
            <text:p>1.4842303593482</text:p>
          </table:table-cell>
          <table:table-cell table:formula="of:=IF(1/(1+EXP(-[.A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153212032156" calcext:value-type="float">
            <text:p>-1.4153212032156</text:p>
          </table:table-cell>
          <table:table-cell table:formula="of:=IF(1/(1+EXP(-[.A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534715408617235" calcext:value-type="float">
            <text:p>-0.053471540861724</text:p>
          </table:table-cell>
          <table:table-cell table:formula="of:=IF(1/(1+EXP(-[.A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2545737790519" calcext:value-type="float">
            <text:p>-3.82545737790519</text:p>
          </table:table-cell>
          <table:table-cell table:formula="of:=IF(1/(1+EXP(-[.A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626424511471" calcext:value-type="float">
            <text:p>-3.80626424511471</text:p>
          </table:table-cell>
          <table:table-cell table:formula="of:=IF(1/(1+EXP(-[.A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5864849986927" calcext:value-type="float">
            <text:p>-4.85864849986927</text:p>
          </table:table-cell>
          <table:table-cell table:formula="of:=IF(1/(1+EXP(-[.A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460447200717" calcext:value-type="float">
            <text:p>-2.62460447200717</text:p>
          </table:table-cell>
          <table:table-cell table:formula="of:=IF(1/(1+EXP(-[.A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69881250567419" calcext:value-type="float">
            <text:p>0.669881250567419</text:p>
          </table:table-cell>
          <table:table-cell table:formula="of:=IF(1/(1+EXP(-[.A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3041369612198" calcext:value-type="float">
            <text:p>-2.73041369612198</text:p>
          </table:table-cell>
          <table:table-cell table:formula="of:=IF(1/(1+EXP(-[.A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86995431651678" calcext:value-type="float">
            <text:p>0.486995431651678</text:p>
          </table:table-cell>
          <table:table-cell table:formula="of:=IF(1/(1+EXP(-[.A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7609170553074" calcext:value-type="float">
            <text:p>-2.77609170553074</text:p>
          </table:table-cell>
          <table:table-cell table:formula="of:=IF(1/(1+EXP(-[.A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6776497578538" calcext:value-type="float">
            <text:p>4.96776497578538</text:p>
          </table:table-cell>
          <table:table-cell table:formula="of:=IF(1/(1+EXP(-[.A9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3645479855194" calcext:value-type="float">
            <text:p>2.03645479855194</text:p>
          </table:table-cell>
          <table:table-cell table:formula="of:=IF(1/(1+EXP(-[.A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44115456351257" calcext:value-type="float">
            <text:p>0.644115456351257</text:p>
          </table:table-cell>
          <table:table-cell table:formula="of:=IF(1/(1+EXP(-[.A9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1033551133194" calcext:value-type="float">
            <text:p>-4.81033551133194</text:p>
          </table:table-cell>
          <table:table-cell table:formula="of:=IF(1/(1+EXP(-[.A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827344287291" calcext:value-type="float">
            <text:p>-2.43827344287291</text:p>
          </table:table-cell>
          <table:table-cell table:formula="of:=IF(1/(1+EXP(-[.A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5601937643205" calcext:value-type="float">
            <text:p>2.55601937643205</text:p>
          </table:table-cell>
          <table:table-cell table:formula="of:=IF(1/(1+EXP(-[.A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33435107056473" calcext:value-type="float">
            <text:p>-0.533435107056473</text:p>
          </table:table-cell>
          <table:table-cell table:formula="of:=IF(1/(1+EXP(-[.A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4200282411589" calcext:value-type="float">
            <text:p>-1.84200282411589</text:p>
          </table:table-cell>
          <table:table-cell table:formula="of:=IF(1/(1+EXP(-[.A1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6884359283079" calcext:value-type="float">
            <text:p>-3.36884359283079</text:p>
          </table:table-cell>
          <table:table-cell table:formula="of:=IF(1/(1+EXP(-[.A1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88514862125714" calcext:value-type="float">
            <text:p>-0.588514862125714</text:p>
          </table:table-cell>
          <table:table-cell table:formula="of:=IF(1/(1+EXP(-[.A1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866650858869" calcext:value-type="float">
            <text:p>-1.76866650858869</text:p>
          </table:table-cell>
          <table:table-cell table:formula="of:=IF(1/(1+EXP(-[.A1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3618922481458" calcext:value-type="float">
            <text:p>-2.93618922481458</text:p>
          </table:table-cell>
          <table:table-cell table:formula="of:=IF(1/(1+EXP(-[.A1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2465254936531" calcext:value-type="float">
            <text:p>1.22465254936531</text:p>
          </table:table-cell>
          <table:table-cell table:formula="of:=IF(1/(1+EXP(-[.A1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6948074890415" calcext:value-type="float">
            <text:p>1.16948074890415</text:p>
          </table:table-cell>
          <table:table-cell table:formula="of:=IF(1/(1+EXP(-[.A1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58431809331632" calcext:value-type="float">
            <text:p>-0.358431809331632</text:p>
          </table:table-cell>
          <table:table-cell table:formula="of:=IF(1/(1+EXP(-[.A1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3949026839291" calcext:value-type="float">
            <text:p>1.53949026839291</text:p>
          </table:table-cell>
          <table:table-cell table:formula="of:=IF(1/(1+EXP(-[.A10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3314111738499" calcext:value-type="float">
            <text:p>-1.73314111738499</text:p>
          </table:table-cell>
          <table:table-cell table:formula="of:=IF(1/(1+EXP(-[.A10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818319333244" calcext:value-type="float">
            <text:p>3.95818319333244</text:p>
          </table:table-cell>
          <table:table-cell table:formula="of:=IF(1/(1+EXP(-[.A1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7619648780605" calcext:value-type="float">
            <text:p>2.57619648780605</text:p>
          </table:table-cell>
          <table:table-cell table:formula="of:=IF(1/(1+EXP(-[.A1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54319908608283" calcext:value-type="float">
            <text:p>-0.654319908608283</text:p>
          </table:table-cell>
          <table:table-cell table:formula="of:=IF(1/(1+EXP(-[.A11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7075865309366" calcext:value-type="float">
            <text:p>-4.07075865309366</text:p>
          </table:table-cell>
          <table:table-cell table:formula="of:=IF(1/(1+EXP(-[.A1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7932259482045" calcext:value-type="float">
            <text:p>-0.487932259482045</text:p>
          </table:table-cell>
          <table:table-cell table:formula="of:=IF(1/(1+EXP(-[.A1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960175113254" calcext:value-type="float">
            <text:p>-4.5960175113254</text:p>
          </table:table-cell>
          <table:table-cell table:formula="of:=IF(1/(1+EXP(-[.A1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1254546356102" calcext:value-type="float">
            <text:p>1.51254546356102</text:p>
          </table:table-cell>
          <table:table-cell table:formula="of:=IF(1/(1+EXP(-[.A1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9978211252701" calcext:value-type="float">
            <text:p>-3.99978211252701</text:p>
          </table:table-cell>
          <table:table-cell table:formula="of:=IF(1/(1+EXP(-[.A1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7323817720682" calcext:value-type="float">
            <text:p>-2.17323817720682</text:p>
          </table:table-cell>
          <table:table-cell table:formula="of:=IF(1/(1+EXP(-[.A1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3474888212574" calcext:value-type="float">
            <text:p>3.93474888212574</text:p>
          </table:table-cell>
          <table:table-cell table:formula="of:=IF(1/(1+EXP(-[.A1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3382772930176" calcext:value-type="float">
            <text:p>1.13382772930176</text:p>
          </table:table-cell>
          <table:table-cell table:formula="of:=IF(1/(1+EXP(-[.A1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930515591983" calcext:value-type="float">
            <text:p>-1.34930515591983</text:p>
          </table:table-cell>
          <table:table-cell table:formula="of:=IF(1/(1+EXP(-[.A1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4297579880494" calcext:value-type="float">
            <text:p>-1.74297579880494</text:p>
          </table:table-cell>
          <table:table-cell table:formula="of:=IF(1/(1+EXP(-[.A1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62401718545311" calcext:value-type="float">
            <text:p>0.862401718545311</text:p>
          </table:table-cell>
          <table:table-cell table:formula="of:=IF(1/(1+EXP(-[.A1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9067351057476" calcext:value-type="float">
            <text:p>4.39067351057476</text:p>
          </table:table-cell>
          <table:table-cell table:formula="of:=IF(1/(1+EXP(-[.A1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5463621714677" calcext:value-type="float">
            <text:p>-3.95463621714677</text:p>
          </table:table-cell>
          <table:table-cell table:formula="of:=IF(1/(1+EXP(-[.A1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5363306902831" calcext:value-type="float">
            <text:p>-4.05363306902831</text:p>
          </table:table-cell>
          <table:table-cell table:formula="of:=IF(1/(1+EXP(-[.A12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1322235092511" calcext:value-type="float">
            <text:p>2.21322235092511</text:p>
          </table:table-cell>
          <table:table-cell table:formula="of:=IF(1/(1+EXP(-[.A12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9784545244411" calcext:value-type="float">
            <text:p>-3.49784545244411</text:p>
          </table:table-cell>
          <table:table-cell table:formula="of:=IF(1/(1+EXP(-[.A1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3713701675914" calcext:value-type="float">
            <text:p>3.43713701675914</text:p>
          </table:table-cell>
          <table:table-cell table:formula="of:=IF(1/(1+EXP(-[.A1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6712243693633" calcext:value-type="float">
            <text:p>-1.96712243693633</text:p>
          </table:table-cell>
          <table:table-cell table:formula="of:=IF(1/(1+EXP(-[.A1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952059157575" calcext:value-type="float">
            <text:p>-3.9952059157575</text:p>
          </table:table-cell>
          <table:table-cell table:formula="of:=IF(1/(1+EXP(-[.A1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416043080488" calcext:value-type="float">
            <text:p>4.3416043080488</text:p>
          </table:table-cell>
          <table:table-cell table:formula="of:=IF(1/(1+EXP(-[.A1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1323454138223" calcext:value-type="float">
            <text:p>1.31323454138223</text:p>
          </table:table-cell>
          <table:table-cell table:formula="of:=IF(1/(1+EXP(-[.A1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1535400231706" calcext:value-type="float">
            <text:p>-3.41535400231706</text:p>
          </table:table-cell>
          <table:table-cell table:formula="of:=IF(1/(1+EXP(-[.A1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2787153107491" calcext:value-type="float">
            <text:p>-4.12787153107491</text:p>
          </table:table-cell>
          <table:table-cell table:formula="of:=IF(1/(1+EXP(-[.A1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5306270610033" calcext:value-type="float">
            <text:p>-2.25306270610033</text:p>
          </table:table-cell>
          <table:table-cell table:formula="of:=IF(1/(1+EXP(-[.A1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792327265802" calcext:value-type="float">
            <text:p>-1.0792327265802</text:p>
          </table:table-cell>
          <table:table-cell table:formula="of:=IF(1/(1+EXP(-[.A1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1535527622054" calcext:value-type="float">
            <text:p>-2.81535527622054</text:p>
          </table:table-cell>
          <table:table-cell table:formula="of:=IF(1/(1+EXP(-[.A1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0390906356782" calcext:value-type="float">
            <text:p>-4.80390906356782</text:p>
          </table:table-cell>
          <table:table-cell table:formula="of:=IF(1/(1+EXP(-[.A1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2135186328409" calcext:value-type="float">
            <text:p>-3.42135186328409</text:p>
          </table:table-cell>
          <table:table-cell table:formula="of:=IF(1/(1+EXP(-[.A1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79261658000917" calcext:value-type="float">
            <text:p>0.279261658000917</text:p>
          </table:table-cell>
          <table:table-cell table:formula="of:=IF(1/(1+EXP(-[.A1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3558568783059" calcext:value-type="float">
            <text:p>-1.73558568783059</text:p>
          </table:table-cell>
          <table:table-cell table:formula="of:=IF(1/(1+EXP(-[.A14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0451695669783" calcext:value-type="float">
            <text:p>-1.80451695669783</text:p>
          </table:table-cell>
          <table:table-cell table:formula="of:=IF(1/(1+EXP(-[.A1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310857019282" calcext:value-type="float">
            <text:p>-2.34310857019282</text:p>
          </table:table-cell>
          <table:table-cell table:formula="of:=IF(1/(1+EXP(-[.A1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904347057552" calcext:value-type="float">
            <text:p>-2.28904347057552</text:p>
          </table:table-cell>
          <table:table-cell table:formula="of:=IF(1/(1+EXP(-[.A1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239248531657" calcext:value-type="float">
            <text:p>-3.13239248531657</text:p>
          </table:table-cell>
          <table:table-cell table:formula="of:=IF(1/(1+EXP(-[.A14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63296580968409" calcext:value-type="float">
            <text:p>-0.363296580968409</text:p>
          </table:table-cell>
          <table:table-cell table:formula="of:=IF(1/(1+EXP(-[.A1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4792240543944" calcext:value-type="float">
            <text:p>-4.64792240543944</text:p>
          </table:table-cell>
          <table:table-cell table:formula="of:=IF(1/(1+EXP(-[.A1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3815963792629" calcext:value-type="float">
            <text:p>-1.63815963792629</text:p>
          </table:table-cell>
          <table:table-cell table:formula="of:=IF(1/(1+EXP(-[.A1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12558672267" calcext:value-type="float">
            <text:p>1.4912558672267</text:p>
          </table:table-cell>
          <table:table-cell table:formula="of:=IF(1/(1+EXP(-[.A1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1935818117779" calcext:value-type="float">
            <text:p>-1.61935818117779</text:p>
          </table:table-cell>
          <table:table-cell table:formula="of:=IF(1/(1+EXP(-[.A1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4696805943284" calcext:value-type="float">
            <text:p>4.74696805943284</text:p>
          </table:table-cell>
          <table:table-cell table:formula="of:=IF(1/(1+EXP(-[.A15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11667625562192" calcext:value-type="float">
            <text:p>-0.111667625562192</text:p>
          </table:table-cell>
          <table:table-cell table:formula="of:=IF(1/(1+EXP(-[.A15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9724228021648" calcext:value-type="float">
            <text:p>3.89724228021648</text:p>
          </table:table-cell>
          <table:table-cell table:formula="of:=IF(1/(1+EXP(-[.A1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8517114420252" calcext:value-type="float">
            <text:p>-2.58517114420252</text:p>
          </table:table-cell>
          <table:table-cell table:formula="of:=IF(1/(1+EXP(-[.A1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17947308344667" calcext:value-type="float">
            <text:p>0.617947308344667</text:p>
          </table:table-cell>
          <table:table-cell table:formula="of:=IF(1/(1+EXP(-[.A1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6827627476215" calcext:value-type="float">
            <text:p>-0.246827627476215</text:p>
          </table:table-cell>
          <table:table-cell table:formula="of:=IF(1/(1+EXP(-[.A1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60199753285629" calcext:value-type="float">
            <text:p>0.360199753285629</text:p>
          </table:table-cell>
          <table:table-cell table:formula="of:=IF(1/(1+EXP(-[.A1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28162518267" calcext:value-type="float">
            <text:p>1.8728162518267</text:p>
          </table:table-cell>
          <table:table-cell table:formula="of:=IF(1/(1+EXP(-[.A1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8996574309029" calcext:value-type="float">
            <text:p>-2.48996574309029</text:p>
          </table:table-cell>
          <table:table-cell table:formula="of:=IF(1/(1+EXP(-[.A1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8505532924896" calcext:value-type="float">
            <text:p>-1.08505532924896</text:p>
          </table:table-cell>
          <table:table-cell table:formula="of:=IF(1/(1+EXP(-[.A1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29551617173926" calcext:value-type="float">
            <text:p>-0.729551617173926</text:p>
          </table:table-cell>
          <table:table-cell table:formula="of:=IF(1/(1+EXP(-[.A1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3914018040245" calcext:value-type="float">
            <text:p>-2.73914018040245</text:p>
          </table:table-cell>
          <table:table-cell table:formula="of:=IF(1/(1+EXP(-[.A1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8374100884177" calcext:value-type="float">
            <text:p>-1.78374100884177</text:p>
          </table:table-cell>
          <table:table-cell table:formula="of:=IF(1/(1+EXP(-[.A1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1255528182497" calcext:value-type="float">
            <text:p>-4.21255528182497</text:p>
          </table:table-cell>
          <table:table-cell table:formula="of:=IF(1/(1+EXP(-[.A1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0346830066446" calcext:value-type="float">
            <text:p>3.00346830066446</text:p>
          </table:table-cell>
          <table:table-cell table:formula="of:=IF(1/(1+EXP(-[.A1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6713037322926" calcext:value-type="float">
            <text:p>2.06713037322926</text:p>
          </table:table-cell>
          <table:table-cell table:formula="of:=IF(1/(1+EXP(-[.A1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3592472487658" calcext:value-type="float">
            <text:p>-1.93592472487658</text:p>
          </table:table-cell>
          <table:table-cell table:formula="of:=IF(1/(1+EXP(-[.A1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348809660469" calcext:value-type="float">
            <text:p>4.66348809660469</text:p>
          </table:table-cell>
          <table:table-cell table:formula="of:=IF(1/(1+EXP(-[.A1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0150840430076" calcext:value-type="float">
            <text:p>-4.20150840430076</text:p>
          </table:table-cell>
          <table:table-cell table:formula="of:=IF(1/(1+EXP(-[.A1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5111528941301" calcext:value-type="float">
            <text:p>-3.65111528941301</text:p>
          </table:table-cell>
          <table:table-cell table:formula="of:=IF(1/(1+EXP(-[.A1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569759114777" calcext:value-type="float">
            <text:p>3.3569759114777</text:p>
          </table:table-cell>
          <table:table-cell table:formula="of:=IF(1/(1+EXP(-[.A1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0333392273452" calcext:value-type="float">
            <text:p>-2.10333392273452</text:p>
          </table:table-cell>
          <table:table-cell table:formula="of:=IF(1/(1+EXP(-[.A1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13574832090886" calcext:value-type="float">
            <text:p>0.413574832090886</text:p>
          </table:table-cell>
          <table:table-cell table:formula="of:=IF(1/(1+EXP(-[.A1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8420125595839" calcext:value-type="float">
            <text:p>-1.68420125595839</text:p>
          </table:table-cell>
          <table:table-cell table:formula="of:=IF(1/(1+EXP(-[.A1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2795697662721" calcext:value-type="float">
            <text:p>3.22795697662721</text:p>
          </table:table-cell>
          <table:table-cell table:formula="of:=IF(1/(1+EXP(-[.A1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0589029125433" calcext:value-type="float">
            <text:p>-2.40589029125433</text:p>
          </table:table-cell>
          <table:table-cell table:formula="of:=IF(1/(1+EXP(-[.A1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73832813442378" calcext:value-type="float">
            <text:p>0.373832813442378</text:p>
          </table:table-cell>
          <table:table-cell table:formula="of:=IF(1/(1+EXP(-[.A17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18485454312242" calcext:value-type="float">
            <text:p>-0.418485454312242</text:p>
          </table:table-cell>
          <table:table-cell table:formula="of:=IF(1/(1+EXP(-[.A1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2135269768815" calcext:value-type="float">
            <text:p>-3.42135269768815</text:p>
          </table:table-cell>
          <table:table-cell table:formula="of:=IF(1/(1+EXP(-[.A1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6780140528989" calcext:value-type="float">
            <text:p>1.06780140528989</text:p>
          </table:table-cell>
          <table:table-cell table:formula="of:=IF(1/(1+EXP(-[.A1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4265912553043" calcext:value-type="float">
            <text:p>4.04265912553043</text:p>
          </table:table-cell>
          <table:table-cell table:formula="of:=IF(1/(1+EXP(-[.A1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9886915751119" calcext:value-type="float">
            <text:p>-2.29886915751119</text:p>
          </table:table-cell>
          <table:table-cell table:formula="of:=IF(1/(1+EXP(-[.A1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238410428681" calcext:value-type="float">
            <text:p>4.66238410428681</text:p>
          </table:table-cell>
          <table:table-cell table:formula="of:=IF(1/(1+EXP(-[.A18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3509360229055" calcext:value-type="float">
            <text:p>-3.03509360229055</text:p>
          </table:table-cell>
          <table:table-cell table:formula="of:=IF(1/(1+EXP(-[.A1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33134049584998" calcext:value-type="float">
            <text:p>-0.533134049584998</text:p>
          </table:table-cell>
          <table:table-cell table:formula="of:=IF(1/(1+EXP(-[.A1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8147338669406" calcext:value-type="float">
            <text:p>-4.48147338669406</text:p>
          </table:table-cell>
          <table:table-cell table:formula="of:=IF(1/(1+EXP(-[.A1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2834851043779" calcext:value-type="float">
            <text:p>4.02834851043779</text:p>
          </table:table-cell>
          <table:table-cell table:formula="of:=IF(1/(1+EXP(-[.A1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10134564086892" calcext:value-type="float">
            <text:p>0.810134564086892</text:p>
          </table:table-cell>
          <table:table-cell table:formula="of:=IF(1/(1+EXP(-[.A1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55416796945066" calcext:value-type="float">
            <text:p>0.655416796945066</text:p>
          </table:table-cell>
          <table:table-cell table:formula="of:=IF(1/(1+EXP(-[.A19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4138211788791" calcext:value-type="float">
            <text:p>-3.84138211788791</text:p>
          </table:table-cell>
          <table:table-cell table:formula="of:=IF(1/(1+EXP(-[.A1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3098538308418" calcext:value-type="float">
            <text:p>-1.93098538308418</text:p>
          </table:table-cell>
          <table:table-cell table:formula="of:=IF(1/(1+EXP(-[.A1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2801679797062" calcext:value-type="float">
            <text:p>-4.72801679797062</text:p>
          </table:table-cell>
          <table:table-cell table:formula="of:=IF(1/(1+EXP(-[.A1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00770415498976" calcext:value-type="float">
            <text:p>-0.300770415498976</text:p>
          </table:table-cell>
          <table:table-cell table:formula="of:=IF(1/(1+EXP(-[.A1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6265016981266" calcext:value-type="float">
            <text:p>-2.56265016981266</text:p>
          </table:table-cell>
          <table:table-cell table:formula="of:=IF(1/(1+EXP(-[.A1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1197460332824" calcext:value-type="float">
            <text:p>2.41197460332824</text:p>
          </table:table-cell>
          <table:table-cell table:formula="of:=IF(1/(1+EXP(-[.A1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7135985807262" calcext:value-type="float">
            <text:p>3.17135985807262</text:p>
          </table:table-cell>
          <table:table-cell table:formula="of:=IF(1/(1+EXP(-[.A19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854134429266" calcext:value-type="float">
            <text:p>1.9854134429266</text:p>
          </table:table-cell>
          <table:table-cell table:formula="of:=IF(1/(1+EXP(-[.A1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0297359711925" calcext:value-type="float">
            <text:p>4.10297359711925</text:p>
          </table:table-cell>
          <table:table-cell table:formula="of:=IF(1/(1+EXP(-[.A1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57573314893984" calcext:value-type="float">
            <text:p>0.757573314893984</text:p>
          </table:table-cell>
          <table:table-cell table:formula="of:=IF(1/(1+EXP(-[.A2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4400527088662" calcext:value-type="float">
            <text:p>-1.44400527088662</text:p>
          </table:table-cell>
          <table:table-cell table:formula="of:=IF(1/(1+EXP(-[.A2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06837000934466" calcext:value-type="float">
            <text:p>-0.706837000934466</text:p>
          </table:table-cell>
          <table:table-cell table:formula="of:=IF(1/(1+EXP(-[.A2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4714384002267" calcext:value-type="float">
            <text:p>2.24714384002267</text:p>
          </table:table-cell>
          <table:table-cell table:formula="of:=IF(1/(1+EXP(-[.A20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0195703689247" calcext:value-type="float">
            <text:p>-2.70195703689247</text:p>
          </table:table-cell>
          <table:table-cell table:formula="of:=IF(1/(1+EXP(-[.A2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9598917406628" calcext:value-type="float">
            <text:p>4.49598917406628</text:p>
          </table:table-cell>
          <table:table-cell table:formula="of:=IF(1/(1+EXP(-[.A2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21106287202635" calcext:value-type="float">
            <text:p>0.921106287202635</text:p>
          </table:table-cell>
          <table:table-cell table:formula="of:=IF(1/(1+EXP(-[.A2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0415820694393" calcext:value-type="float">
            <text:p>2.60415820694393</text:p>
          </table:table-cell>
          <table:table-cell table:formula="of:=IF(1/(1+EXP(-[.A20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30244002939497" calcext:value-type="float">
            <text:p>-0.830244002939497</text:p>
          </table:table-cell>
          <table:table-cell table:formula="of:=IF(1/(1+EXP(-[.A2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9114900123181" calcext:value-type="float">
            <text:p>3.19114900123181</text:p>
          </table:table-cell>
          <table:table-cell table:formula="of:=IF(1/(1+EXP(-[.A2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3355237007074" calcext:value-type="float">
            <text:p>-2.33355237007074</text:p>
          </table:table-cell>
          <table:table-cell table:formula="of:=IF(1/(1+EXP(-[.A2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6383566834609" calcext:value-type="float">
            <text:p>-2.06383566834609</text:p>
          </table:table-cell>
          <table:table-cell table:formula="of:=IF(1/(1+EXP(-[.A2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5651117406013" calcext:value-type="float">
            <text:p>-0.55651117406013</text:p>
          </table:table-cell>
          <table:table-cell table:formula="of:=IF(1/(1+EXP(-[.A21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8799370659842" calcext:value-type="float">
            <text:p>3.98799370659842</text:p>
          </table:table-cell>
          <table:table-cell table:formula="of:=IF(1/(1+EXP(-[.A21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7482781864986" calcext:value-type="float">
            <text:p>4.97482781864986</text:p>
          </table:table-cell>
          <table:table-cell table:formula="of:=IF(1/(1+EXP(-[.A21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0093247114514" calcext:value-type="float">
            <text:p>-3.60093247114514</text:p>
          </table:table-cell>
          <table:table-cell table:formula="of:=IF(1/(1+EXP(-[.A2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6408864050153" calcext:value-type="float">
            <text:p>1.16408864050153</text:p>
          </table:table-cell>
          <table:table-cell table:formula="of:=IF(1/(1+EXP(-[.A2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7207295869512" calcext:value-type="float">
            <text:p>-4.57207295869512</text:p>
          </table:table-cell>
          <table:table-cell table:formula="of:=IF(1/(1+EXP(-[.A2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4159482632166" calcext:value-type="float">
            <text:p>-4.74159482632166</text:p>
          </table:table-cell>
          <table:table-cell table:formula="of:=IF(1/(1+EXP(-[.A2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5895377475854" calcext:value-type="float">
            <text:p>1.35895377475854</text:p>
          </table:table-cell>
          <table:table-cell table:formula="of:=IF(1/(1+EXP(-[.A2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8762336354938" calcext:value-type="float">
            <text:p>3.48762336354938</text:p>
          </table:table-cell>
          <table:table-cell table:formula="of:=IF(1/(1+EXP(-[.A2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8946491408942" calcext:value-type="float">
            <text:p>-3.28946491408942</text:p>
          </table:table-cell>
          <table:table-cell table:formula="of:=IF(1/(1+EXP(-[.A2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95599200985743" calcext:value-type="float">
            <text:p>0.995599200985743</text:p>
          </table:table-cell>
          <table:table-cell table:formula="of:=IF(1/(1+EXP(-[.A2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6997425292763" calcext:value-type="float">
            <text:p>-3.66997425292763</text:p>
          </table:table-cell>
          <table:table-cell table:formula="of:=IF(1/(1+EXP(-[.A2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4267011538565" calcext:value-type="float">
            <text:p>-1.24267011538565</text:p>
          </table:table-cell>
          <table:table-cell table:formula="of:=IF(1/(1+EXP(-[.A22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6750621746427" calcext:value-type="float">
            <text:p>-4.76750621746427</text:p>
          </table:table-cell>
          <table:table-cell table:formula="of:=IF(1/(1+EXP(-[.A2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3658639772528" calcext:value-type="float">
            <text:p>1.03658639772528</text:p>
          </table:table-cell>
          <table:table-cell table:formula="of:=IF(1/(1+EXP(-[.A2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684714788871172" calcext:value-type="float">
            <text:p>0.068471478887117</text:p>
          </table:table-cell>
          <table:table-cell table:formula="of:=IF(1/(1+EXP(-[.A2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4875066967727" calcext:value-type="float">
            <text:p>2.94875066967727</text:p>
          </table:table-cell>
          <table:table-cell table:formula="of:=IF(1/(1+EXP(-[.A2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7278925566452" calcext:value-type="float">
            <text:p>3.37278925566452</text:p>
          </table:table-cell>
          <table:table-cell table:formula="of:=IF(1/(1+EXP(-[.A2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768167588341" calcext:value-type="float">
            <text:p>-2.94768167588341</text:p>
          </table:table-cell>
          <table:table-cell table:formula="of:=IF(1/(1+EXP(-[.A2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5140908696465" calcext:value-type="float">
            <text:p>-3.65140908696465</text:p>
          </table:table-cell>
          <table:table-cell table:formula="of:=IF(1/(1+EXP(-[.A2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4129996345547" calcext:value-type="float">
            <text:p>1.74129996345547</text:p>
          </table:table-cell>
          <table:table-cell table:formula="of:=IF(1/(1+EXP(-[.A2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9592107746854" calcext:value-type="float">
            <text:p>-3.49592107746854</text:p>
          </table:table-cell>
          <table:table-cell table:formula="of:=IF(1/(1+EXP(-[.A2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2980761286059" calcext:value-type="float">
            <text:p>2.32980761286059</text:p>
          </table:table-cell>
          <table:table-cell table:formula="of:=IF(1/(1+EXP(-[.A2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893327482632" calcext:value-type="float">
            <text:p>-3.5893327482632</text:p>
          </table:table-cell>
          <table:table-cell table:formula="of:=IF(1/(1+EXP(-[.A2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3017968494467" calcext:value-type="float">
            <text:p>-2.73017968494467</text:p>
          </table:table-cell>
          <table:table-cell table:formula="of:=IF(1/(1+EXP(-[.A2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457732146748" calcext:value-type="float">
            <text:p>-2.34457732146748</text:p>
          </table:table-cell>
          <table:table-cell table:formula="of:=IF(1/(1+EXP(-[.A2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3825802728446" calcext:value-type="float">
            <text:p>-3.43825802728446</text:p>
          </table:table-cell>
          <table:table-cell table:formula="of:=IF(1/(1+EXP(-[.A2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1830462700078" calcext:value-type="float">
            <text:p>2.91830462700078</text:p>
          </table:table-cell>
          <table:table-cell table:formula="of:=IF(1/(1+EXP(-[.A2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242080712246" calcext:value-type="float">
            <text:p>3.7242080712246</text:p>
          </table:table-cell>
          <table:table-cell table:formula="of:=IF(1/(1+EXP(-[.A2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9624319900204" calcext:value-type="float">
            <text:p>-4.79624319900204</text:p>
          </table:table-cell>
          <table:table-cell table:formula="of:=IF(1/(1+EXP(-[.A2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68225717488888" calcext:value-type="float">
            <text:p>0.868225717488888</text:p>
          </table:table-cell>
          <table:table-cell table:formula="of:=IF(1/(1+EXP(-[.A2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9070089930754" calcext:value-type="float">
            <text:p>2.09070089930754</text:p>
          </table:table-cell>
          <table:table-cell table:formula="of:=IF(1/(1+EXP(-[.A2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8143325990754" calcext:value-type="float">
            <text:p>1.78143325990754</text:p>
          </table:table-cell>
          <table:table-cell table:formula="of:=IF(1/(1+EXP(-[.A24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8994365259128" calcext:value-type="float">
            <text:p>1.08994365259128</text:p>
          </table:table-cell>
          <table:table-cell table:formula="of:=IF(1/(1+EXP(-[.A2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0485673082577" calcext:value-type="float">
            <text:p>4.90485673082577</text:p>
          </table:table-cell>
          <table:table-cell table:formula="of:=IF(1/(1+EXP(-[.A2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861938926451" calcext:value-type="float">
            <text:p>3.6861938926451</text:p>
          </table:table-cell>
          <table:table-cell table:formula="of:=IF(1/(1+EXP(-[.A24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6339213854302" calcext:value-type="float">
            <text:p>2.56339213854302</text:p>
          </table:table-cell>
          <table:table-cell table:formula="of:=IF(1/(1+EXP(-[.A2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8465345432045" calcext:value-type="float">
            <text:p>-3.98465345432045</text:p>
          </table:table-cell>
          <table:table-cell table:formula="of:=IF(1/(1+EXP(-[.A2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5000481500868" calcext:value-type="float">
            <text:p>1.45000481500868</text:p>
          </table:table-cell>
          <table:table-cell table:formula="of:=IF(1/(1+EXP(-[.A2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532163082069" calcext:value-type="float">
            <text:p>4.64532163082069</text:p>
          </table:table-cell>
          <table:table-cell table:formula="of:=IF(1/(1+EXP(-[.A25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40947271487783" calcext:value-type="float">
            <text:p>0.840947271487783</text:p>
          </table:table-cell>
          <table:table-cell table:formula="of:=IF(1/(1+EXP(-[.A25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8709804776977" calcext:value-type="float">
            <text:p>-3.58709804776977</text:p>
          </table:table-cell>
          <table:table-cell table:formula="of:=IF(1/(1+EXP(-[.A25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94198285796" calcext:value-type="float">
            <text:p>-4.494198285796</text:p>
          </table:table-cell>
          <table:table-cell table:formula="of:=IF(1/(1+EXP(-[.A2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3818840132376" calcext:value-type="float">
            <text:p>4.63818840132376</text:p>
          </table:table-cell>
          <table:table-cell table:formula="of:=IF(1/(1+EXP(-[.A2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66259113435054" calcext:value-type="float">
            <text:p>0.966259113435054</text:p>
          </table:table-cell>
          <table:table-cell table:formula="of:=IF(1/(1+EXP(-[.A2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292631325641608" calcext:value-type="float">
            <text:p>0.029263132564161</text:p>
          </table:table-cell>
          <table:table-cell table:formula="of:=IF(1/(1+EXP(-[.A2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5418223270052" calcext:value-type="float">
            <text:p>-1.95418223270052</text:p>
          </table:table-cell>
          <table:table-cell table:formula="of:=IF(1/(1+EXP(-[.A2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3554380992247" calcext:value-type="float">
            <text:p>-3.33554380992247</text:p>
          </table:table-cell>
          <table:table-cell table:formula="of:=IF(1/(1+EXP(-[.A2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55486240219011" calcext:value-type="float">
            <text:p>-0.655486240219011</text:p>
          </table:table-cell>
          <table:table-cell table:formula="of:=IF(1/(1+EXP(-[.A2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6677086126426" calcext:value-type="float">
            <text:p>-1.36677086126426</text:p>
          </table:table-cell>
          <table:table-cell table:formula="of:=IF(1/(1+EXP(-[.A2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6739757617227" calcext:value-type="float">
            <text:p>2.06739757617227</text:p>
          </table:table-cell>
          <table:table-cell table:formula="of:=IF(1/(1+EXP(-[.A26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0934428318837" calcext:value-type="float">
            <text:p>3.40934428318837</text:p>
          </table:table-cell>
          <table:table-cell table:formula="of:=IF(1/(1+EXP(-[.A2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1968550058142" calcext:value-type="float">
            <text:p>-3.31968550058142</text:p>
          </table:table-cell>
          <table:table-cell table:formula="of:=IF(1/(1+EXP(-[.A2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847216621859985" calcext:value-type="float">
            <text:p>0.084721662185999</text:p>
          </table:table-cell>
          <table:table-cell table:formula="of:=IF(1/(1+EXP(-[.A2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6136087483777" calcext:value-type="float">
            <text:p>2.86136087483777</text:p>
          </table:table-cell>
          <table:table-cell table:formula="of:=IF(1/(1+EXP(-[.A2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0231058078404" calcext:value-type="float">
            <text:p>1.80231058078404</text:p>
          </table:table-cell>
          <table:table-cell table:formula="of:=IF(1/(1+EXP(-[.A2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1926362909409" calcext:value-type="float">
            <text:p>-1.21926362909409</text:p>
          </table:table-cell>
          <table:table-cell table:formula="of:=IF(1/(1+EXP(-[.A2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5993653940967" calcext:value-type="float">
            <text:p>-1.65993653940967</text:p>
          </table:table-cell>
          <table:table-cell table:formula="of:=IF(1/(1+EXP(-[.A2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23614343207267" calcext:value-type="float">
            <text:p>-0.323614343207267</text:p>
          </table:table-cell>
          <table:table-cell table:formula="of:=IF(1/(1+EXP(-[.A2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9139789870964" calcext:value-type="float">
            <text:p>2.39139789870964</text:p>
          </table:table-cell>
          <table:table-cell table:formula="of:=IF(1/(1+EXP(-[.A27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8843271737731" calcext:value-type="float">
            <text:p>4.38843271737731</text:p>
          </table:table-cell>
          <table:table-cell table:formula="of:=IF(1/(1+EXP(-[.A2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7861129903232" calcext:value-type="float">
            <text:p>2.97861129903232</text:p>
          </table:table-cell>
          <table:table-cell table:formula="of:=IF(1/(1+EXP(-[.A27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9940217401344" calcext:value-type="float">
            <text:p>3.29940217401344</text:p>
          </table:table-cell>
          <table:table-cell table:formula="of:=IF(1/(1+EXP(-[.A27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67820207539961" calcext:value-type="float">
            <text:p>-0.367820207539961</text:p>
          </table:table-cell>
          <table:table-cell table:formula="of:=IF(1/(1+EXP(-[.A2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8782453128502" calcext:value-type="float">
            <text:p>3.38782453128502</text:p>
          </table:table-cell>
          <table:table-cell table:formula="of:=IF(1/(1+EXP(-[.A2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7920006889274" calcext:value-type="float">
            <text:p>4.47920006889274</text:p>
          </table:table-cell>
          <table:table-cell table:formula="of:=IF(1/(1+EXP(-[.A27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5893197558685" calcext:value-type="float">
            <text:p>4.55893197558685</text:p>
          </table:table-cell>
          <table:table-cell table:formula="of:=IF(1/(1+EXP(-[.A2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0238243880837" calcext:value-type="float">
            <text:p>-4.80238243880837</text:p>
          </table:table-cell>
          <table:table-cell table:formula="of:=IF(1/(1+EXP(-[.A2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330973920986" calcext:value-type="float">
            <text:p>-3.83330973920986</text:p>
          </table:table-cell>
          <table:table-cell table:formula="of:=IF(1/(1+EXP(-[.A2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7423159883712" calcext:value-type="float">
            <text:p>4.87423159883712</text:p>
          </table:table-cell>
          <table:table-cell table:formula="of:=IF(1/(1+EXP(-[.A2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9393004529351" calcext:value-type="float">
            <text:p>-3.09393004529351</text:p>
          </table:table-cell>
          <table:table-cell table:formula="of:=IF(1/(1+EXP(-[.A2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1308229320207" calcext:value-type="float">
            <text:p>-4.41308229320207</text:p>
          </table:table-cell>
          <table:table-cell table:formula="of:=IF(1/(1+EXP(-[.A2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4406860920518" calcext:value-type="float">
            <text:p>4.54406860920518</text:p>
          </table:table-cell>
          <table:table-cell table:formula="of:=IF(1/(1+EXP(-[.A28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4915671033831" calcext:value-type="float">
            <text:p>2.04915671033831</text:p>
          </table:table-cell>
          <table:table-cell table:formula="of:=IF(1/(1+EXP(-[.A2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2255181492566" calcext:value-type="float">
            <text:p>-2.32255181492566</text:p>
          </table:table-cell>
          <table:table-cell table:formula="of:=IF(1/(1+EXP(-[.A2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1848228803497" calcext:value-type="float">
            <text:p>-3.41848228803497</text:p>
          </table:table-cell>
          <table:table-cell table:formula="of:=IF(1/(1+EXP(-[.A2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9640404557374" calcext:value-type="float">
            <text:p>-2.89640404557374</text:p>
          </table:table-cell>
          <table:table-cell table:formula="of:=IF(1/(1+EXP(-[.A2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540124853733" calcext:value-type="float">
            <text:p>3.95540124853733</text:p>
          </table:table-cell>
          <table:table-cell table:formula="of:=IF(1/(1+EXP(-[.A2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7016309581446" calcext:value-type="float">
            <text:p>-3.57016309581446</text:p>
          </table:table-cell>
          <table:table-cell table:formula="of:=IF(1/(1+EXP(-[.A2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0785477480815" calcext:value-type="float">
            <text:p>4.80785477480815</text:p>
          </table:table-cell>
          <table:table-cell table:formula="of:=IF(1/(1+EXP(-[.A29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5186012231061" calcext:value-type="float">
            <text:p>4.25186012231061</text:p>
          </table:table-cell>
          <table:table-cell table:formula="of:=IF(1/(1+EXP(-[.A29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7937262814548" calcext:value-type="float">
            <text:p>-3.67937262814548</text:p>
          </table:table-cell>
          <table:table-cell table:formula="of:=IF(1/(1+EXP(-[.A2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1906476845181" calcext:value-type="float">
            <text:p>-1.31906476845181</text:p>
          </table:table-cell>
          <table:table-cell table:formula="of:=IF(1/(1+EXP(-[.A2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54854980329392" calcext:value-type="float">
            <text:p>-0.554854980329392</text:p>
          </table:table-cell>
          <table:table-cell table:formula="of:=IF(1/(1+EXP(-[.A2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4961553241572" calcext:value-type="float">
            <text:p>2.44961553241572</text:p>
          </table:table-cell>
          <table:table-cell table:formula="of:=IF(1/(1+EXP(-[.A2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0844388021933" calcext:value-type="float">
            <text:p>-3.80844388021933</text:p>
          </table:table-cell>
          <table:table-cell table:formula="of:=IF(1/(1+EXP(-[.A2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15658634794344" calcext:value-type="float">
            <text:p>0.315658634794344</text:p>
          </table:table-cell>
          <table:table-cell table:formula="of:=IF(1/(1+EXP(-[.A29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7735494717697" calcext:value-type="float">
            <text:p>-0.37735494717697</text:p>
          </table:table-cell>
          <table:table-cell table:formula="of:=IF(1/(1+EXP(-[.A2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0120007585882" calcext:value-type="float">
            <text:p>4.40120007585882</text:p>
          </table:table-cell>
          <table:table-cell table:formula="of:=IF(1/(1+EXP(-[.A3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5788324086913" calcext:value-type="float">
            <text:p>-1.15788324086913</text:p>
          </table:table-cell>
          <table:table-cell table:formula="of:=IF(1/(1+EXP(-[.A3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9068024377656" calcext:value-type="float">
            <text:p>-0.39068024377656</text:p>
          </table:table-cell>
          <table:table-cell table:formula="of:=IF(1/(1+EXP(-[.A3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8628332477626" calcext:value-type="float">
            <text:p>4.28628332477626</text:p>
          </table:table-cell>
          <table:table-cell table:formula="of:=IF(1/(1+EXP(-[.A30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4741924975966" calcext:value-type="float">
            <text:p>-3.74741924975966</text:p>
          </table:table-cell>
          <table:table-cell table:formula="of:=IF(1/(1+EXP(-[.A3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3484668088828" calcext:value-type="float">
            <text:p>2.33484668088828</text:p>
          </table:table-cell>
          <table:table-cell table:formula="of:=IF(1/(1+EXP(-[.A3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2414114194186" calcext:value-type="float">
            <text:p>-2.02414114194186</text:p>
          </table:table-cell>
          <table:table-cell table:formula="of:=IF(1/(1+EXP(-[.A30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7696918967338" calcext:value-type="float">
            <text:p>-4.17696918967338</text:p>
          </table:table-cell>
          <table:table-cell table:formula="of:=IF(1/(1+EXP(-[.A3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5989522804545" calcext:value-type="float">
            <text:p>-4.85989522804545</text:p>
          </table:table-cell>
          <table:table-cell table:formula="of:=IF(1/(1+EXP(-[.A3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307035499802" calcext:value-type="float">
            <text:p>3.0307035499802</text:p>
          </table:table-cell>
          <table:table-cell table:formula="of:=IF(1/(1+EXP(-[.A3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1725653096363" calcext:value-type="float">
            <text:p>2.61725653096363</text:p>
          </table:table-cell>
          <table:table-cell table:formula="of:=IF(1/(1+EXP(-[.A3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0181020203493" calcext:value-type="float">
            <text:p>4.80181020203493</text:p>
          </table:table-cell>
          <table:table-cell table:formula="of:=IF(1/(1+EXP(-[.A3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0898184494032" calcext:value-type="float">
            <text:p>4.90898184494032</text:p>
          </table:table-cell>
          <table:table-cell table:formula="of:=IF(1/(1+EXP(-[.A3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7937814770296" calcext:value-type="float">
            <text:p>-4.67937814770296</text:p>
          </table:table-cell>
          <table:table-cell table:formula="of:=IF(1/(1+EXP(-[.A3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7793264913141" calcext:value-type="float">
            <text:p>-2.97793264913141</text:p>
          </table:table-cell>
          <table:table-cell table:formula="of:=IF(1/(1+EXP(-[.A3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5753099794232" calcext:value-type="float">
            <text:p>1.45753099794232</text:p>
          </table:table-cell>
          <table:table-cell table:formula="of:=IF(1/(1+EXP(-[.A31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2445627455033" calcext:value-type="float">
            <text:p>1.92445627455033</text:p>
          </table:table-cell>
          <table:table-cell table:formula="of:=IF(1/(1+EXP(-[.A3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515255033534" calcext:value-type="float">
            <text:p>-1.0515255033534</text:p>
          </table:table-cell>
          <table:table-cell table:formula="of:=IF(1/(1+EXP(-[.A3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6570201027632" calcext:value-type="float">
            <text:p>3.26570201027632</text:p>
          </table:table-cell>
          <table:table-cell table:formula="of:=IF(1/(1+EXP(-[.A3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28164037138005" calcext:value-type="float">
            <text:p>0.828164037138005</text:p>
          </table:table-cell>
          <table:table-cell table:formula="of:=IF(1/(1+EXP(-[.A3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777477061328398" calcext:value-type="float">
            <text:p>0.07774770613284</text:p>
          </table:table-cell>
          <table:table-cell table:formula="of:=IF(1/(1+EXP(-[.A32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5840372975133" calcext:value-type="float">
            <text:p>1.65840372975133</text:p>
          </table:table-cell>
          <table:table-cell table:formula="of:=IF(1/(1+EXP(-[.A32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0810421136206" calcext:value-type="float">
            <text:p>-3.80810421136206</text:p>
          </table:table-cell>
          <table:table-cell table:formula="of:=IF(1/(1+EXP(-[.A3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4131151484342" calcext:value-type="float">
            <text:p>3.44131151484342</text:p>
          </table:table-cell>
          <table:table-cell table:formula="of:=IF(1/(1+EXP(-[.A3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8762266851096" calcext:value-type="float">
            <text:p>1.98762266851096</text:p>
          </table:table-cell>
          <table:table-cell table:formula="of:=IF(1/(1+EXP(-[.A3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6185805881612" calcext:value-type="float">
            <text:p>3.66185805881612</text:p>
          </table:table-cell>
          <table:table-cell table:formula="of:=IF(1/(1+EXP(-[.A3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0546262445699" calcext:value-type="float">
            <text:p>4.30546262445699</text:p>
          </table:table-cell>
          <table:table-cell table:formula="of:=IF(1/(1+EXP(-[.A3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17116893001547" calcext:value-type="float">
            <text:p>-0.217116893001547</text:p>
          </table:table-cell>
          <table:table-cell table:formula="of:=IF(1/(1+EXP(-[.A3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1147017455012" calcext:value-type="float">
            <text:p>2.71147017455012</text:p>
          </table:table-cell>
          <table:table-cell table:formula="of:=IF(1/(1+EXP(-[.A3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7546788649239" calcext:value-type="float">
            <text:p>2.37546788649239</text:p>
          </table:table-cell>
          <table:table-cell table:formula="of:=IF(1/(1+EXP(-[.A3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9559835281041" calcext:value-type="float">
            <text:p>4.89559835281041</text:p>
          </table:table-cell>
          <table:table-cell table:formula="of:=IF(1/(1+EXP(-[.A33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0904413249507" calcext:value-type="float">
            <text:p>-1.30904413249507</text:p>
          </table:table-cell>
          <table:table-cell table:formula="of:=IF(1/(1+EXP(-[.A3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5465557125541" calcext:value-type="float">
            <text:p>0.55465557125541</text:p>
          </table:table-cell>
          <table:table-cell table:formula="of:=IF(1/(1+EXP(-[.A3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8001631433029" calcext:value-type="float">
            <text:p>3.48001631433029</text:p>
          </table:table-cell>
          <table:table-cell table:formula="of:=IF(1/(1+EXP(-[.A3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0976348780638" calcext:value-type="float">
            <text:p>2.70976348780638</text:p>
          </table:table-cell>
          <table:table-cell table:formula="of:=IF(1/(1+EXP(-[.A3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731854447768" calcext:value-type="float">
            <text:p>3.7731854447768</text:p>
          </table:table-cell>
          <table:table-cell table:formula="of:=IF(1/(1+EXP(-[.A33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6199067331888" calcext:value-type="float">
            <text:p>4.66199067331888</text:p>
          </table:table-cell>
          <table:table-cell table:formula="of:=IF(1/(1+EXP(-[.A33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9070988684685" calcext:value-type="float">
            <text:p>-2.49070988684685</text:p>
          </table:table-cell>
          <table:table-cell table:formula="of:=IF(1/(1+EXP(-[.A3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000604750387" calcext:value-type="float">
            <text:p>-3.14000604750387</text:p>
          </table:table-cell>
          <table:table-cell table:formula="of:=IF(1/(1+EXP(-[.A3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7607356632183" calcext:value-type="float">
            <text:p>-3.57607356632183</text:p>
          </table:table-cell>
          <table:table-cell table:formula="of:=IF(1/(1+EXP(-[.A3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4487379015668" calcext:value-type="float">
            <text:p>1.14487379015668</text:p>
          </table:table-cell>
          <table:table-cell table:formula="of:=IF(1/(1+EXP(-[.A3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0788491845815" calcext:value-type="float">
            <text:p>-1.80788491845815</text:p>
          </table:table-cell>
          <table:table-cell table:formula="of:=IF(1/(1+EXP(-[.A3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2782788661137" calcext:value-type="float">
            <text:p>1.52782788661137</text:p>
          </table:table-cell>
          <table:table-cell table:formula="of:=IF(1/(1+EXP(-[.A3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0519621391589" calcext:value-type="float">
            <text:p>2.40519621391589</text:p>
          </table:table-cell>
          <table:table-cell table:formula="of:=IF(1/(1+EXP(-[.A3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045090627187" calcext:value-type="float">
            <text:p>1.0045090627187</text:p>
          </table:table-cell>
          <table:table-cell table:formula="of:=IF(1/(1+EXP(-[.A34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3832661155741" calcext:value-type="float">
            <text:p>-3.83832661155741</text:p>
          </table:table-cell>
          <table:table-cell table:formula="of:=IF(1/(1+EXP(-[.A3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1259323931869" calcext:value-type="float">
            <text:p>1.51259323931869</text:p>
          </table:table-cell>
          <table:table-cell table:formula="of:=IF(1/(1+EXP(-[.A3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7402781271333" calcext:value-type="float">
            <text:p>-2.07402781271333</text:p>
          </table:table-cell>
          <table:table-cell table:formula="of:=IF(1/(1+EXP(-[.A3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27983321253001" calcext:value-type="float">
            <text:p>0.627983321253001</text:p>
          </table:table-cell>
          <table:table-cell table:formula="of:=IF(1/(1+EXP(-[.A3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7820461423298" calcext:value-type="float">
            <text:p>4.57820461423298</text:p>
          </table:table-cell>
          <table:table-cell table:formula="of:=IF(1/(1+EXP(-[.A3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5560764091625" calcext:value-type="float">
            <text:p>-4.45560764091625</text:p>
          </table:table-cell>
          <table:table-cell table:formula="of:=IF(1/(1+EXP(-[.A35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6957800117357" calcext:value-type="float">
            <text:p>3.46957800117357</text:p>
          </table:table-cell>
          <table:table-cell table:formula="of:=IF(1/(1+EXP(-[.A35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24566766176215" calcext:value-type="float">
            <text:p>0.824566766176215</text:p>
          </table:table-cell>
          <table:table-cell table:formula="of:=IF(1/(1+EXP(-[.A35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6617127552119" calcext:value-type="float">
            <text:p>1.56617127552119</text:p>
          </table:table-cell>
          <table:table-cell table:formula="of:=IF(1/(1+EXP(-[.A3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44681524322133" calcext:value-type="float">
            <text:p>-0.844681524322133</text:p>
          </table:table-cell>
          <table:table-cell table:formula="of:=IF(1/(1+EXP(-[.A3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925364112959" calcext:value-type="float">
            <text:p>-1.0925364112959</text:p>
          </table:table-cell>
          <table:table-cell table:formula="of:=IF(1/(1+EXP(-[.A3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1069777509473" calcext:value-type="float">
            <text:p>3.71069777509473</text:p>
          </table:table-cell>
          <table:table-cell table:formula="of:=IF(1/(1+EXP(-[.A3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79377979089194" calcext:value-type="float">
            <text:p>-0.679377979089194</text:p>
          </table:table-cell>
          <table:table-cell table:formula="of:=IF(1/(1+EXP(-[.A3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988785620832" calcext:value-type="float">
            <text:p>-2.0988785620832</text:p>
          </table:table-cell>
          <table:table-cell table:formula="of:=IF(1/(1+EXP(-[.A3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340759884306" calcext:value-type="float">
            <text:p>2.6340759884306</text:p>
          </table:table-cell>
          <table:table-cell table:formula="of:=IF(1/(1+EXP(-[.A3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4911664645504" calcext:value-type="float">
            <text:p>-2.24911664645504</text:p>
          </table:table-cell>
          <table:table-cell table:formula="of:=IF(1/(1+EXP(-[.A3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8833909660009" calcext:value-type="float">
            <text:p>-3.68833909660009</text:p>
          </table:table-cell>
          <table:table-cell table:formula="of:=IF(1/(1+EXP(-[.A3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0805946471524" calcext:value-type="float">
            <text:p>1.20805946471524</text:p>
          </table:table-cell>
          <table:table-cell table:formula="of:=IF(1/(1+EXP(-[.A36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36300653237679" calcext:value-type="float">
            <text:p>0.136300653237679</text:p>
          </table:table-cell>
          <table:table-cell table:formula="of:=IF(1/(1+EXP(-[.A3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0590336808" calcext:value-type="float">
            <text:p>-2.010590336808</text:p>
          </table:table-cell>
          <table:table-cell table:formula="of:=IF(1/(1+EXP(-[.A3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0566866992793" calcext:value-type="float">
            <text:p>-3.20566866992793</text:p>
          </table:table-cell>
          <table:table-cell table:formula="of:=IF(1/(1+EXP(-[.A3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019630833919" calcext:value-type="float">
            <text:p>-2.5019630833919</text:p>
          </table:table-cell>
          <table:table-cell table:formula="of:=IF(1/(1+EXP(-[.A3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4797787526238" calcext:value-type="float">
            <text:p>1.04797787526238</text:p>
          </table:table-cell>
          <table:table-cell table:formula="of:=IF(1/(1+EXP(-[.A3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2759189781719" calcext:value-type="float">
            <text:p>2.22759189781719</text:p>
          </table:table-cell>
          <table:table-cell table:formula="of:=IF(1/(1+EXP(-[.A36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1611346041265" calcext:value-type="float">
            <text:p>-2.81611346041265</text:p>
          </table:table-cell>
          <table:table-cell table:formula="of:=IF(1/(1+EXP(-[.A3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7516597170718" calcext:value-type="float">
            <text:p>2.77516597170718</text:p>
          </table:table-cell>
          <table:table-cell table:formula="of:=IF(1/(1+EXP(-[.A37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10789256824479" calcext:value-type="float">
            <text:p>-0.410789256824479</text:p>
          </table:table-cell>
          <table:table-cell table:formula="of:=IF(1/(1+EXP(-[.A3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429268118477" calcext:value-type="float">
            <text:p>-1.6429268118477</text:p>
          </table:table-cell>
          <table:table-cell table:formula="of:=IF(1/(1+EXP(-[.A3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0509823960229" calcext:value-type="float">
            <text:p>0.590509823960229</text:p>
          </table:table-cell>
          <table:table-cell table:formula="of:=IF(1/(1+EXP(-[.A3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8424095607216" calcext:value-type="float">
            <text:p>-3.38424095607216</text:p>
          </table:table-cell>
          <table:table-cell table:formula="of:=IF(1/(1+EXP(-[.A3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7402802776561" calcext:value-type="float">
            <text:p>-4.87402802776561</text:p>
          </table:table-cell>
          <table:table-cell table:formula="of:=IF(1/(1+EXP(-[.A3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1729966990377" calcext:value-type="float">
            <text:p>4.21729966990377</text:p>
          </table:table-cell>
          <table:table-cell table:formula="of:=IF(1/(1+EXP(-[.A3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2809778465197" calcext:value-type="float">
            <text:p>2.02809778465197</text:p>
          </table:table-cell>
          <table:table-cell table:formula="of:=IF(1/(1+EXP(-[.A37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9525986338017" calcext:value-type="float">
            <text:p>4.19525986338017</text:p>
          </table:table-cell>
          <table:table-cell table:formula="of:=IF(1/(1+EXP(-[.A3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0015528540764" calcext:value-type="float">
            <text:p>4.60015528540764</text:p>
          </table:table-cell>
          <table:table-cell table:formula="of:=IF(1/(1+EXP(-[.A3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9239302555948" calcext:value-type="float">
            <text:p>-4.29239302555948</text:p>
          </table:table-cell>
          <table:table-cell table:formula="of:=IF(1/(1+EXP(-[.A3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7933823642421" calcext:value-type="float">
            <text:p>-2.87933823642421</text:p>
          </table:table-cell>
          <table:table-cell table:formula="of:=IF(1/(1+EXP(-[.A3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3299488557498" calcext:value-type="float">
            <text:p>-2.53299488557498</text:p>
          </table:table-cell>
          <table:table-cell table:formula="of:=IF(1/(1+EXP(-[.A3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58688473564158" calcext:value-type="float">
            <text:p>0.458688473564158</text:p>
          </table:table-cell>
          <table:table-cell table:formula="of:=IF(1/(1+EXP(-[.A3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4166665253253" calcext:value-type="float">
            <text:p>4.54166665253253</text:p>
          </table:table-cell>
          <table:table-cell table:formula="of:=IF(1/(1+EXP(-[.A38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2990858504723" calcext:value-type="float">
            <text:p>3.92990858504723</text:p>
          </table:table-cell>
          <table:table-cell table:formula="of:=IF(1/(1+EXP(-[.A3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2328088129467" calcext:value-type="float">
            <text:p>2.72328088129467</text:p>
          </table:table-cell>
          <table:table-cell table:formula="of:=IF(1/(1+EXP(-[.A3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1094133787987" calcext:value-type="float">
            <text:p>-4.81094133787987</text:p>
          </table:table-cell>
          <table:table-cell table:formula="of:=IF(1/(1+EXP(-[.A3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0720958345202" calcext:value-type="float">
            <text:p>2.20720958345202</text:p>
          </table:table-cell>
          <table:table-cell table:formula="of:=IF(1/(1+EXP(-[.A3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6069250906413" calcext:value-type="float">
            <text:p>-3.76069250906413</text:p>
          </table:table-cell>
          <table:table-cell table:formula="of:=IF(1/(1+EXP(-[.A3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4606027616759" calcext:value-type="float">
            <text:p>2.14606027616759</text:p>
          </table:table-cell>
          <table:table-cell table:formula="of:=IF(1/(1+EXP(-[.A39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7045056513098" calcext:value-type="float">
            <text:p>-3.57045056513098</text:p>
          </table:table-cell>
          <table:table-cell table:formula="of:=IF(1/(1+EXP(-[.A3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6535995388582" calcext:value-type="float">
            <text:p>-2.26535995388582</text:p>
          </table:table-cell>
          <table:table-cell table:formula="of:=IF(1/(1+EXP(-[.A3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062576507493" calcext:value-type="float">
            <text:p>1.49062576507493</text:p>
          </table:table-cell>
          <table:table-cell table:formula="of:=IF(1/(1+EXP(-[.A39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0339256038453" calcext:value-type="float">
            <text:p>4.50339256038453</text:p>
          </table:table-cell>
          <table:table-cell table:formula="of:=IF(1/(1+EXP(-[.A3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6350076432742" calcext:value-type="float">
            <text:p>-1.16350076432742</text:p>
          </table:table-cell>
          <table:table-cell table:formula="of:=IF(1/(1+EXP(-[.A3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8567546500676" calcext:value-type="float">
            <text:p>4.48567546500676</text:p>
          </table:table-cell>
          <table:table-cell table:formula="of:=IF(1/(1+EXP(-[.A3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786764711369" calcext:value-type="float">
            <text:p>-1.7786764711369</text:p>
          </table:table-cell>
          <table:table-cell table:formula="of:=IF(1/(1+EXP(-[.A3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2931507834096" calcext:value-type="float">
            <text:p>2.22931507834096</text:p>
          </table:table-cell>
          <table:table-cell table:formula="of:=IF(1/(1+EXP(-[.A3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310150216573" calcext:value-type="float">
            <text:p>0.0310150216573</text:p>
          </table:table-cell>
          <table:table-cell table:formula="of:=IF(1/(1+EXP(-[.A3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6418314686521" calcext:value-type="float">
            <text:p>-1.46418314686521</text:p>
          </table:table-cell>
          <table:table-cell table:formula="of:=IF(1/(1+EXP(-[.A4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653843581455" calcext:value-type="float">
            <text:p>-3.14653843581455</text:p>
          </table:table-cell>
          <table:table-cell table:formula="of:=IF(1/(1+EXP(-[.A4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0446637639524" calcext:value-type="float">
            <text:p>-1.00446637639524</text:p>
          </table:table-cell>
          <table:table-cell table:formula="of:=IF(1/(1+EXP(-[.A4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013132312335" calcext:value-type="float">
            <text:p>-2.0013132312335</text:p>
          </table:table-cell>
          <table:table-cell table:formula="of:=IF(1/(1+EXP(-[.A4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3812986963998" calcext:value-type="float">
            <text:p>1.83812986963998</text:p>
          </table:table-cell>
          <table:table-cell table:formula="of:=IF(1/(1+EXP(-[.A40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7939680517469" calcext:value-type="float">
            <text:p>2.57939680517469</text:p>
          </table:table-cell>
          <table:table-cell table:formula="of:=IF(1/(1+EXP(-[.A4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5438871467892" calcext:value-type="float">
            <text:p>4.75438871467892</text:p>
          </table:table-cell>
          <table:table-cell table:formula="of:=IF(1/(1+EXP(-[.A4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7971730136789" calcext:value-type="float">
            <text:p>-2.27971730136789</text:p>
          </table:table-cell>
          <table:table-cell table:formula="of:=IF(1/(1+EXP(-[.A4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3495452172526" calcext:value-type="float">
            <text:p>-3.53495452172526</text:p>
          </table:table-cell>
          <table:table-cell table:formula="of:=IF(1/(1+EXP(-[.A4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0156262597857" calcext:value-type="float">
            <text:p>4.80156262597857</text:p>
          </table:table-cell>
          <table:table-cell table:formula="of:=IF(1/(1+EXP(-[.A4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0193520599667" calcext:value-type="float">
            <text:p>3.90193520599667</text:p>
          </table:table-cell>
          <table:table-cell table:formula="of:=IF(1/(1+EXP(-[.A4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07232106319103" calcext:value-type="float">
            <text:p>-0.607232106319103</text:p>
          </table:table-cell>
          <table:table-cell table:formula="of:=IF(1/(1+EXP(-[.A4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895309134681" calcext:value-type="float">
            <text:p>2.81895309134681</text:p>
          </table:table-cell>
          <table:table-cell table:formula="of:=IF(1/(1+EXP(-[.A4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0235474685167" calcext:value-type="float">
            <text:p>1.40235474685167</text:p>
          </table:table-cell>
          <table:table-cell table:formula="of:=IF(1/(1+EXP(-[.A41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534282283434" calcext:value-type="float">
            <text:p>-2.8534282283434</text:p>
          </table:table-cell>
          <table:table-cell table:formula="of:=IF(1/(1+EXP(-[.A4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1349452381819" calcext:value-type="float">
            <text:p>-2.41349452381819</text:p>
          </table:table-cell>
          <table:table-cell table:formula="of:=IF(1/(1+EXP(-[.A4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6409080410552" calcext:value-type="float">
            <text:p>3.56409080410552</text:p>
          </table:table-cell>
          <table:table-cell table:formula="of:=IF(1/(1+EXP(-[.A4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5448902145979" calcext:value-type="float">
            <text:p>-3.85448902145979</text:p>
          </table:table-cell>
          <table:table-cell table:formula="of:=IF(1/(1+EXP(-[.A4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3711894777204" calcext:value-type="float">
            <text:p>1.63711894777204</text:p>
          </table:table-cell>
          <table:table-cell table:formula="of:=IF(1/(1+EXP(-[.A4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4164783098098" calcext:value-type="float">
            <text:p>-3.94164783098098</text:p>
          </table:table-cell>
          <table:table-cell table:formula="of:=IF(1/(1+EXP(-[.A4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6473214398308" calcext:value-type="float">
            <text:p>-4.36473214398308</text:p>
          </table:table-cell>
          <table:table-cell table:formula="of:=IF(1/(1+EXP(-[.A42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42597778479187" calcext:value-type="float">
            <text:p>-0.342597778479187</text:p>
          </table:table-cell>
          <table:table-cell table:formula="of:=IF(1/(1+EXP(-[.A4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9074026783244" calcext:value-type="float">
            <text:p>4.79074026783244</text:p>
          </table:table-cell>
          <table:table-cell table:formula="of:=IF(1/(1+EXP(-[.A4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6283279128235" calcext:value-type="float">
            <text:p>3.06283279128235</text:p>
          </table:table-cell>
          <table:table-cell table:formula="of:=IF(1/(1+EXP(-[.A4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6738199958281" calcext:value-type="float">
            <text:p>2.36738199958281</text:p>
          </table:table-cell>
          <table:table-cell table:formula="of:=IF(1/(1+EXP(-[.A4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9678387408866" calcext:value-type="float">
            <text:p>3.89678387408866</text:p>
          </table:table-cell>
          <table:table-cell table:formula="of:=IF(1/(1+EXP(-[.A4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454510668111" calcext:value-type="float">
            <text:p>2.5454510668111</text:p>
          </table:table-cell>
          <table:table-cell table:formula="of:=IF(1/(1+EXP(-[.A4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2682614691777" calcext:value-type="float">
            <text:p>0.72682614691777</text:p>
          </table:table-cell>
          <table:table-cell table:formula="of:=IF(1/(1+EXP(-[.A4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7850562216682" calcext:value-type="float">
            <text:p>-3.47850562216682</text:p>
          </table:table-cell>
          <table:table-cell table:formula="of:=IF(1/(1+EXP(-[.A4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798848137301" calcext:value-type="float">
            <text:p>-4.73798848137301</text:p>
          </table:table-cell>
          <table:table-cell table:formula="of:=IF(1/(1+EXP(-[.A4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6452131972377" calcext:value-type="float">
            <text:p>-2.26452131972377</text:p>
          </table:table-cell>
          <table:table-cell table:formula="of:=IF(1/(1+EXP(-[.A4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8292656285249" calcext:value-type="float">
            <text:p>4.68292656285249</text:p>
          </table:table-cell>
          <table:table-cell table:formula="of:=IF(1/(1+EXP(-[.A43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08326135873296" calcext:value-type="float">
            <text:p>-0.908326135873296</text:p>
          </table:table-cell>
          <table:table-cell table:formula="of:=IF(1/(1+EXP(-[.A4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05832615926368" calcext:value-type="float">
            <text:p>0.505832615926368</text:p>
          </table:table-cell>
          <table:table-cell table:formula="of:=IF(1/(1+EXP(-[.A4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6687203951207" calcext:value-type="float">
            <text:p>3.36687203951207</text:p>
          </table:table-cell>
          <table:table-cell table:formula="of:=IF(1/(1+EXP(-[.A4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5454228136588" calcext:value-type="float">
            <text:p>-4.65454228136588</text:p>
          </table:table-cell>
          <table:table-cell table:formula="of:=IF(1/(1+EXP(-[.A4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766626212359" calcext:value-type="float">
            <text:p>-2.34766626212359</text:p>
          </table:table-cell>
          <table:table-cell table:formula="of:=IF(1/(1+EXP(-[.A4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117512048381" calcext:value-type="float">
            <text:p>3.1117512048381</text:p>
          </table:table-cell>
          <table:table-cell table:formula="of:=IF(1/(1+EXP(-[.A43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2731940573221" calcext:value-type="float">
            <text:p>-1.22731940573221</text:p>
          </table:table-cell>
          <table:table-cell table:formula="of:=IF(1/(1+EXP(-[.A4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3844685039629" calcext:value-type="float">
            <text:p>3.43844685039629</text:p>
          </table:table-cell>
          <table:table-cell table:formula="of:=IF(1/(1+EXP(-[.A4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1144752294978" calcext:value-type="float">
            <text:p>-3.81144752294978</text:p>
          </table:table-cell>
          <table:table-cell table:formula="of:=IF(1/(1+EXP(-[.A4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0091981412961" calcext:value-type="float">
            <text:p>-1.30091981412961</text:p>
          </table:table-cell>
          <table:table-cell table:formula="of:=IF(1/(1+EXP(-[.A4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8238002360468" calcext:value-type="float">
            <text:p>4.28238002360468</text:p>
          </table:table-cell>
          <table:table-cell table:formula="of:=IF(1/(1+EXP(-[.A4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2291910188198" calcext:value-type="float">
            <text:p>1.62291910188198</text:p>
          </table:table-cell>
          <table:table-cell table:formula="of:=IF(1/(1+EXP(-[.A4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044144992427" calcext:value-type="float">
            <text:p>3.3044144992427</text:p>
          </table:table-cell>
          <table:table-cell table:formula="of:=IF(1/(1+EXP(-[.A44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6058155855243" calcext:value-type="float">
            <text:p>-3.66058155855243</text:p>
          </table:table-cell>
          <table:table-cell table:formula="of:=IF(1/(1+EXP(-[.A4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1248105879948" calcext:value-type="float">
            <text:p>1.31248105879948</text:p>
          </table:table-cell>
          <table:table-cell table:formula="of:=IF(1/(1+EXP(-[.A4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08520347701652" calcext:value-type="float">
            <text:p>0.608520347701652</text:p>
          </table:table-cell>
          <table:table-cell table:formula="of:=IF(1/(1+EXP(-[.A44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4699219930713" calcext:value-type="float">
            <text:p>-4.04699219930713</text:p>
          </table:table-cell>
          <table:table-cell table:formula="of:=IF(1/(1+EXP(-[.A4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9458416390579" calcext:value-type="float">
            <text:p>-2.09458416390579</text:p>
          </table:table-cell>
          <table:table-cell table:formula="of:=IF(1/(1+EXP(-[.A4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8511043238504" calcext:value-type="float">
            <text:p>-4.88511043238504</text:p>
          </table:table-cell>
          <table:table-cell table:formula="of:=IF(1/(1+EXP(-[.A45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29992070790839" calcext:value-type="float">
            <text:p>-0.072999207079084</text:p>
          </table:table-cell>
          <table:table-cell table:formula="of:=IF(1/(1+EXP(-[.A4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1316217987042" calcext:value-type="float">
            <text:p>-2.71316217987042</text:p>
          </table:table-cell>
          <table:table-cell table:formula="of:=IF(1/(1+EXP(-[.A4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7864341664162" calcext:value-type="float">
            <text:p>4.17864341664162</text:p>
          </table:table-cell>
          <table:table-cell table:formula="of:=IF(1/(1+EXP(-[.A4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6437397397797" calcext:value-type="float">
            <text:p>2.46437397397797</text:p>
          </table:table-cell>
          <table:table-cell table:formula="of:=IF(1/(1+EXP(-[.A4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4150962284556" calcext:value-type="float">
            <text:p>-4.94150962284556</text:p>
          </table:table-cell>
          <table:table-cell table:formula="of:=IF(1/(1+EXP(-[.A4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61603477521536" calcext:value-type="float">
            <text:p>-0.461603477521536</text:p>
          </table:table-cell>
          <table:table-cell table:formula="of:=IF(1/(1+EXP(-[.A4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4282004575803" calcext:value-type="float">
            <text:p>3.54282004575803</text:p>
          </table:table-cell>
          <table:table-cell table:formula="of:=IF(1/(1+EXP(-[.A4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43688362643902" calcext:value-type="float">
            <text:p>-0.743688362643902</text:p>
          </table:table-cell>
          <table:table-cell table:formula="of:=IF(1/(1+EXP(-[.A4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67276664068555" calcext:value-type="float">
            <text:p>0.367276664068555</text:p>
          </table:table-cell>
          <table:table-cell table:formula="of:=IF(1/(1+EXP(-[.A4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171653005832" calcext:value-type="float">
            <text:p>-2.43171653005832</text:p>
          </table:table-cell>
          <table:table-cell table:formula="of:=IF(1/(1+EXP(-[.A4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5147907055115" calcext:value-type="float">
            <text:p>4.85147907055115</text:p>
          </table:table-cell>
          <table:table-cell table:formula="of:=IF(1/(1+EXP(-[.A46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990050534566" calcext:value-type="float">
            <text:p>-1.7990050534566</text:p>
          </table:table-cell>
          <table:table-cell table:formula="of:=IF(1/(1+EXP(-[.A4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2506615243309" calcext:value-type="float">
            <text:p>2.22506615243309</text:p>
          </table:table-cell>
          <table:table-cell table:formula="of:=IF(1/(1+EXP(-[.A4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6277063671343" calcext:value-type="float">
            <text:p>1.06277063671343</text:p>
          </table:table-cell>
          <table:table-cell table:formula="of:=IF(1/(1+EXP(-[.A4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5182909664748" calcext:value-type="float">
            <text:p>2.75182909664748</text:p>
          </table:table-cell>
          <table:table-cell table:formula="of:=IF(1/(1+EXP(-[.A46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039632577346" calcext:value-type="float">
            <text:p>-2.7039632577346</text:p>
          </table:table-cell>
          <table:table-cell table:formula="of:=IF(1/(1+EXP(-[.A4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6130866709573" calcext:value-type="float">
            <text:p>-1.96130866709573</text:p>
          </table:table-cell>
          <table:table-cell table:formula="of:=IF(1/(1+EXP(-[.A4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6773911846884" calcext:value-type="float">
            <text:p>2.96773911846884</text:p>
          </table:table-cell>
          <table:table-cell table:formula="of:=IF(1/(1+EXP(-[.A46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245092167239" calcext:value-type="float">
            <text:p>-4.24245092167239</text:p>
          </table:table-cell>
          <table:table-cell table:formula="of:=IF(1/(1+EXP(-[.A4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8077492220409" calcext:value-type="float">
            <text:p>-3.18077492220409</text:p>
          </table:table-cell>
          <table:table-cell table:formula="of:=IF(1/(1+EXP(-[.A4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5812483901307" calcext:value-type="float">
            <text:p>1.05812483901307</text:p>
          </table:table-cell>
          <table:table-cell table:formula="of:=IF(1/(1+EXP(-[.A47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1229053111324" calcext:value-type="float">
            <text:p>1.61229053111324</text:p>
          </table:table-cell>
          <table:table-cell table:formula="of:=IF(1/(1+EXP(-[.A4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48290215546786" calcext:value-type="float">
            <text:p>-0.248290215546786</text:p>
          </table:table-cell>
          <table:table-cell table:formula="of:=IF(1/(1+EXP(-[.A4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29850006630507" calcext:value-type="float">
            <text:p>-0.529850006630507</text:p>
          </table:table-cell>
          <table:table-cell table:formula="of:=IF(1/(1+EXP(-[.A4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3526317170497" calcext:value-type="float">
            <text:p>4.03526317170497</text:p>
          </table:table-cell>
          <table:table-cell table:formula="of:=IF(1/(1+EXP(-[.A47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8343587579211" calcext:value-type="float">
            <text:p>1.98343587579211</text:p>
          </table:table-cell>
          <table:table-cell table:formula="of:=IF(1/(1+EXP(-[.A4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64454801500414" calcext:value-type="float">
            <text:p>-0.664454801500414</text:p>
          </table:table-cell>
          <table:table-cell table:formula="of:=IF(1/(1+EXP(-[.A4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7363721884459" calcext:value-type="float">
            <text:p>-4.87363721884459</text:p>
          </table:table-cell>
          <table:table-cell table:formula="of:=IF(1/(1+EXP(-[.A47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6664073688205" calcext:value-type="float">
            <text:p>4.26664073688205</text:p>
          </table:table-cell>
          <table:table-cell table:formula="of:=IF(1/(1+EXP(-[.A4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9699957592573" calcext:value-type="float">
            <text:p>1.99699957592573</text:p>
          </table:table-cell>
          <table:table-cell table:formula="of:=IF(1/(1+EXP(-[.A48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4286017267606" calcext:value-type="float">
            <text:p>3.04286017267606</text:p>
          </table:table-cell>
          <table:table-cell table:formula="of:=IF(1/(1+EXP(-[.A4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9171439796347" calcext:value-type="float">
            <text:p>3.29171439796347</text:p>
          </table:table-cell>
          <table:table-cell table:formula="of:=IF(1/(1+EXP(-[.A4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46093482584059" calcext:value-type="float">
            <text:p>-0.246093482584059</text:p>
          </table:table-cell>
          <table:table-cell table:formula="of:=IF(1/(1+EXP(-[.A4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5075558153301" calcext:value-type="float">
            <text:p>-3.25075558153301</text:p>
          </table:table-cell>
          <table:table-cell table:formula="of:=IF(1/(1+EXP(-[.A4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6110313317369" calcext:value-type="float">
            <text:p>-4.56110313317369</text:p>
          </table:table-cell>
          <table:table-cell table:formula="of:=IF(1/(1+EXP(-[.A4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1331785670025" calcext:value-type="float">
            <text:p>2.21331785670025</text:p>
          </table:table-cell>
          <table:table-cell table:formula="of:=IF(1/(1+EXP(-[.A4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8894797156311" calcext:value-type="float">
            <text:p>1.08894797156311</text:p>
          </table:table-cell>
          <table:table-cell table:formula="of:=IF(1/(1+EXP(-[.A48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210045731738" calcext:value-type="float">
            <text:p>3.9210045731738</text:p>
          </table:table-cell>
          <table:table-cell table:formula="of:=IF(1/(1+EXP(-[.A4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435023281602" calcext:value-type="float">
            <text:p>-4.24435023281602</text:p>
          </table:table-cell>
          <table:table-cell table:formula="of:=IF(1/(1+EXP(-[.A4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2730308327413" calcext:value-type="float">
            <text:p>-2.92730308327413</text:p>
          </table:table-cell>
          <table:table-cell table:formula="of:=IF(1/(1+EXP(-[.A4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728529736053" calcext:value-type="float">
            <text:p>-4.0728529736053</text:p>
          </table:table-cell>
          <table:table-cell table:formula="of:=IF(1/(1+EXP(-[.A4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330972895045" calcext:value-type="float">
            <text:p>-2.2330972895045</text:p>
          </table:table-cell>
          <table:table-cell table:formula="of:=IF(1/(1+EXP(-[.A4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51276478368879" calcext:value-type="float">
            <text:p>-0.451276478368879</text:p>
          </table:table-cell>
          <table:table-cell table:formula="of:=IF(1/(1+EXP(-[.A4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111856911645" calcext:value-type="float">
            <text:p>1.87111856911645</text:p>
          </table:table-cell>
          <table:table-cell table:formula="of:=IF(1/(1+EXP(-[.A4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1730420213157" calcext:value-type="float">
            <text:p>-4.31730420213157</text:p>
          </table:table-cell>
          <table:table-cell table:formula="of:=IF(1/(1+EXP(-[.A4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8466256530434" calcext:value-type="float">
            <text:p>-3.38466256530434</text:p>
          </table:table-cell>
          <table:table-cell table:formula="of:=IF(1/(1+EXP(-[.A4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89495644913672" calcext:value-type="float">
            <text:p>-0.389495644913672</text:p>
          </table:table-cell>
          <table:table-cell table:formula="of:=IF(1/(1+EXP(-[.A4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7905923189204" calcext:value-type="float">
            <text:p>1.07905923189204</text:p>
          </table:table-cell>
          <table:table-cell table:formula="of:=IF(1/(1+EXP(-[.A4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1302355544206" calcext:value-type="float">
            <text:p>3.91302355544206</text:p>
          </table:table-cell>
          <table:table-cell table:formula="of:=IF(1/(1+EXP(-[.A4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1839824916538" calcext:value-type="float">
            <text:p>1.71839824916538</text:p>
          </table:table-cell>
          <table:table-cell table:formula="of:=IF(1/(1+EXP(-[.A5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12753475379495" calcext:value-type="float">
            <text:p>-0.212753475379495</text:p>
          </table:table-cell>
          <table:table-cell table:formula="of:=IF(1/(1+EXP(-[.A5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2953209717554" calcext:value-type="float">
            <text:p>3.02953209717554</text:p>
          </table:table-cell>
          <table:table-cell table:formula="of:=IF(1/(1+EXP(-[.A50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6408442621391" calcext:value-type="float">
            <text:p>1.76408442621391</text:p>
          </table:table-cell>
          <table:table-cell table:formula="of:=IF(1/(1+EXP(-[.A50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4463301966907" calcext:value-type="float">
            <text:p>1.84463301966907</text:p>
          </table:table-cell>
          <table:table-cell table:formula="of:=IF(1/(1+EXP(-[.A50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1021930885141" calcext:value-type="float">
            <text:p>-4.71021930885141</text:p>
          </table:table-cell>
          <table:table-cell table:formula="of:=IF(1/(1+EXP(-[.A5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04777842923852" calcext:value-type="float">
            <text:p>-0.504777842923852</text:p>
          </table:table-cell>
          <table:table-cell table:formula="of:=IF(1/(1+EXP(-[.A50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8525851629775" calcext:value-type="float">
            <text:p>-1.48525851629775</text:p>
          </table:table-cell>
          <table:table-cell table:formula="of:=IF(1/(1+EXP(-[.A5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6703246180385" calcext:value-type="float">
            <text:p>4.46703246180385</text:p>
          </table:table-cell>
          <table:table-cell table:formula="of:=IF(1/(1+EXP(-[.A50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6985361103783" calcext:value-type="float">
            <text:p>3.86985361103783</text:p>
          </table:table-cell>
          <table:table-cell table:formula="of:=IF(1/(1+EXP(-[.A5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8011345106453" calcext:value-type="float">
            <text:p>-2.08011345106453</text:p>
          </table:table-cell>
          <table:table-cell table:formula="of:=IF(1/(1+EXP(-[.A5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372583617047" calcext:value-type="float">
            <text:p>-2.34372583617047</text:p>
          </table:table-cell>
          <table:table-cell table:formula="of:=IF(1/(1+EXP(-[.A5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804056572152" calcext:value-type="float">
            <text:p>2.7804056572152</text:p>
          </table:table-cell>
          <table:table-cell table:formula="of:=IF(1/(1+EXP(-[.A5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5126270069339" calcext:value-type="float">
            <text:p>2.75126270069339</text:p>
          </table:table-cell>
          <table:table-cell table:formula="of:=IF(1/(1+EXP(-[.A51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7176283630086" calcext:value-type="float">
            <text:p>4.77176283630086</text:p>
          </table:table-cell>
          <table:table-cell table:formula="of:=IF(1/(1+EXP(-[.A51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57491463898286" calcext:value-type="float">
            <text:p>0.957491463898286</text:p>
          </table:table-cell>
          <table:table-cell table:formula="of:=IF(1/(1+EXP(-[.A51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628275949398" calcext:value-type="float">
            <text:p>3.53628275949398</text:p>
          </table:table-cell>
          <table:table-cell table:formula="of:=IF(1/(1+EXP(-[.A5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2082056624725" calcext:value-type="float">
            <text:p>-4.42082056624725</text:p>
          </table:table-cell>
          <table:table-cell table:formula="of:=IF(1/(1+EXP(-[.A5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9914961677995" calcext:value-type="float">
            <text:p>2.09914961677995</text:p>
          </table:table-cell>
          <table:table-cell table:formula="of:=IF(1/(1+EXP(-[.A5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9949948932136" calcext:value-type="float">
            <text:p>-4.49949948932136</text:p>
          </table:table-cell>
          <table:table-cell table:formula="of:=IF(1/(1+EXP(-[.A5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4895358430541" calcext:value-type="float">
            <text:p>2.24895358430541</text:p>
          </table:table-cell>
          <table:table-cell table:formula="of:=IF(1/(1+EXP(-[.A5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99787526154703" calcext:value-type="float">
            <text:p>0.199787526154703</text:p>
          </table:table-cell>
          <table:table-cell table:formula="of:=IF(1/(1+EXP(-[.A5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18281194463349" calcext:value-type="float">
            <text:p>0.218281194463349</text:p>
          </table:table-cell>
          <table:table-cell table:formula="of:=IF(1/(1+EXP(-[.A5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5718712364485" calcext:value-type="float">
            <text:p>2.15718712364485</text:p>
          </table:table-cell>
          <table:table-cell table:formula="of:=IF(1/(1+EXP(-[.A5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4380457873162" calcext:value-type="float">
            <text:p>-3.44380457873162</text:p>
          </table:table-cell>
          <table:table-cell table:formula="of:=IF(1/(1+EXP(-[.A52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9174620562488" calcext:value-type="float">
            <text:p>2.19174620562488</text:p>
          </table:table-cell>
          <table:table-cell table:formula="of:=IF(1/(1+EXP(-[.A5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2593204590685" calcext:value-type="float">
            <text:p>3.02593204590685</text:p>
          </table:table-cell>
          <table:table-cell table:formula="of:=IF(1/(1+EXP(-[.A5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2825247948321" calcext:value-type="float">
            <text:p>-3.82825247948321</text:p>
          </table:table-cell>
          <table:table-cell table:formula="of:=IF(1/(1+EXP(-[.A5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7354589625287" calcext:value-type="float">
            <text:p>2.57354589625287</text:p>
          </table:table-cell>
          <table:table-cell table:formula="of:=IF(1/(1+EXP(-[.A5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5944315528217" calcext:value-type="float">
            <text:p>3.45944315528217</text:p>
          </table:table-cell>
          <table:table-cell table:formula="of:=IF(1/(1+EXP(-[.A5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0784685533414" calcext:value-type="float">
            <text:p>-4.70784685533414</text:p>
          </table:table-cell>
          <table:table-cell table:formula="of:=IF(1/(1+EXP(-[.A5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3494144193389" calcext:value-type="float">
            <text:p>3.43494144193389</text:p>
          </table:table-cell>
          <table:table-cell table:formula="of:=IF(1/(1+EXP(-[.A53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89690186811581" calcext:value-type="float">
            <text:p>-0.389690186811581</text:p>
          </table:table-cell>
          <table:table-cell table:formula="of:=IF(1/(1+EXP(-[.A5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0535281218827" calcext:value-type="float">
            <text:p>-4.20535281218827</text:p>
          </table:table-cell>
          <table:table-cell table:formula="of:=IF(1/(1+EXP(-[.A5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60902930885" calcext:value-type="float">
            <text:p>2.5360902930885</text:p>
          </table:table-cell>
          <table:table-cell table:formula="of:=IF(1/(1+EXP(-[.A5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03321999875212" calcext:value-type="float">
            <text:p>-0.803321999875212</text:p>
          </table:table-cell>
          <table:table-cell table:formula="of:=IF(1/(1+EXP(-[.A5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93133174558" calcext:value-type="float">
            <text:p>-2.4393133174558</text:p>
          </table:table-cell>
          <table:table-cell table:formula="of:=IF(1/(1+EXP(-[.A5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0672580876928" calcext:value-type="float">
            <text:p>-4.80672580876928</text:p>
          </table:table-cell>
          <table:table-cell table:formula="of:=IF(1/(1+EXP(-[.A5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19873785109078" calcext:value-type="float">
            <text:p>-0.119873785109078</text:p>
          </table:table-cell>
          <table:table-cell table:formula="of:=IF(1/(1+EXP(-[.A5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1348721792449" calcext:value-type="float">
            <text:p>-1.71348721792449</text:p>
          </table:table-cell>
          <table:table-cell table:formula="of:=IF(1/(1+EXP(-[.A5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3536073662353" calcext:value-type="float">
            <text:p>0.53536073662353</text:p>
          </table:table-cell>
          <table:table-cell table:formula="of:=IF(1/(1+EXP(-[.A5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8589261808827" calcext:value-type="float">
            <text:p>2.58589261808827</text:p>
          </table:table-cell>
          <table:table-cell table:formula="of:=IF(1/(1+EXP(-[.A5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42067793549184" calcext:value-type="float">
            <text:p>-0.442067793549184</text:p>
          </table:table-cell>
          <table:table-cell table:formula="of:=IF(1/(1+EXP(-[.A54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8007562583648" calcext:value-type="float">
            <text:p>4.08007562583648</text:p>
          </table:table-cell>
          <table:table-cell table:formula="of:=IF(1/(1+EXP(-[.A5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5076474892761" calcext:value-type="float">
            <text:p>-1.85076474892761</text:p>
          </table:table-cell>
          <table:table-cell table:formula="of:=IF(1/(1+EXP(-[.A5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5798046616799" calcext:value-type="float">
            <text:p>1.45798046616799</text:p>
          </table:table-cell>
          <table:table-cell table:formula="of:=IF(1/(1+EXP(-[.A5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3548362648733" calcext:value-type="float">
            <text:p>2.83548362648733</text:p>
          </table:table-cell>
          <table:table-cell table:formula="of:=IF(1/(1+EXP(-[.A5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62992473414646" calcext:value-type="float">
            <text:p>0.562992473414646</text:p>
          </table:table-cell>
          <table:table-cell table:formula="of:=IF(1/(1+EXP(-[.A5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4092699392372" calcext:value-type="float">
            <text:p>3.74092699392372</text:p>
          </table:table-cell>
          <table:table-cell table:formula="of:=IF(1/(1+EXP(-[.A5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8260169175244" calcext:value-type="float">
            <text:p>-4.28260169175244</text:p>
          </table:table-cell>
          <table:table-cell table:formula="of:=IF(1/(1+EXP(-[.A5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37712481718802" calcext:value-type="float">
            <text:p>-0.737712481718802</text:p>
          </table:table-cell>
          <table:table-cell table:formula="of:=IF(1/(1+EXP(-[.A55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069906605632" calcext:value-type="float">
            <text:p>-1.6069906605632</text:p>
          </table:table-cell>
          <table:table-cell table:formula="of:=IF(1/(1+EXP(-[.A5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843133431009" calcext:value-type="float">
            <text:p>-2.83843133431009</text:p>
          </table:table-cell>
          <table:table-cell table:formula="of:=IF(1/(1+EXP(-[.A5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74313382263388" calcext:value-type="float">
            <text:p>0.274313382263388</text:p>
          </table:table-cell>
          <table:table-cell table:formula="of:=IF(1/(1+EXP(-[.A55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9498788954567" calcext:value-type="float">
            <text:p>4.09498788954567</text:p>
          </table:table-cell>
          <table:table-cell table:formula="of:=IF(1/(1+EXP(-[.A5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270686983363" calcext:value-type="float">
            <text:p>2.8270686983363</text:p>
          </table:table-cell>
          <table:table-cell table:formula="of:=IF(1/(1+EXP(-[.A5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1354786433569" calcext:value-type="float">
            <text:p>4.31354786433569</text:p>
          </table:table-cell>
          <table:table-cell table:formula="of:=IF(1/(1+EXP(-[.A5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3206375869654" calcext:value-type="float">
            <text:p>3.63206375869654</text:p>
          </table:table-cell>
          <table:table-cell table:formula="of:=IF(1/(1+EXP(-[.A5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1157375791794" calcext:value-type="float">
            <text:p>-1.21157375791794</text:p>
          </table:table-cell>
          <table:table-cell table:formula="of:=IF(1/(1+EXP(-[.A5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161091538432" calcext:value-type="float">
            <text:p>1.92161091538432</text:p>
          </table:table-cell>
          <table:table-cell table:formula="of:=IF(1/(1+EXP(-[.A5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0062971642863" calcext:value-type="float">
            <text:p>-1.70062971642863</text:p>
          </table:table-cell>
          <table:table-cell table:formula="of:=IF(1/(1+EXP(-[.A5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5428585847713" calcext:value-type="float">
            <text:p>-2.55428585847713</text:p>
          </table:table-cell>
          <table:table-cell table:formula="of:=IF(1/(1+EXP(-[.A5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7633934209906" calcext:value-type="float">
            <text:p>-3.97633934209906</text:p>
          </table:table-cell>
          <table:table-cell table:formula="of:=IF(1/(1+EXP(-[.A5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4998078625162" calcext:value-type="float">
            <text:p>4.84998078625162</text:p>
          </table:table-cell>
          <table:table-cell table:formula="of:=IF(1/(1+EXP(-[.A5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9504000377145" calcext:value-type="float">
            <text:p>2.59504000377145</text:p>
          </table:table-cell>
          <table:table-cell table:formula="of:=IF(1/(1+EXP(-[.A5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8240758779588" calcext:value-type="float">
            <text:p>-3.88240758779588</text:p>
          </table:table-cell>
          <table:table-cell table:formula="of:=IF(1/(1+EXP(-[.A5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695615527742" calcext:value-type="float">
            <text:p>1.87695615527742</text:p>
          </table:table-cell>
          <table:table-cell table:formula="of:=IF(1/(1+EXP(-[.A5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468549373679" calcext:value-type="float">
            <text:p>-4.1468549373679</text:p>
          </table:table-cell>
          <table:table-cell table:formula="of:=IF(1/(1+EXP(-[.A5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5182496338533" calcext:value-type="float">
            <text:p>-2.45182496338533</text:p>
          </table:table-cell>
          <table:table-cell table:formula="of:=IF(1/(1+EXP(-[.A5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0919611958423" calcext:value-type="float">
            <text:p>-3.00919611958423</text:p>
          </table:table-cell>
          <table:table-cell table:formula="of:=IF(1/(1+EXP(-[.A5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843161966492" calcext:value-type="float">
            <text:p>4.41843161966492</text:p>
          </table:table-cell>
          <table:table-cell table:formula="of:=IF(1/(1+EXP(-[.A57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69136020062423" calcext:value-type="float">
            <text:p>-0.869136020062423</text:p>
          </table:table-cell>
          <table:table-cell table:formula="of:=IF(1/(1+EXP(-[.A5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6189655529209" calcext:value-type="float">
            <text:p>4.76189655529209</text:p>
          </table:table-cell>
          <table:table-cell table:formula="of:=IF(1/(1+EXP(-[.A5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96676794923667" calcext:value-type="float">
            <text:p>0.496676794923667</text:p>
          </table:table-cell>
          <table:table-cell table:formula="of:=IF(1/(1+EXP(-[.A5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8799515920345" calcext:value-type="float">
            <text:p>3.98799515920345</text:p>
          </table:table-cell>
          <table:table-cell table:formula="of:=IF(1/(1+EXP(-[.A57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22439247402368" calcext:value-type="float">
            <text:p>0.222439247402368</text:p>
          </table:table-cell>
          <table:table-cell table:formula="of:=IF(1/(1+EXP(-[.A5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4640726288593" calcext:value-type="float">
            <text:p>4.94640726288593</text:p>
          </table:table-cell>
          <table:table-cell table:formula="of:=IF(1/(1+EXP(-[.A5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0118789958175" calcext:value-type="float">
            <text:p>2.50118789958175</text:p>
          </table:table-cell>
          <table:table-cell table:formula="of:=IF(1/(1+EXP(-[.A57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0977972131608" calcext:value-type="float">
            <text:p>2.90977972131608</text:p>
          </table:table-cell>
          <table:table-cell table:formula="of:=IF(1/(1+EXP(-[.A5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08969590382195" calcext:value-type="float">
            <text:p>-0.408969590382195</text:p>
          </table:table-cell>
          <table:table-cell table:formula="of:=IF(1/(1+EXP(-[.A5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8576798775405" calcext:value-type="float">
            <text:p>-4.08576798775405</text:p>
          </table:table-cell>
          <table:table-cell table:formula="of:=IF(1/(1+EXP(-[.A5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897056030385466" calcext:value-type="float">
            <text:p>0.089705603038547</text:p>
          </table:table-cell>
          <table:table-cell table:formula="of:=IF(1/(1+EXP(-[.A5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8785283192003" calcext:value-type="float">
            <text:p>-0.978785283192003</text:p>
          </table:table-cell>
          <table:table-cell table:formula="of:=IF(1/(1+EXP(-[.A5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72904195432561" calcext:value-type="float">
            <text:p>0.172904195432561</text:p>
          </table:table-cell>
          <table:table-cell table:formula="of:=IF(1/(1+EXP(-[.A5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7505120125248" calcext:value-type="float">
            <text:p>-1.47505120125248</text:p>
          </table:table-cell>
          <table:table-cell table:formula="of:=IF(1/(1+EXP(-[.A5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47845072984343" calcext:value-type="float">
            <text:p>-0.347845072984343</text:p>
          </table:table-cell>
          <table:table-cell table:formula="of:=IF(1/(1+EXP(-[.A5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8524520587749" calcext:value-type="float">
            <text:p>1.28524520587749</text:p>
          </table:table-cell>
          <table:table-cell table:formula="of:=IF(1/(1+EXP(-[.A5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6348306761442" calcext:value-type="float">
            <text:p>-1.56348306761442</text:p>
          </table:table-cell>
          <table:table-cell table:formula="of:=IF(1/(1+EXP(-[.A5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9460966408226" calcext:value-type="float">
            <text:p>2.29460966408226</text:p>
          </table:table-cell>
          <table:table-cell table:formula="of:=IF(1/(1+EXP(-[.A5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2390383757739" calcext:value-type="float">
            <text:p>4.02390383757739</text:p>
          </table:table-cell>
          <table:table-cell table:formula="of:=IF(1/(1+EXP(-[.A5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39824062070313" calcext:value-type="float">
            <text:p>-0.539824062070313</text:p>
          </table:table-cell>
          <table:table-cell table:formula="of:=IF(1/(1+EXP(-[.A5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2515588647166" calcext:value-type="float">
            <text:p>4.82515588647166</text:p>
          </table:table-cell>
          <table:table-cell table:formula="of:=IF(1/(1+EXP(-[.A59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6031279496529" calcext:value-type="float">
            <text:p>-4.16031279496529</text:p>
          </table:table-cell>
          <table:table-cell table:formula="of:=IF(1/(1+EXP(-[.A5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8918888516755" calcext:value-type="float">
            <text:p>-3.38918888516755</text:p>
          </table:table-cell>
          <table:table-cell table:formula="of:=IF(1/(1+EXP(-[.A5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6360132348517" calcext:value-type="float">
            <text:p>3.16360132348517</text:p>
          </table:table-cell>
          <table:table-cell table:formula="of:=IF(1/(1+EXP(-[.A5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31612898291999" calcext:value-type="float">
            <text:p>-0.031612898291999</text:p>
          </table:table-cell>
          <table:table-cell table:formula="of:=IF(1/(1+EXP(-[.A5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91943193296688" calcext:value-type="float">
            <text:p>0.691943193296688</text:p>
          </table:table-cell>
          <table:table-cell table:formula="of:=IF(1/(1+EXP(-[.A5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6905832787886" calcext:value-type="float">
            <text:p>-1.66905832787886</text:p>
          </table:table-cell>
          <table:table-cell table:formula="of:=IF(1/(1+EXP(-[.A5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3290343987131" calcext:value-type="float">
            <text:p>-2.63290343987131</text:p>
          </table:table-cell>
          <table:table-cell table:formula="of:=IF(1/(1+EXP(-[.A59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85799431949346" calcext:value-type="float">
            <text:p>0.885799431949346</text:p>
          </table:table-cell>
          <table:table-cell table:formula="of:=IF(1/(1+EXP(-[.A5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5720577210121" calcext:value-type="float">
            <text:p>2.05720577210121</text:p>
          </table:table-cell>
          <table:table-cell table:formula="of:=IF(1/(1+EXP(-[.A6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19817694282277" calcext:value-type="float">
            <text:p>0.119817694282277</text:p>
          </table:table-cell>
          <table:table-cell table:formula="of:=IF(1/(1+EXP(-[.A6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3562370297294" calcext:value-type="float">
            <text:p>3.53562370297294</text:p>
          </table:table-cell>
          <table:table-cell table:formula="of:=IF(1/(1+EXP(-[.A60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00215321333222" calcext:value-type="float">
            <text:p>0.100215321333222</text:p>
          </table:table-cell>
          <table:table-cell table:formula="of:=IF(1/(1+EXP(-[.A6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6840472370843" calcext:value-type="float">
            <text:p>3.96840472370843</text:p>
          </table:table-cell>
          <table:table-cell table:formula="of:=IF(1/(1+EXP(-[.A60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5565578254109" calcext:value-type="float">
            <text:p>-3.55565578254109</text:p>
          </table:table-cell>
          <table:table-cell table:formula="of:=IF(1/(1+EXP(-[.A6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874966736148" calcext:value-type="float">
            <text:p>-2.1874966736148</text:p>
          </table:table-cell>
          <table:table-cell table:formula="of:=IF(1/(1+EXP(-[.A60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1975985109694" calcext:value-type="float">
            <text:p>-4.31975985109694</text:p>
          </table:table-cell>
          <table:table-cell table:formula="of:=IF(1/(1+EXP(-[.A6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12858849725995" calcext:value-type="float">
            <text:p>-0.412858849725995</text:p>
          </table:table-cell>
          <table:table-cell table:formula="of:=IF(1/(1+EXP(-[.A6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5807659751441" calcext:value-type="float">
            <text:p>1.85807659751441</text:p>
          </table:table-cell>
          <table:table-cell table:formula="of:=IF(1/(1+EXP(-[.A6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1524336000175" calcext:value-type="float">
            <text:p>4.51524336000175</text:p>
          </table:table-cell>
          <table:table-cell table:formula="of:=IF(1/(1+EXP(-[.A6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0725596515781" calcext:value-type="float">
            <text:p>3.40725596515781</text:p>
          </table:table-cell>
          <table:table-cell table:formula="of:=IF(1/(1+EXP(-[.A6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3990693294167" calcext:value-type="float">
            <text:p>4.83990693294167</text:p>
          </table:table-cell>
          <table:table-cell table:formula="of:=IF(1/(1+EXP(-[.A6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9586881851994" calcext:value-type="float">
            <text:p>2.39586881851994</text:p>
          </table:table-cell>
          <table:table-cell table:formula="of:=IF(1/(1+EXP(-[.A61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742336695956" calcext:value-type="float">
            <text:p>-1.34742336695956</text:p>
          </table:table-cell>
          <table:table-cell table:formula="of:=IF(1/(1+EXP(-[.A6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92667265841415" calcext:value-type="float">
            <text:p>0.192667265841415</text:p>
          </table:table-cell>
          <table:table-cell table:formula="of:=IF(1/(1+EXP(-[.A6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6318031755269" calcext:value-type="float">
            <text:p>2.26318031755269</text:p>
          </table:table-cell>
          <table:table-cell table:formula="of:=IF(1/(1+EXP(-[.A6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56954877498018" calcext:value-type="float">
            <text:p>0.656954877498018</text:p>
          </table:table-cell>
          <table:table-cell table:formula="of:=IF(1/(1+EXP(-[.A6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12210806993319" calcext:value-type="float">
            <text:p>0.712210806993319</text:p>
          </table:table-cell>
          <table:table-cell table:formula="of:=IF(1/(1+EXP(-[.A6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3207784982436" calcext:value-type="float">
            <text:p>-1.53207784982436</text:p>
          </table:table-cell>
          <table:table-cell table:formula="of:=IF(1/(1+EXP(-[.A6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7160638475962" calcext:value-type="float">
            <text:p>2.27160638475962</text:p>
          </table:table-cell>
          <table:table-cell table:formula="of:=IF(1/(1+EXP(-[.A6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3638483590513" calcext:value-type="float">
            <text:p>-3.93638483590513</text:p>
          </table:table-cell>
          <table:table-cell table:formula="of:=IF(1/(1+EXP(-[.A6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733967804434057" calcext:value-type="float">
            <text:p>0.073396780443406</text:p>
          </table:table-cell>
          <table:table-cell table:formula="of:=IF(1/(1+EXP(-[.A6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4551473906298" calcext:value-type="float">
            <text:p>-1.74551473906298</text:p>
          </table:table-cell>
          <table:table-cell table:formula="of:=IF(1/(1+EXP(-[.A6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4397185609495" calcext:value-type="float">
            <text:p>3.64397185609495</text:p>
          </table:table-cell>
          <table:table-cell table:formula="of:=IF(1/(1+EXP(-[.A6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21458830704408" calcext:value-type="float">
            <text:p>-0.521458830704408</text:p>
          </table:table-cell>
          <table:table-cell table:formula="of:=IF(1/(1+EXP(-[.A6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342725082167" calcext:value-type="float">
            <text:p>3.95342725082167</text:p>
          </table:table-cell>
          <table:table-cell table:formula="of:=IF(1/(1+EXP(-[.A6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6043100548704" calcext:value-type="float">
            <text:p>4.86043100548704</text:p>
          </table:table-cell>
          <table:table-cell table:formula="of:=IF(1/(1+EXP(-[.A62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315050991185" calcext:value-type="float">
            <text:p>4.7315050991185</text:p>
          </table:table-cell>
          <table:table-cell table:formula="of:=IF(1/(1+EXP(-[.A6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0596646537791" calcext:value-type="float">
            <text:p>3.50596646537791</text:p>
          </table:table-cell>
          <table:table-cell table:formula="of:=IF(1/(1+EXP(-[.A6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642017074102" calcext:value-type="float">
            <text:p>3.53642017074102</text:p>
          </table:table-cell>
          <table:table-cell table:formula="of:=IF(1/(1+EXP(-[.A63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4914481871433" calcext:value-type="float">
            <text:p>-4.54914481871433</text:p>
          </table:table-cell>
          <table:table-cell table:formula="of:=IF(1/(1+EXP(-[.A6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0092889876396" calcext:value-type="float">
            <text:p>0.80092889876396</text:p>
          </table:table-cell>
          <table:table-cell table:formula="of:=IF(1/(1+EXP(-[.A6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8112516455247" calcext:value-type="float">
            <text:p>3.58112516455247</text:p>
          </table:table-cell>
          <table:table-cell table:formula="of:=IF(1/(1+EXP(-[.A6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6318001265173" calcext:value-type="float">
            <text:p>-1.66318001265173</text:p>
          </table:table-cell>
          <table:table-cell table:formula="of:=IF(1/(1+EXP(-[.A6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2688389134636" calcext:value-type="float">
            <text:p>-0.92688389134636</text:p>
          </table:table-cell>
          <table:table-cell table:formula="of:=IF(1/(1+EXP(-[.A6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8065205625936" calcext:value-type="float">
            <text:p>-1.58065205625936</text:p>
          </table:table-cell>
          <table:table-cell table:formula="of:=IF(1/(1+EXP(-[.A6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945823265871" calcext:value-type="float">
            <text:p>1.2945823265871</text:p>
          </table:table-cell>
          <table:table-cell table:formula="of:=IF(1/(1+EXP(-[.A63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972658257031" calcext:value-type="float">
            <text:p>3.6972658257031</text:p>
          </table:table-cell>
          <table:table-cell table:formula="of:=IF(1/(1+EXP(-[.A6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820643319322" calcext:value-type="float">
            <text:p>2.7820643319322</text:p>
          </table:table-cell>
          <table:table-cell table:formula="of:=IF(1/(1+EXP(-[.A6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53205641825193" calcext:value-type="float">
            <text:p>-0.653205641825193</text:p>
          </table:table-cell>
          <table:table-cell table:formula="of:=IF(1/(1+EXP(-[.A6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2820131897358" calcext:value-type="float">
            <text:p>4.02820131897358</text:p>
          </table:table-cell>
          <table:table-cell table:formula="of:=IF(1/(1+EXP(-[.A6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01463154705528" calcext:value-type="float">
            <text:p>0.901463154705528</text:p>
          </table:table-cell>
          <table:table-cell table:formula="of:=IF(1/(1+EXP(-[.A6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5342282968939" calcext:value-type="float">
            <text:p>-0.65342282968939</text:p>
          </table:table-cell>
          <table:table-cell table:formula="of:=IF(1/(1+EXP(-[.A6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6316139218663" calcext:value-type="float">
            <text:p>2.26316139218663</text:p>
          </table:table-cell>
          <table:table-cell table:formula="of:=IF(1/(1+EXP(-[.A64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5246705320283" calcext:value-type="float">
            <text:p>-3.95246705320283</text:p>
          </table:table-cell>
          <table:table-cell table:formula="of:=IF(1/(1+EXP(-[.A6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3988251884565" calcext:value-type="float">
            <text:p>1.93988251884565</text:p>
          </table:table-cell>
          <table:table-cell table:formula="of:=IF(1/(1+EXP(-[.A6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19218337800671" calcext:value-type="float">
            <text:p>-0.319218337800671</text:p>
          </table:table-cell>
          <table:table-cell table:formula="of:=IF(1/(1+EXP(-[.A6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5759325748739" calcext:value-type="float">
            <text:p>3.15759325748739</text:p>
          </table:table-cell>
          <table:table-cell table:formula="of:=IF(1/(1+EXP(-[.A6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6711215048859" calcext:value-type="float">
            <text:p>1.86711215048859</text:p>
          </table:table-cell>
          <table:table-cell table:formula="of:=IF(1/(1+EXP(-[.A6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872784588359" calcext:value-type="float">
            <text:p>4.7872784588359</text:p>
          </table:table-cell>
          <table:table-cell table:formula="of:=IF(1/(1+EXP(-[.A6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079058630798" calcext:value-type="float">
            <text:p>-4.24079058630798</text:p>
          </table:table-cell>
          <table:table-cell table:formula="of:=IF(1/(1+EXP(-[.A6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1851996478482" calcext:value-type="float">
            <text:p>-3.71851996478482</text:p>
          </table:table-cell>
          <table:table-cell table:formula="of:=IF(1/(1+EXP(-[.A6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0812767778252" calcext:value-type="float">
            <text:p>4.80812767778252</text:p>
          </table:table-cell>
          <table:table-cell table:formula="of:=IF(1/(1+EXP(-[.A6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286348699898" calcext:value-type="float">
            <text:p>3.7286348699898</text:p>
          </table:table-cell>
          <table:table-cell table:formula="of:=IF(1/(1+EXP(-[.A6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1069216611404" calcext:value-type="float">
            <text:p>-3.01069216611404</text:p>
          </table:table-cell>
          <table:table-cell table:formula="of:=IF(1/(1+EXP(-[.A6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827087678172" calcext:value-type="float">
            <text:p>4.5827087678172</text:p>
          </table:table-cell>
          <table:table-cell table:formula="of:=IF(1/(1+EXP(-[.A6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28125088782586" calcext:value-type="float">
            <text:p>0.228125088782586</text:p>
          </table:table-cell>
          <table:table-cell table:formula="of:=IF(1/(1+EXP(-[.A6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413634379660985" calcext:value-type="float">
            <text:p>0.041363437966099</text:p>
          </table:table-cell>
          <table:table-cell table:formula="of:=IF(1/(1+EXP(-[.A6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3244578981096" calcext:value-type="float">
            <text:p>4.53244578981096</text:p>
          </table:table-cell>
          <table:table-cell table:formula="of:=IF(1/(1+EXP(-[.A6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7428105263919" calcext:value-type="float">
            <text:p>1.97428105263919</text:p>
          </table:table-cell>
          <table:table-cell table:formula="of:=IF(1/(1+EXP(-[.A66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3923281546146" calcext:value-type="float">
            <text:p>3.63923281546146</text:p>
          </table:table-cell>
          <table:table-cell table:formula="of:=IF(1/(1+EXP(-[.A66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01207681744399" calcext:value-type="float">
            <text:p>0.501207681744399</text:p>
          </table:table-cell>
          <table:table-cell table:formula="of:=IF(1/(1+EXP(-[.A6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22412346797138" calcext:value-type="float">
            <text:p>-0.922412346797138</text:p>
          </table:table-cell>
          <table:table-cell table:formula="of:=IF(1/(1+EXP(-[.A6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2011684004738" calcext:value-type="float">
            <text:p>-3.32011684004738</text:p>
          </table:table-cell>
          <table:table-cell table:formula="of:=IF(1/(1+EXP(-[.A6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8565439682444" calcext:value-type="float">
            <text:p>1.78565439682444</text:p>
          </table:table-cell>
          <table:table-cell table:formula="of:=IF(1/(1+EXP(-[.A66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0868216689184" calcext:value-type="float">
            <text:p>1.70868216689184</text:p>
          </table:table-cell>
          <table:table-cell table:formula="of:=IF(1/(1+EXP(-[.A6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73916476212576" calcext:value-type="float">
            <text:p>0.473916476212576</text:p>
          </table:table-cell>
          <table:table-cell table:formula="of:=IF(1/(1+EXP(-[.A6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7271868808703" calcext:value-type="float">
            <text:p>-2.47271868808703</text:p>
          </table:table-cell>
          <table:table-cell table:formula="of:=IF(1/(1+EXP(-[.A6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50768237784976" calcext:value-type="float">
            <text:p>-0.450768237784976</text:p>
          </table:table-cell>
          <table:table-cell table:formula="of:=IF(1/(1+EXP(-[.A6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48879870412642" calcext:value-type="float">
            <text:p>-0.148879870412642</text:p>
          </table:table-cell>
          <table:table-cell table:formula="of:=IF(1/(1+EXP(-[.A6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3317096078823" calcext:value-type="float">
            <text:p>-2.73317096078823</text:p>
          </table:table-cell>
          <table:table-cell table:formula="of:=IF(1/(1+EXP(-[.A6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3962689531364" calcext:value-type="float">
            <text:p>-0.973962689531364</text:p>
          </table:table-cell>
          <table:table-cell table:formula="of:=IF(1/(1+EXP(-[.A6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9729228293902" calcext:value-type="float">
            <text:p>4.19729228293902</text:p>
          </table:table-cell>
          <table:table-cell table:formula="of:=IF(1/(1+EXP(-[.A67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2332919371153" calcext:value-type="float">
            <text:p>-1.72332919371153</text:p>
          </table:table-cell>
          <table:table-cell table:formula="of:=IF(1/(1+EXP(-[.A6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4251466274759" calcext:value-type="float">
            <text:p>4.44251466274759</text:p>
          </table:table-cell>
          <table:table-cell table:formula="of:=IF(1/(1+EXP(-[.A67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0961827482485" calcext:value-type="float">
            <text:p>-3.90961827482485</text:p>
          </table:table-cell>
          <table:table-cell table:formula="of:=IF(1/(1+EXP(-[.A6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6140917029915" calcext:value-type="float">
            <text:p>-3.76140917029915</text:p>
          </table:table-cell>
          <table:table-cell table:formula="of:=IF(1/(1+EXP(-[.A6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5873388972294" calcext:value-type="float">
            <text:p>3.05873388972294</text:p>
          </table:table-cell>
          <table:table-cell table:formula="of:=IF(1/(1+EXP(-[.A6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68713217770362" calcext:value-type="float">
            <text:p>-0.568713217770362</text:p>
          </table:table-cell>
          <table:table-cell table:formula="of:=IF(1/(1+EXP(-[.A6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59678884266674" calcext:value-type="float">
            <text:p>-0.459678884266674</text:p>
          </table:table-cell>
          <table:table-cell table:formula="of:=IF(1/(1+EXP(-[.A6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5495551318273" calcext:value-type="float">
            <text:p>4.45495551318273</text:p>
          </table:table-cell>
          <table:table-cell table:formula="of:=IF(1/(1+EXP(-[.A6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6011216410442" calcext:value-type="float">
            <text:p>1.56011216410442</text:p>
          </table:table-cell>
          <table:table-cell table:formula="of:=IF(1/(1+EXP(-[.A6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0028679986093" calcext:value-type="float">
            <text:p>-1.40028679986093</text:p>
          </table:table-cell>
          <table:table-cell table:formula="of:=IF(1/(1+EXP(-[.A6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7757624598022" calcext:value-type="float">
            <text:p>4.57757624598022</text:p>
          </table:table-cell>
          <table:table-cell table:formula="of:=IF(1/(1+EXP(-[.A68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16912964692847" calcext:value-type="float">
            <text:p>0.916912964692847</text:p>
          </table:table-cell>
          <table:table-cell table:formula="of:=IF(1/(1+EXP(-[.A6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7858826625918" calcext:value-type="float">
            <text:p>2.17858826625918</text:p>
          </table:table-cell>
          <table:table-cell table:formula="of:=IF(1/(1+EXP(-[.A6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1756508632761" calcext:value-type="float">
            <text:p>-1.01756508632761</text:p>
          </table:table-cell>
          <table:table-cell table:formula="of:=IF(1/(1+EXP(-[.A6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20370075853716" calcext:value-type="float">
            <text:p>0.620370075853716</text:p>
          </table:table-cell>
          <table:table-cell table:formula="of:=IF(1/(1+EXP(-[.A6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6676925048641" calcext:value-type="float">
            <text:p>-4.06676925048641</text:p>
          </table:table-cell>
          <table:table-cell table:formula="of:=IF(1/(1+EXP(-[.A6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3341336873693" calcext:value-type="float">
            <text:p>-2.03341336873693</text:p>
          </table:table-cell>
          <table:table-cell table:formula="of:=IF(1/(1+EXP(-[.A6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256293791133" calcext:value-type="float">
            <text:p>2.81256293791133</text:p>
          </table:table-cell>
          <table:table-cell table:formula="of:=IF(1/(1+EXP(-[.A69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0985363836315" calcext:value-type="float">
            <text:p>-2.30985363836315</text:p>
          </table:table-cell>
          <table:table-cell table:formula="of:=IF(1/(1+EXP(-[.A6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796415072668939" calcext:value-type="float">
            <text:p>0.079641507266894</text:p>
          </table:table-cell>
          <table:table-cell table:formula="of:=IF(1/(1+EXP(-[.A6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0879360994199" calcext:value-type="float">
            <text:p>4.90879360994199</text:p>
          </table:table-cell>
          <table:table-cell table:formula="of:=IF(1/(1+EXP(-[.A6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66298864638689" calcext:value-type="float">
            <text:p>0.266298864638689</text:p>
          </table:table-cell>
          <table:table-cell table:formula="of:=IF(1/(1+EXP(-[.A6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3349090162484" calcext:value-type="float">
            <text:p>2.43349090162484</text:p>
          </table:table-cell>
          <table:table-cell table:formula="of:=IF(1/(1+EXP(-[.A6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53831017266516" calcext:value-type="float">
            <text:p>-0.453831017266516</text:p>
          </table:table-cell>
          <table:table-cell table:formula="of:=IF(1/(1+EXP(-[.A6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6479324371691" calcext:value-type="float">
            <text:p>4.26479324371691</text:p>
          </table:table-cell>
          <table:table-cell table:formula="of:=IF(1/(1+EXP(-[.A6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2848967567226" calcext:value-type="float">
            <text:p>2.22848967567226</text:p>
          </table:table-cell>
          <table:table-cell table:formula="of:=IF(1/(1+EXP(-[.A6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9554606809598" calcext:value-type="float">
            <text:p>2.39554606809598</text:p>
          </table:table-cell>
          <table:table-cell table:formula="of:=IF(1/(1+EXP(-[.A700]*1.5+0.8+RAND()*0.5)) &gt; 0.5; &quot;ACCEPT&quot;; &quot;REJECT&quot;)" office:value-type="string" office:string-value="ACCEPT" calcext:value-type="string">
            <text:p>ACCEPT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2.31441912655598" calcext:value-type="float">
            <text:p>2.31441912655598</text:p>
          </table:table-cell>
          <table:table-cell table:formula="of:=IF(1/(1+EXP(-[.A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3818831869197" calcext:value-type="float">
            <text:p>-3.43818831869197</text:p>
          </table:table-cell>
          <table:table-cell table:formula="of:=IF(1/(1+EXP(-[.A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96711092472864" calcext:value-type="float">
            <text:p>-0.396711092472864</text:p>
          </table:table-cell>
          <table:table-cell table:formula="of:=IF(1/(1+EXP(-[.A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6050014741599" calcext:value-type="float">
            <text:p>-4.46050014741599</text:p>
          </table:table-cell>
          <table:table-cell table:formula="of:=IF(1/(1+EXP(-[.A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8430356056721" calcext:value-type="float">
            <text:p>3.28430356056721</text:p>
          </table:table-cell>
          <table:table-cell table:formula="of:=IF(1/(1+EXP(-[.A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1611393615573" calcext:value-type="float">
            <text:p>4.01611393615573</text:p>
          </table:table-cell>
          <table:table-cell table:formula="of:=IF(1/(1+EXP(-[.A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765705629487" calcext:value-type="float">
            <text:p>3.5765705629487</text:p>
          </table:table-cell>
          <table:table-cell table:formula="of:=IF(1/(1+EXP(-[.A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0887374928035" calcext:value-type="float">
            <text:p>-2.20887374928035</text:p>
          </table:table-cell>
          <table:table-cell table:formula="of:=IF(1/(1+EXP(-[.A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17154596251134" calcext:value-type="float">
            <text:p>0.517154596251134</text:p>
          </table:table-cell>
          <table:table-cell table:formula="of:=IF(1/(1+EXP(-[.A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3215174274332" calcext:value-type="float">
            <text:p>2.83215174274332</text:p>
          </table:table-cell>
          <table:table-cell table:formula="of:=IF(1/(1+EXP(-[.A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5494037355287" calcext:value-type="float">
            <text:p>2.35494037355287</text:p>
          </table:table-cell>
          <table:table-cell table:formula="of:=IF(1/(1+EXP(-[.A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1572589948535" calcext:value-type="float">
            <text:p>-2.91572589948535</text:p>
          </table:table-cell>
          <table:table-cell table:formula="of:=IF(1/(1+EXP(-[.A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35961480566686" calcext:value-type="float">
            <text:p>-0.735961480566686</text:p>
          </table:table-cell>
          <table:table-cell table:formula="of:=IF(1/(1+EXP(-[.A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8631590635167" calcext:value-type="float">
            <text:p>1.68631590635167</text:p>
          </table:table-cell>
          <table:table-cell table:formula="of:=IF(1/(1+EXP(-[.A1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8815429358434" calcext:value-type="float">
            <text:p>3.98815429358434</text:p>
          </table:table-cell>
          <table:table-cell table:formula="of:=IF(1/(1+EXP(-[.A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36629923106764" calcext:value-type="float">
            <text:p>0.336629923106764</text:p>
          </table:table-cell>
          <table:table-cell table:formula="of:=IF(1/(1+EXP(-[.A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1043461877599" calcext:value-type="float">
            <text:p>-3.51043461877599</text:p>
          </table:table-cell>
          <table:table-cell table:formula="of:=IF(1/(1+EXP(-[.A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5492406321644" calcext:value-type="float">
            <text:p>-3.15492406321644</text:p>
          </table:table-cell>
          <table:table-cell table:formula="of:=IF(1/(1+EXP(-[.A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353703339773" calcext:value-type="float">
            <text:p>-3.11353703339773</text:p>
          </table:table-cell>
          <table:table-cell table:formula="of:=IF(1/(1+EXP(-[.A2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5690365826438" calcext:value-type="float">
            <text:p>-3.55690365826438</text:p>
          </table:table-cell>
          <table:table-cell table:formula="of:=IF(1/(1+EXP(-[.A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3501047857556" calcext:value-type="float">
            <text:p>-4.63501047857556</text:p>
          </table:table-cell>
          <table:table-cell table:formula="of:=IF(1/(1+EXP(-[.A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9794327126136" calcext:value-type="float">
            <text:p>-1.69794327126136</text:p>
          </table:table-cell>
          <table:table-cell table:formula="of:=IF(1/(1+EXP(-[.A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6462659840847" calcext:value-type="float">
            <text:p>3.06462659840847</text:p>
          </table:table-cell>
          <table:table-cell table:formula="of:=IF(1/(1+EXP(-[.A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1819393406105" calcext:value-type="float">
            <text:p>2.51819393406105</text:p>
          </table:table-cell>
          <table:table-cell table:formula="of:=IF(1/(1+EXP(-[.A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03436565761988" calcext:value-type="float">
            <text:p>0.903436565761988</text:p>
          </table:table-cell>
          <table:table-cell table:formula="of:=IF(1/(1+EXP(-[.A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6141230262444" calcext:value-type="float">
            <text:p>-1.56141230262444</text:p>
          </table:table-cell>
          <table:table-cell table:formula="of:=IF(1/(1+EXP(-[.A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5432710194402" calcext:value-type="float">
            <text:p>-2.75432710194402</text:p>
          </table:table-cell>
          <table:table-cell table:formula="of:=IF(1/(1+EXP(-[.A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0494893089657" calcext:value-type="float">
            <text:p>-4.90494893089657</text:p>
          </table:table-cell>
          <table:table-cell table:formula="of:=IF(1/(1+EXP(-[.A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660650175062" calcext:value-type="float">
            <text:p>2.1660650175062</text:p>
          </table:table-cell>
          <table:table-cell table:formula="of:=IF(1/(1+EXP(-[.A3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9867222500013" calcext:value-type="float">
            <text:p>2.19867222500013</text:p>
          </table:table-cell>
          <table:table-cell table:formula="of:=IF(1/(1+EXP(-[.A3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200851475803" calcext:value-type="float">
            <text:p>2.7200851475803</text:p>
          </table:table-cell>
          <table:table-cell table:formula="of:=IF(1/(1+EXP(-[.A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975496073044" calcext:value-type="float">
            <text:p>-1.9975496073044</text:p>
          </table:table-cell>
          <table:table-cell table:formula="of:=IF(1/(1+EXP(-[.A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2916535164479" calcext:value-type="float">
            <text:p>1.72916535164479</text:p>
          </table:table-cell>
          <table:table-cell table:formula="of:=IF(1/(1+EXP(-[.A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1745966425774" calcext:value-type="float">
            <text:p>-4.41745966425774</text:p>
          </table:table-cell>
          <table:table-cell table:formula="of:=IF(1/(1+EXP(-[.A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1586234956408" calcext:value-type="float">
            <text:p>-3.81586234956408</text:p>
          </table:table-cell>
          <table:table-cell table:formula="of:=IF(1/(1+EXP(-[.A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49163724154108" calcext:value-type="float">
            <text:p>0.349163724154108</text:p>
          </table:table-cell>
          <table:table-cell table:formula="of:=IF(1/(1+EXP(-[.A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37202513112" calcext:value-type="float">
            <text:p>-1.837202513112</text:p>
          </table:table-cell>
          <table:table-cell table:formula="of:=IF(1/(1+EXP(-[.A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0355727981579" calcext:value-type="float">
            <text:p>3.90355727981579</text:p>
          </table:table-cell>
          <table:table-cell table:formula="of:=IF(1/(1+EXP(-[.A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6401797128369" calcext:value-type="float">
            <text:p>1.56401797128369</text:p>
          </table:table-cell>
          <table:table-cell table:formula="of:=IF(1/(1+EXP(-[.A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4501183060374" calcext:value-type="float">
            <text:p>3.64501183060374</text:p>
          </table:table-cell>
          <table:table-cell table:formula="of:=IF(1/(1+EXP(-[.A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0842776023757" calcext:value-type="float">
            <text:p>2.80842776023757</text:p>
          </table:table-cell>
          <table:table-cell table:formula="of:=IF(1/(1+EXP(-[.A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98807868106593" calcext:value-type="float">
            <text:p>-0.498807868106593</text:p>
          </table:table-cell>
          <table:table-cell table:formula="of:=IF(1/(1+EXP(-[.A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9722465631936" calcext:value-type="float">
            <text:p>-1.99722465631936</text:p>
          </table:table-cell>
          <table:table-cell table:formula="of:=IF(1/(1+EXP(-[.A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7055783503607" calcext:value-type="float">
            <text:p>2.37055783503607</text:p>
          </table:table-cell>
          <table:table-cell table:formula="of:=IF(1/(1+EXP(-[.A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1871553896606" calcext:value-type="float">
            <text:p>2.21871553896606</text:p>
          </table:table-cell>
          <table:table-cell table:formula="of:=IF(1/(1+EXP(-[.A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2111525865219" calcext:value-type="float">
            <text:p>-2.12111525865219</text:p>
          </table:table-cell>
          <table:table-cell table:formula="of:=IF(1/(1+EXP(-[.A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1943967565972" calcext:value-type="float">
            <text:p>-3.71943967565972</text:p>
          </table:table-cell>
          <table:table-cell table:formula="of:=IF(1/(1+EXP(-[.A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715091274463" calcext:value-type="float">
            <text:p>4.1715091274463</text:p>
          </table:table-cell>
          <table:table-cell table:formula="of:=IF(1/(1+EXP(-[.A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083208538975" calcext:value-type="float">
            <text:p>4.6083208538975</text:p>
          </table:table-cell>
          <table:table-cell table:formula="of:=IF(1/(1+EXP(-[.A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892413528363" calcext:value-type="float">
            <text:p>-3.6892413528363</text:p>
          </table:table-cell>
          <table:table-cell table:formula="of:=IF(1/(1+EXP(-[.A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2459489660161" calcext:value-type="float">
            <text:p>-4.32459489660161</text:p>
          </table:table-cell>
          <table:table-cell table:formula="of:=IF(1/(1+EXP(-[.A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16792927487222" calcext:value-type="float">
            <text:p>0.916792927487222</text:p>
          </table:table-cell>
          <table:table-cell table:formula="of:=IF(1/(1+EXP(-[.A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8568808488545" calcext:value-type="float">
            <text:p>1.48568808488545</text:p>
          </table:table-cell>
          <table:table-cell table:formula="of:=IF(1/(1+EXP(-[.A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7794249752474" calcext:value-type="float">
            <text:p>3.47794249752474</text:p>
          </table:table-cell>
          <table:table-cell table:formula="of:=IF(1/(1+EXP(-[.A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5802514716128" calcext:value-type="float">
            <text:p>-3.95802514716128</text:p>
          </table:table-cell>
          <table:table-cell table:formula="of:=IF(1/(1+EXP(-[.A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6950983159026" calcext:value-type="float">
            <text:p>3.06950983159026</text:p>
          </table:table-cell>
          <table:table-cell table:formula="of:=IF(1/(1+EXP(-[.A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9581466459735" calcext:value-type="float">
            <text:p>1.09581466459735</text:p>
          </table:table-cell>
          <table:table-cell table:formula="of:=IF(1/(1+EXP(-[.A5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2253260652943" calcext:value-type="float">
            <text:p>2.02253260652943</text:p>
          </table:table-cell>
          <table:table-cell table:formula="of:=IF(1/(1+EXP(-[.A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88975117046011" calcext:value-type="float">
            <text:p>-0.388975117046011</text:p>
          </table:table-cell>
          <table:table-cell table:formula="of:=IF(1/(1+EXP(-[.A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5869482628246" calcext:value-type="float">
            <text:p>-2.65869482628246</text:p>
          </table:table-cell>
          <table:table-cell table:formula="of:=IF(1/(1+EXP(-[.A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72653106977632" calcext:value-type="float">
            <text:p>0.272653106977632</text:p>
          </table:table-cell>
          <table:table-cell table:formula="of:=IF(1/(1+EXP(-[.A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2077615562768" calcext:value-type="float">
            <text:p>-3.82077615562768</text:p>
          </table:table-cell>
          <table:table-cell table:formula="of:=IF(1/(1+EXP(-[.A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25936799438687" calcext:value-type="float">
            <text:p>0.725936799438687</text:p>
          </table:table-cell>
          <table:table-cell table:formula="of:=IF(1/(1+EXP(-[.A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4777043756404" calcext:value-type="float">
            <text:p>3.74777043756404</text:p>
          </table:table-cell>
          <table:table-cell table:formula="of:=IF(1/(1+EXP(-[.A6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6457054911141" calcext:value-type="float">
            <text:p>-2.26457054911141</text:p>
          </table:table-cell>
          <table:table-cell table:formula="of:=IF(1/(1+EXP(-[.A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0176133572891" calcext:value-type="float">
            <text:p>-2.00176133572891</text:p>
          </table:table-cell>
          <table:table-cell table:formula="of:=IF(1/(1+EXP(-[.A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69193155912739" calcext:value-type="float">
            <text:p>-0.169193155912739</text:p>
          </table:table-cell>
          <table:table-cell table:formula="of:=IF(1/(1+EXP(-[.A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93394971052238" calcext:value-type="float">
            <text:p>-0.293394971052238</text:p>
          </table:table-cell>
          <table:table-cell table:formula="of:=IF(1/(1+EXP(-[.A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99477149979201" calcext:value-type="float">
            <text:p>0.499477149979201</text:p>
          </table:table-cell>
          <table:table-cell table:formula="of:=IF(1/(1+EXP(-[.A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0285805348628" calcext:value-type="float">
            <text:p>-1.00285805348628</text:p>
          </table:table-cell>
          <table:table-cell table:formula="of:=IF(1/(1+EXP(-[.A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9184565164937" calcext:value-type="float">
            <text:p>-4.39184565164937</text:p>
          </table:table-cell>
          <table:table-cell table:formula="of:=IF(1/(1+EXP(-[.A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87871772357" calcext:value-type="float">
            <text:p>1.1787871772357</text:p>
          </table:table-cell>
          <table:table-cell table:formula="of:=IF(1/(1+EXP(-[.A7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3327593253153" calcext:value-type="float">
            <text:p>-4.43327593253153</text:p>
          </table:table-cell>
          <table:table-cell table:formula="of:=IF(1/(1+EXP(-[.A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5698766837143" calcext:value-type="float">
            <text:p>-2.15698766837143</text:p>
          </table:table-cell>
          <table:table-cell table:formula="of:=IF(1/(1+EXP(-[.A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211872936281" calcext:value-type="float">
            <text:p>1.92211872936281</text:p>
          </table:table-cell>
          <table:table-cell table:formula="of:=IF(1/(1+EXP(-[.A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0999685006401" calcext:value-type="float">
            <text:p>-2.40999685006401</text:p>
          </table:table-cell>
          <table:table-cell table:formula="of:=IF(1/(1+EXP(-[.A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5420677495146" calcext:value-type="float">
            <text:p>2.45420677495146</text:p>
          </table:table-cell>
          <table:table-cell table:formula="of:=IF(1/(1+EXP(-[.A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5003855506029" calcext:value-type="float">
            <text:p>-2.15003855506029</text:p>
          </table:table-cell>
          <table:table-cell table:formula="of:=IF(1/(1+EXP(-[.A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2876287320847" calcext:value-type="float">
            <text:p>2.22876287320847</text:p>
          </table:table-cell>
          <table:table-cell table:formula="of:=IF(1/(1+EXP(-[.A8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92012180761988" calcext:value-type="float">
            <text:p>0.492012180761988</text:p>
          </table:table-cell>
          <table:table-cell table:formula="of:=IF(1/(1+EXP(-[.A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6094176802422" calcext:value-type="float">
            <text:p>1.56094176802422</text:p>
          </table:table-cell>
          <table:table-cell table:formula="of:=IF(1/(1+EXP(-[.A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2263609795642" calcext:value-type="float">
            <text:p>-4.52263609795642</text:p>
          </table:table-cell>
          <table:table-cell table:formula="of:=IF(1/(1+EXP(-[.A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4993893877194" calcext:value-type="float">
            <text:p>1.34993893877194</text:p>
          </table:table-cell>
          <table:table-cell table:formula="of:=IF(1/(1+EXP(-[.A8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005963039602" calcext:value-type="float">
            <text:p>-3.71005963039602</text:p>
          </table:table-cell>
          <table:table-cell table:formula="of:=IF(1/(1+EXP(-[.A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5391724771534" calcext:value-type="float">
            <text:p>-1.95391724771534</text:p>
          </table:table-cell>
          <table:table-cell table:formula="of:=IF(1/(1+EXP(-[.A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32404108078384" calcext:value-type="float">
            <text:p>0.832404108078384</text:p>
          </table:table-cell>
          <table:table-cell table:formula="of:=IF(1/(1+EXP(-[.A8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8320365730736" calcext:value-type="float">
            <text:p>4.58320365730736</text:p>
          </table:table-cell>
          <table:table-cell table:formula="of:=IF(1/(1+EXP(-[.A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871375212598" calcext:value-type="float">
            <text:p>-3.7871375212598</text:p>
          </table:table-cell>
          <table:table-cell table:formula="of:=IF(1/(1+EXP(-[.A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488925049528" calcext:value-type="float">
            <text:p>2.81488925049528</text:p>
          </table:table-cell>
          <table:table-cell table:formula="of:=IF(1/(1+EXP(-[.A9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9402232590319" calcext:value-type="float">
            <text:p>-4.99402232590319</text:p>
          </table:table-cell>
          <table:table-cell table:formula="of:=IF(1/(1+EXP(-[.A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3762124260107" calcext:value-type="float">
            <text:p>4.83762124260107</text:p>
          </table:table-cell>
          <table:table-cell table:formula="of:=IF(1/(1+EXP(-[.A9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1654203258607" calcext:value-type="float">
            <text:p>-3.31654203258607</text:p>
          </table:table-cell>
          <table:table-cell table:formula="of:=IF(1/(1+EXP(-[.A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1319315436546" calcext:value-type="float">
            <text:p>-1.81319315436546</text:p>
          </table:table-cell>
          <table:table-cell table:formula="of:=IF(1/(1+EXP(-[.A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5512301620081" calcext:value-type="float">
            <text:p>-2.25512301620081</text:p>
          </table:table-cell>
          <table:table-cell table:formula="of:=IF(1/(1+EXP(-[.A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6807408570719" calcext:value-type="float">
            <text:p>-0.976807408570719</text:p>
          </table:table-cell>
          <table:table-cell table:formula="of:=IF(1/(1+EXP(-[.A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344713266485" calcext:value-type="float">
            <text:p>-2.1344713266485</text:p>
          </table:table-cell>
          <table:table-cell table:formula="of:=IF(1/(1+EXP(-[.A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765764163911" calcext:value-type="float">
            <text:p>4.3765764163911</text:p>
          </table:table-cell>
          <table:table-cell table:formula="of:=IF(1/(1+EXP(-[.A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9347161025598" calcext:value-type="float">
            <text:p>1.09347161025598</text:p>
          </table:table-cell>
          <table:table-cell table:formula="of:=IF(1/(1+EXP(-[.A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1751980567685" calcext:value-type="float">
            <text:p>4.71751980567685</text:p>
          </table:table-cell>
          <table:table-cell table:formula="of:=IF(1/(1+EXP(-[.A1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4212552378762" calcext:value-type="float">
            <text:p>2.44212552378762</text:p>
          </table:table-cell>
          <table:table-cell table:formula="of:=IF(1/(1+EXP(-[.A10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49059322505952" calcext:value-type="float">
            <text:p>0.949059322505952</text:p>
          </table:table-cell>
          <table:table-cell table:formula="of:=IF(1/(1+EXP(-[.A10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7582886776068" calcext:value-type="float">
            <text:p>-4.57582886776068</text:p>
          </table:table-cell>
          <table:table-cell table:formula="of:=IF(1/(1+EXP(-[.A1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7224208615151" calcext:value-type="float">
            <text:p>-3.67224208615151</text:p>
          </table:table-cell>
          <table:table-cell table:formula="of:=IF(1/(1+EXP(-[.A1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6039833374116" calcext:value-type="float">
            <text:p>2.36039833374116</text:p>
          </table:table-cell>
          <table:table-cell table:formula="of:=IF(1/(1+EXP(-[.A1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3492594439088" calcext:value-type="float">
            <text:p>1.63492594439088</text:p>
          </table:table-cell>
          <table:table-cell table:formula="of:=IF(1/(1+EXP(-[.A1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8972431749525" calcext:value-type="float">
            <text:p>-2.98972431749525</text:p>
          </table:table-cell>
          <table:table-cell table:formula="of:=IF(1/(1+EXP(-[.A1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5649822373129" calcext:value-type="float">
            <text:p>3.35649822373129</text:p>
          </table:table-cell>
          <table:table-cell table:formula="of:=IF(1/(1+EXP(-[.A10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340043188306" calcext:value-type="float">
            <text:p>-3.0340043188306</text:p>
          </table:table-cell>
          <table:table-cell table:formula="of:=IF(1/(1+EXP(-[.A10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016069093972" calcext:value-type="float">
            <text:p>-2.57016069093972</text:p>
          </table:table-cell>
          <table:table-cell table:formula="of:=IF(1/(1+EXP(-[.A1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2888693670431" calcext:value-type="float">
            <text:p>1.62888693670431</text:p>
          </table:table-cell>
          <table:table-cell table:formula="of:=IF(1/(1+EXP(-[.A1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1931304039478" calcext:value-type="float">
            <text:p>-2.41931304039478</text:p>
          </table:table-cell>
          <table:table-cell table:formula="of:=IF(1/(1+EXP(-[.A11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5599550317213" calcext:value-type="float">
            <text:p>-2.85599550317213</text:p>
          </table:table-cell>
          <table:table-cell table:formula="of:=IF(1/(1+EXP(-[.A1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1377036241559" calcext:value-type="float">
            <text:p>-2.51377036241559</text:p>
          </table:table-cell>
          <table:table-cell table:formula="of:=IF(1/(1+EXP(-[.A1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7713773735806" calcext:value-type="float">
            <text:p>-0.637713773735806</text:p>
          </table:table-cell>
          <table:table-cell table:formula="of:=IF(1/(1+EXP(-[.A1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8731048457476" calcext:value-type="float">
            <text:p>-3.48731048457476</text:p>
          </table:table-cell>
          <table:table-cell table:formula="of:=IF(1/(1+EXP(-[.A11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1833993112046" calcext:value-type="float">
            <text:p>-4.21833993112046</text:p>
          </table:table-cell>
          <table:table-cell table:formula="of:=IF(1/(1+EXP(-[.A1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4592284938263" calcext:value-type="float">
            <text:p>2.14592284938263</text:p>
          </table:table-cell>
          <table:table-cell table:formula="of:=IF(1/(1+EXP(-[.A1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3248615136916" calcext:value-type="float">
            <text:p>-1.83248615136916</text:p>
          </table:table-cell>
          <table:table-cell table:formula="of:=IF(1/(1+EXP(-[.A1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6572433178098" calcext:value-type="float">
            <text:p>1.06572433178098</text:p>
          </table:table-cell>
          <table:table-cell table:formula="of:=IF(1/(1+EXP(-[.A1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22182743092555" calcext:value-type="float">
            <text:p>0.722182743092555</text:p>
          </table:table-cell>
          <table:table-cell table:formula="of:=IF(1/(1+EXP(-[.A12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23305899881" calcext:value-type="float">
            <text:p>3.323305899881</text:p>
          </table:table-cell>
          <table:table-cell table:formula="of:=IF(1/(1+EXP(-[.A1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7661711473421" calcext:value-type="float">
            <text:p>-1.07661711473421</text:p>
          </table:table-cell>
          <table:table-cell table:formula="of:=IF(1/(1+EXP(-[.A1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8616173203025" calcext:value-type="float">
            <text:p>-1.98616173203025</text:p>
          </table:table-cell>
          <table:table-cell table:formula="of:=IF(1/(1+EXP(-[.A12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3456562693995" calcext:value-type="float">
            <text:p>4.93456562693995</text:p>
          </table:table-cell>
          <table:table-cell table:formula="of:=IF(1/(1+EXP(-[.A1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4009840804404" calcext:value-type="float">
            <text:p>2.64009840804404</text:p>
          </table:table-cell>
          <table:table-cell table:formula="of:=IF(1/(1+EXP(-[.A1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13826312647177" calcext:value-type="float">
            <text:p>0.213826312647177</text:p>
          </table:table-cell>
          <table:table-cell table:formula="of:=IF(1/(1+EXP(-[.A1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3571771043952" calcext:value-type="float">
            <text:p>3.73571771043952</text:p>
          </table:table-cell>
          <table:table-cell table:formula="of:=IF(1/(1+EXP(-[.A1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8368495265038" calcext:value-type="float">
            <text:p>-1.48368495265038</text:p>
          </table:table-cell>
          <table:table-cell table:formula="of:=IF(1/(1+EXP(-[.A1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6174380187884" calcext:value-type="float">
            <text:p>-4.06174380187884</text:p>
          </table:table-cell>
          <table:table-cell table:formula="of:=IF(1/(1+EXP(-[.A1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4739452000339" calcext:value-type="float">
            <text:p>-4.14739452000339</text:p>
          </table:table-cell>
          <table:table-cell table:formula="of:=IF(1/(1+EXP(-[.A1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5389063625956" calcext:value-type="float">
            <text:p>-3.95389063625956</text:p>
          </table:table-cell>
          <table:table-cell table:formula="of:=IF(1/(1+EXP(-[.A1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96215105890189" calcext:value-type="float">
            <text:p>0.296215105890189</text:p>
          </table:table-cell>
          <table:table-cell table:formula="of:=IF(1/(1+EXP(-[.A1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6615551408901" calcext:value-type="float">
            <text:p>-1.46615551408901</text:p>
          </table:table-cell>
          <table:table-cell table:formula="of:=IF(1/(1+EXP(-[.A1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7817238233558" calcext:value-type="float">
            <text:p>-4.37817238233558</text:p>
          </table:table-cell>
          <table:table-cell table:formula="of:=IF(1/(1+EXP(-[.A1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15819597377" calcext:value-type="float">
            <text:p>-2.1915819597377</text:p>
          </table:table-cell>
          <table:table-cell table:formula="of:=IF(1/(1+EXP(-[.A1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8482235510097" calcext:value-type="float">
            <text:p>1.38482235510097</text:p>
          </table:table-cell>
          <table:table-cell table:formula="of:=IF(1/(1+EXP(-[.A13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4426645591953" calcext:value-type="float">
            <text:p>2.24426645591953</text:p>
          </table:table-cell>
          <table:table-cell table:formula="of:=IF(1/(1+EXP(-[.A1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670263482739" calcext:value-type="float">
            <text:p>-3.4670263482739</text:p>
          </table:table-cell>
          <table:table-cell table:formula="of:=IF(1/(1+EXP(-[.A1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9452608166362" calcext:value-type="float">
            <text:p>2.29452608166362</text:p>
          </table:table-cell>
          <table:table-cell table:formula="of:=IF(1/(1+EXP(-[.A1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7486264572751" calcext:value-type="float">
            <text:p>2.27486264572751</text:p>
          </table:table-cell>
          <table:table-cell table:formula="of:=IF(1/(1+EXP(-[.A1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1799418879195" calcext:value-type="float">
            <text:p>3.31799418879195</text:p>
          </table:table-cell>
          <table:table-cell table:formula="of:=IF(1/(1+EXP(-[.A1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4043111322618" calcext:value-type="float">
            <text:p>2.14043111322618</text:p>
          </table:table-cell>
          <table:table-cell table:formula="of:=IF(1/(1+EXP(-[.A1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15203961739252" calcext:value-type="float">
            <text:p>0.215203961739252</text:p>
          </table:table-cell>
          <table:table-cell table:formula="of:=IF(1/(1+EXP(-[.A1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0321981969877" calcext:value-type="float">
            <text:p>-3.20321981969877</text:p>
          </table:table-cell>
          <table:table-cell table:formula="of:=IF(1/(1+EXP(-[.A1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1254267170055" calcext:value-type="float">
            <text:p>-3.51254267170055</text:p>
          </table:table-cell>
          <table:table-cell table:formula="of:=IF(1/(1+EXP(-[.A14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8393638949311" calcext:value-type="float">
            <text:p>1.58393638949311</text:p>
          </table:table-cell>
          <table:table-cell table:formula="of:=IF(1/(1+EXP(-[.A14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8764519632862" calcext:value-type="float">
            <text:p>-4.38764519632862</text:p>
          </table:table-cell>
          <table:table-cell table:formula="of:=IF(1/(1+EXP(-[.A1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411932049375" calcext:value-type="float">
            <text:p>1.0411932049375</text:p>
          </table:table-cell>
          <table:table-cell table:formula="of:=IF(1/(1+EXP(-[.A1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1813520638141" calcext:value-type="float">
            <text:p>-3.11813520638141</text:p>
          </table:table-cell>
          <table:table-cell table:formula="of:=IF(1/(1+EXP(-[.A15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70836609527846" calcext:value-type="float">
            <text:p>0.470836609527846</text:p>
          </table:table-cell>
          <table:table-cell table:formula="of:=IF(1/(1+EXP(-[.A1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1137773299396" calcext:value-type="float">
            <text:p>-2.31137773299396</text:p>
          </table:table-cell>
          <table:table-cell table:formula="of:=IF(1/(1+EXP(-[.A1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719131241506" calcext:value-type="float">
            <text:p>-2.28719131241506</text:p>
          </table:table-cell>
          <table:table-cell table:formula="of:=IF(1/(1+EXP(-[.A15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98696579792358" calcext:value-type="float">
            <text:p>0.498696579792358</text:p>
          </table:table-cell>
          <table:table-cell table:formula="of:=IF(1/(1+EXP(-[.A1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8601986806721" calcext:value-type="float">
            <text:p>4.38601986806721</text:p>
          </table:table-cell>
          <table:table-cell table:formula="of:=IF(1/(1+EXP(-[.A1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585383528557" calcext:value-type="float">
            <text:p>-4.3585383528557</text:p>
          </table:table-cell>
          <table:table-cell table:formula="of:=IF(1/(1+EXP(-[.A1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102272620235" calcext:value-type="float">
            <text:p>2.53102272620235</text:p>
          </table:table-cell>
          <table:table-cell table:formula="of:=IF(1/(1+EXP(-[.A1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1797979493013" calcext:value-type="float">
            <text:p>1.61797979493013</text:p>
          </table:table-cell>
          <table:table-cell table:formula="of:=IF(1/(1+EXP(-[.A15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0295523747849" calcext:value-type="float">
            <text:p>4.40295523747849</text:p>
          </table:table-cell>
          <table:table-cell table:formula="of:=IF(1/(1+EXP(-[.A1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96096013086781" calcext:value-type="float">
            <text:p>-0.396096013086781</text:p>
          </table:table-cell>
          <table:table-cell table:formula="of:=IF(1/(1+EXP(-[.A1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6365259575644" calcext:value-type="float">
            <text:p>-1.16365259575644</text:p>
          </table:table-cell>
          <table:table-cell table:formula="of:=IF(1/(1+EXP(-[.A1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5735730062701" calcext:value-type="float">
            <text:p>-4.15735730062701</text:p>
          </table:table-cell>
          <table:table-cell table:formula="of:=IF(1/(1+EXP(-[.A1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2519927260073" calcext:value-type="float">
            <text:p>1.22519927260073</text:p>
          </table:table-cell>
          <table:table-cell table:formula="of:=IF(1/(1+EXP(-[.A1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09641383997647" calcext:value-type="float">
            <text:p>0.309641383997647</text:p>
          </table:table-cell>
          <table:table-cell table:formula="of:=IF(1/(1+EXP(-[.A1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8135300369659" calcext:value-type="float">
            <text:p>3.18135300369659</text:p>
          </table:table-cell>
          <table:table-cell table:formula="of:=IF(1/(1+EXP(-[.A16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4574540851047" calcext:value-type="float">
            <text:p>1.84574540851047</text:p>
          </table:table-cell>
          <table:table-cell table:formula="of:=IF(1/(1+EXP(-[.A1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8231542001384" calcext:value-type="float">
            <text:p>1.28231542001384</text:p>
          </table:table-cell>
          <table:table-cell table:formula="of:=IF(1/(1+EXP(-[.A1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8910039770125" calcext:value-type="float">
            <text:p>-2.58910039770125</text:p>
          </table:table-cell>
          <table:table-cell table:formula="of:=IF(1/(1+EXP(-[.A1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907953141626" calcext:value-type="float">
            <text:p>-3.83907953141626</text:p>
          </table:table-cell>
          <table:table-cell table:formula="of:=IF(1/(1+EXP(-[.A1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30144585447874" calcext:value-type="float">
            <text:p>0.330144585447874</text:p>
          </table:table-cell>
          <table:table-cell table:formula="of:=IF(1/(1+EXP(-[.A1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2734897050799" calcext:value-type="float">
            <text:p>-0.72734897050799</text:p>
          </table:table-cell>
          <table:table-cell table:formula="of:=IF(1/(1+EXP(-[.A1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9572808155159" calcext:value-type="float">
            <text:p>-2.89572808155159</text:p>
          </table:table-cell>
          <table:table-cell table:formula="of:=IF(1/(1+EXP(-[.A1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9000003632364" calcext:value-type="float">
            <text:p>1.09000003632364</text:p>
          </table:table-cell>
          <table:table-cell table:formula="of:=IF(1/(1+EXP(-[.A17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3137312420465" calcext:value-type="float">
            <text:p>-2.43137312420465</text:p>
          </table:table-cell>
          <table:table-cell table:formula="of:=IF(1/(1+EXP(-[.A1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7262760682062" calcext:value-type="float">
            <text:p>4.27262760682062</text:p>
          </table:table-cell>
          <table:table-cell table:formula="of:=IF(1/(1+EXP(-[.A17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513992550352" calcext:value-type="float">
            <text:p>-3.71513992550352</text:p>
          </table:table-cell>
          <table:table-cell table:formula="of:=IF(1/(1+EXP(-[.A1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272683131833" calcext:value-type="float">
            <text:p>-2.34272683131833</text:p>
          </table:table-cell>
          <table:table-cell table:formula="of:=IF(1/(1+EXP(-[.A1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54912320709501" calcext:value-type="float">
            <text:p>-0.654912320709501</text:p>
          </table:table-cell>
          <table:table-cell table:formula="of:=IF(1/(1+EXP(-[.A17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3246214908239" calcext:value-type="float">
            <text:p>4.23246214908239</text:p>
          </table:table-cell>
          <table:table-cell table:formula="of:=IF(1/(1+EXP(-[.A1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7279841160923" calcext:value-type="float">
            <text:p>-1.67279841160923</text:p>
          </table:table-cell>
          <table:table-cell table:formula="of:=IF(1/(1+EXP(-[.A1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3918546355596" calcext:value-type="float">
            <text:p>1.73918546355596</text:p>
          </table:table-cell>
          <table:table-cell table:formula="of:=IF(1/(1+EXP(-[.A1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81365298528653" calcext:value-type="float">
            <text:p>0.981365298528653</text:p>
          </table:table-cell>
          <table:table-cell table:formula="of:=IF(1/(1+EXP(-[.A18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0384658177568" calcext:value-type="float">
            <text:p>-3.70384658177568</text:p>
          </table:table-cell>
          <table:table-cell table:formula="of:=IF(1/(1+EXP(-[.A1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7902217464901" calcext:value-type="float">
            <text:p>-1.47902217464901</text:p>
          </table:table-cell>
          <table:table-cell table:formula="of:=IF(1/(1+EXP(-[.A1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717168721868" calcext:value-type="float">
            <text:p>4.66717168721868</text:p>
          </table:table-cell>
          <table:table-cell table:formula="of:=IF(1/(1+EXP(-[.A1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1384927818347" calcext:value-type="float">
            <text:p>2.61384927818347</text:p>
          </table:table-cell>
          <table:table-cell table:formula="of:=IF(1/(1+EXP(-[.A1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75831727642723" calcext:value-type="float">
            <text:p>0.275831727642723</text:p>
          </table:table-cell>
          <table:table-cell table:formula="of:=IF(1/(1+EXP(-[.A1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546028312698" calcext:value-type="float">
            <text:p>3.3546028312698</text:p>
          </table:table-cell>
          <table:table-cell table:formula="of:=IF(1/(1+EXP(-[.A18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8967058684837" calcext:value-type="float">
            <text:p>-2.48967058684837</text:p>
          </table:table-cell>
          <table:table-cell table:formula="of:=IF(1/(1+EXP(-[.A1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3113822325405" calcext:value-type="float">
            <text:p>-2.23113822325405</text:p>
          </table:table-cell>
          <table:table-cell table:formula="of:=IF(1/(1+EXP(-[.A1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27042004153" calcext:value-type="float">
            <text:p>-2.6227042004153</text:p>
          </table:table-cell>
          <table:table-cell table:formula="of:=IF(1/(1+EXP(-[.A1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3571350551503" calcext:value-type="float">
            <text:p>-1.83571350551503</text:p>
          </table:table-cell>
          <table:table-cell table:formula="of:=IF(1/(1+EXP(-[.A1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4945676071835" calcext:value-type="float">
            <text:p>2.94945676071835</text:p>
          </table:table-cell>
          <table:table-cell table:formula="of:=IF(1/(1+EXP(-[.A19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1213314837526" calcext:value-type="float">
            <text:p>3.61213314837526</text:p>
          </table:table-cell>
          <table:table-cell table:formula="of:=IF(1/(1+EXP(-[.A1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5934716639978" calcext:value-type="float">
            <text:p>4.45934716639978</text:p>
          </table:table-cell>
          <table:table-cell table:formula="of:=IF(1/(1+EXP(-[.A19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0473285250205" calcext:value-type="float">
            <text:p>-2.10473285250205</text:p>
          </table:table-cell>
          <table:table-cell table:formula="of:=IF(1/(1+EXP(-[.A1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0414460691595" calcext:value-type="float">
            <text:p>4.00414460691595</text:p>
          </table:table-cell>
          <table:table-cell table:formula="of:=IF(1/(1+EXP(-[.A19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6537165836671" calcext:value-type="float">
            <text:p>-4.56537165836671</text:p>
          </table:table-cell>
          <table:table-cell table:formula="of:=IF(1/(1+EXP(-[.A19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6050228499009" calcext:value-type="float">
            <text:p>4.36050228499009</text:p>
          </table:table-cell>
          <table:table-cell table:formula="of:=IF(1/(1+EXP(-[.A1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654603958747" calcext:value-type="float">
            <text:p>4.2654603958747</text:p>
          </table:table-cell>
          <table:table-cell table:formula="of:=IF(1/(1+EXP(-[.A20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2045919257989" calcext:value-type="float">
            <text:p>3.52045919257989</text:p>
          </table:table-cell>
          <table:table-cell table:formula="of:=IF(1/(1+EXP(-[.A20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3446733582975" calcext:value-type="float">
            <text:p>-2.13446733582975</text:p>
          </table:table-cell>
          <table:table-cell table:formula="of:=IF(1/(1+EXP(-[.A2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2243545513675" calcext:value-type="float">
            <text:p>-2.42243545513675</text:p>
          </table:table-cell>
          <table:table-cell table:formula="of:=IF(1/(1+EXP(-[.A2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8564631780643" calcext:value-type="float">
            <text:p>-4.28564631780643</text:p>
          </table:table-cell>
          <table:table-cell table:formula="of:=IF(1/(1+EXP(-[.A2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8562829002232" calcext:value-type="float">
            <text:p>1.88562829002232</text:p>
          </table:table-cell>
          <table:table-cell table:formula="of:=IF(1/(1+EXP(-[.A20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9677702002418" calcext:value-type="float">
            <text:p>3.19677702002418</text:p>
          </table:table-cell>
          <table:table-cell table:formula="of:=IF(1/(1+EXP(-[.A2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8546449170812" calcext:value-type="float">
            <text:p>2.08546449170812</text:p>
          </table:table-cell>
          <table:table-cell table:formula="of:=IF(1/(1+EXP(-[.A20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3204823709643" calcext:value-type="float">
            <text:p>-4.93204823709643</text:p>
          </table:table-cell>
          <table:table-cell table:formula="of:=IF(1/(1+EXP(-[.A2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440499600645" calcext:value-type="float">
            <text:p>4.07440499600645</text:p>
          </table:table-cell>
          <table:table-cell table:formula="of:=IF(1/(1+EXP(-[.A2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7726040992649" calcext:value-type="float">
            <text:p>-3.97726040992649</text:p>
          </table:table-cell>
          <table:table-cell table:formula="of:=IF(1/(1+EXP(-[.A2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0242709482503" calcext:value-type="float">
            <text:p>-2.60242709482503</text:p>
          </table:table-cell>
          <table:table-cell table:formula="of:=IF(1/(1+EXP(-[.A2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2221768312798" calcext:value-type="float">
            <text:p>2.42221768312798</text:p>
          </table:table-cell>
          <table:table-cell table:formula="of:=IF(1/(1+EXP(-[.A2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7390948147391" calcext:value-type="float">
            <text:p>-4.87390948147391</text:p>
          </table:table-cell>
          <table:table-cell table:formula="of:=IF(1/(1+EXP(-[.A2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6285172055601" calcext:value-type="float">
            <text:p>-2.56285172055601</text:p>
          </table:table-cell>
          <table:table-cell table:formula="of:=IF(1/(1+EXP(-[.A2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9813923485831" calcext:value-type="float">
            <text:p>3.09813923485831</text:p>
          </table:table-cell>
          <table:table-cell table:formula="of:=IF(1/(1+EXP(-[.A21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2281000759257" calcext:value-type="float">
            <text:p>-3.52281000759257</text:p>
          </table:table-cell>
          <table:table-cell table:formula="of:=IF(1/(1+EXP(-[.A21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2361765273189" calcext:value-type="float">
            <text:p>-4.82361765273189</text:p>
          </table:table-cell>
          <table:table-cell table:formula="of:=IF(1/(1+EXP(-[.A2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17721716118248" calcext:value-type="float">
            <text:p>-0.817721716118248</text:p>
          </table:table-cell>
          <table:table-cell table:formula="of:=IF(1/(1+EXP(-[.A2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9680263151227" calcext:value-type="float">
            <text:p>4.99680263151227</text:p>
          </table:table-cell>
          <table:table-cell table:formula="of:=IF(1/(1+EXP(-[.A2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948117188102" calcext:value-type="float">
            <text:p>-1.2948117188102</text:p>
          </table:table-cell>
          <table:table-cell table:formula="of:=IF(1/(1+EXP(-[.A22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539652055135367" calcext:value-type="float">
            <text:p>0.053965205513537</text:p>
          </table:table-cell>
          <table:table-cell table:formula="of:=IF(1/(1+EXP(-[.A2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2633192039913" calcext:value-type="float">
            <text:p>2.32633192039913</text:p>
          </table:table-cell>
          <table:table-cell table:formula="of:=IF(1/(1+EXP(-[.A2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8025816010286" calcext:value-type="float">
            <text:p>3.38025816010286</text:p>
          </table:table-cell>
          <table:table-cell table:formula="of:=IF(1/(1+EXP(-[.A2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4233780338582" calcext:value-type="float">
            <text:p>3.94233780338582</text:p>
          </table:table-cell>
          <table:table-cell table:formula="of:=IF(1/(1+EXP(-[.A2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0016731752309" calcext:value-type="float">
            <text:p>4.30016731752309</text:p>
          </table:table-cell>
          <table:table-cell table:formula="of:=IF(1/(1+EXP(-[.A2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8270091080586" calcext:value-type="float">
            <text:p>-1.28270091080586</text:p>
          </table:table-cell>
          <table:table-cell table:formula="of:=IF(1/(1+EXP(-[.A22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532546038971962" calcext:value-type="float">
            <text:p>-0.053254603897196</text:p>
          </table:table-cell>
          <table:table-cell table:formula="of:=IF(1/(1+EXP(-[.A2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4503739970103" calcext:value-type="float">
            <text:p>-0.974503739970103</text:p>
          </table:table-cell>
          <table:table-cell table:formula="of:=IF(1/(1+EXP(-[.A2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0884944970502" calcext:value-type="float">
            <text:p>-3.10884944970502</text:p>
          </table:table-cell>
          <table:table-cell table:formula="of:=IF(1/(1+EXP(-[.A2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0252585845966" calcext:value-type="float">
            <text:p>-0.630252585845966</text:p>
          </table:table-cell>
          <table:table-cell table:formula="of:=IF(1/(1+EXP(-[.A2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6516688973089" calcext:value-type="float">
            <text:p>2.86516688973089</text:p>
          </table:table-cell>
          <table:table-cell table:formula="of:=IF(1/(1+EXP(-[.A23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3314659083158" calcext:value-type="float">
            <text:p>4.13314659083158</text:p>
          </table:table-cell>
          <table:table-cell table:formula="of:=IF(1/(1+EXP(-[.A2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1865187312054" calcext:value-type="float">
            <text:p>-1.41865187312054</text:p>
          </table:table-cell>
          <table:table-cell table:formula="of:=IF(1/(1+EXP(-[.A2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9446102528968" calcext:value-type="float">
            <text:p>0.89446102528968</text:p>
          </table:table-cell>
          <table:table-cell table:formula="of:=IF(1/(1+EXP(-[.A2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109060538101" calcext:value-type="float">
            <text:p>-1.0109060538101</text:p>
          </table:table-cell>
          <table:table-cell table:formula="of:=IF(1/(1+EXP(-[.A2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47652823017784" calcext:value-type="float">
            <text:p>0.347652823017784</text:p>
          </table:table-cell>
          <table:table-cell table:formula="of:=IF(1/(1+EXP(-[.A2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4050536186643" calcext:value-type="float">
            <text:p>-2.44050536186643</text:p>
          </table:table-cell>
          <table:table-cell table:formula="of:=IF(1/(1+EXP(-[.A2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844044193671" calcext:value-type="float">
            <text:p>4.24844044193671</text:p>
          </table:table-cell>
          <table:table-cell table:formula="of:=IF(1/(1+EXP(-[.A2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142163722365" calcext:value-type="float">
            <text:p>2.8142163722365</text:p>
          </table:table-cell>
          <table:table-cell table:formula="of:=IF(1/(1+EXP(-[.A2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19194291190805" calcext:value-type="float">
            <text:p>-0.519194291190805</text:p>
          </table:table-cell>
          <table:table-cell table:formula="of:=IF(1/(1+EXP(-[.A2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63570515220381" calcext:value-type="float">
            <text:p>-0.563570515220381</text:p>
          </table:table-cell>
          <table:table-cell table:formula="of:=IF(1/(1+EXP(-[.A2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4032890388333" calcext:value-type="float">
            <text:p>1.74032890388333</text:p>
          </table:table-cell>
          <table:table-cell table:formula="of:=IF(1/(1+EXP(-[.A2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8629295822867" calcext:value-type="float">
            <text:p>-2.88629295822867</text:p>
          </table:table-cell>
          <table:table-cell table:formula="of:=IF(1/(1+EXP(-[.A2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3850509977036" calcext:value-type="float">
            <text:p>-0.33850509977036</text:p>
          </table:table-cell>
          <table:table-cell table:formula="of:=IF(1/(1+EXP(-[.A2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9568680351272" calcext:value-type="float">
            <text:p>-3.99568680351272</text:p>
          </table:table-cell>
          <table:table-cell table:formula="of:=IF(1/(1+EXP(-[.A2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8252026457829" calcext:value-type="float">
            <text:p>3.88252026457829</text:p>
          </table:table-cell>
          <table:table-cell table:formula="of:=IF(1/(1+EXP(-[.A2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3108870541582" calcext:value-type="float">
            <text:p>-2.43108870541582</text:p>
          </table:table-cell>
          <table:table-cell table:formula="of:=IF(1/(1+EXP(-[.A2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2172355783667" calcext:value-type="float">
            <text:p>-2.32172355783667</text:p>
          </table:table-cell>
          <table:table-cell table:formula="of:=IF(1/(1+EXP(-[.A2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2830273622237" calcext:value-type="float">
            <text:p>-4.12830273622237</text:p>
          </table:table-cell>
          <table:table-cell table:formula="of:=IF(1/(1+EXP(-[.A2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40235961346465" calcext:value-type="float">
            <text:p>0.540235961346465</text:p>
          </table:table-cell>
          <table:table-cell table:formula="of:=IF(1/(1+EXP(-[.A25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54848680860974" calcext:value-type="float">
            <text:p>0.654848680860974</text:p>
          </table:table-cell>
          <table:table-cell table:formula="of:=IF(1/(1+EXP(-[.A2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225068133512" calcext:value-type="float">
            <text:p>-2.76225068133512</text:p>
          </table:table-cell>
          <table:table-cell table:formula="of:=IF(1/(1+EXP(-[.A2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6716194494385" calcext:value-type="float">
            <text:p>2.36716194494385</text:p>
          </table:table-cell>
          <table:table-cell table:formula="of:=IF(1/(1+EXP(-[.A2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31389528507693" calcext:value-type="float">
            <text:p>0.631389528507693</text:p>
          </table:table-cell>
          <table:table-cell table:formula="of:=IF(1/(1+EXP(-[.A2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0705235249967" calcext:value-type="float">
            <text:p>-1.60705235249967</text:p>
          </table:table-cell>
          <table:table-cell table:formula="of:=IF(1/(1+EXP(-[.A2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3104324408202" calcext:value-type="float">
            <text:p>2.33104324408202</text:p>
          </table:table-cell>
          <table:table-cell table:formula="of:=IF(1/(1+EXP(-[.A2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453606901457" calcext:value-type="float">
            <text:p>-2.8453606901457</text:p>
          </table:table-cell>
          <table:table-cell table:formula="of:=IF(1/(1+EXP(-[.A2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3594563086337" calcext:value-type="float">
            <text:p>1.23594563086337</text:p>
          </table:table-cell>
          <table:table-cell table:formula="of:=IF(1/(1+EXP(-[.A25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831910711077" calcext:value-type="float">
            <text:p>-3.71831910711077</text:p>
          </table:table-cell>
          <table:table-cell table:formula="of:=IF(1/(1+EXP(-[.A2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0124915103761" calcext:value-type="float">
            <text:p>-1.50124915103761</text:p>
          </table:table-cell>
          <table:table-cell table:formula="of:=IF(1/(1+EXP(-[.A2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6466187657348" calcext:value-type="float">
            <text:p>4.16466187657348</text:p>
          </table:table-cell>
          <table:table-cell table:formula="of:=IF(1/(1+EXP(-[.A26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1320505782276" calcext:value-type="float">
            <text:p>-3.81320505782276</text:p>
          </table:table-cell>
          <table:table-cell table:formula="of:=IF(1/(1+EXP(-[.A2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7833821293652" calcext:value-type="float">
            <text:p>3.97833821293652</text:p>
          </table:table-cell>
          <table:table-cell table:formula="of:=IF(1/(1+EXP(-[.A2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57994321432216" calcext:value-type="float">
            <text:p>0.857994321432216</text:p>
          </table:table-cell>
          <table:table-cell table:formula="of:=IF(1/(1+EXP(-[.A2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7626655171195" calcext:value-type="float">
            <text:p>-3.27626655171195</text:p>
          </table:table-cell>
          <table:table-cell table:formula="of:=IF(1/(1+EXP(-[.A2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182371311509" calcext:value-type="float">
            <text:p>3.9182371311509</text:p>
          </table:table-cell>
          <table:table-cell table:formula="of:=IF(1/(1+EXP(-[.A2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354495951293" calcext:value-type="float">
            <text:p>-0.3354495951293</text:p>
          </table:table-cell>
          <table:table-cell table:formula="of:=IF(1/(1+EXP(-[.A2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671302126406" calcext:value-type="float">
            <text:p>4.86671302126406</text:p>
          </table:table-cell>
          <table:table-cell table:formula="of:=IF(1/(1+EXP(-[.A26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9329538897744" calcext:value-type="float">
            <text:p>4.89329538897744</text:p>
          </table:table-cell>
          <table:table-cell table:formula="of:=IF(1/(1+EXP(-[.A2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3364379060295" calcext:value-type="float">
            <text:p>2.23364379060295</text:p>
          </table:table-cell>
          <table:table-cell table:formula="of:=IF(1/(1+EXP(-[.A27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5391877974788" calcext:value-type="float">
            <text:p>-3.15391877974788</text:p>
          </table:table-cell>
          <table:table-cell table:formula="of:=IF(1/(1+EXP(-[.A2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71570530291296" calcext:value-type="float">
            <text:p>0.571570530291296</text:p>
          </table:table-cell>
          <table:table-cell table:formula="of:=IF(1/(1+EXP(-[.A2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289204035093" calcext:value-type="float">
            <text:p>-4.4289204035093</text:p>
          </table:table-cell>
          <table:table-cell table:formula="of:=IF(1/(1+EXP(-[.A2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1489852257223" calcext:value-type="float">
            <text:p>1.91489852257223</text:p>
          </table:table-cell>
          <table:table-cell table:formula="of:=IF(1/(1+EXP(-[.A27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1508778475496" calcext:value-type="float">
            <text:p>-3.61508778475496</text:p>
          </table:table-cell>
          <table:table-cell table:formula="of:=IF(1/(1+EXP(-[.A2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7427304144383" calcext:value-type="float">
            <text:p>-3.37427304144383</text:p>
          </table:table-cell>
          <table:table-cell table:formula="of:=IF(1/(1+EXP(-[.A2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06905177900709" calcext:value-type="float">
            <text:p>0.406905177900709</text:p>
          </table:table-cell>
          <table:table-cell table:formula="of:=IF(1/(1+EXP(-[.A2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9498769015179" calcext:value-type="float">
            <text:p>2.29498769015179</text:p>
          </table:table-cell>
          <table:table-cell table:formula="of:=IF(1/(1+EXP(-[.A2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946180763425" calcext:value-type="float">
            <text:p>4.5946180763425</text:p>
          </table:table-cell>
          <table:table-cell table:formula="of:=IF(1/(1+EXP(-[.A2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49196277220995" calcext:value-type="float">
            <text:p>0.449196277220995</text:p>
          </table:table-cell>
          <table:table-cell table:formula="of:=IF(1/(1+EXP(-[.A2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8832810472927" calcext:value-type="float">
            <text:p>-2.98832810472927</text:p>
          </table:table-cell>
          <table:table-cell table:formula="of:=IF(1/(1+EXP(-[.A2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2405434230574" calcext:value-type="float">
            <text:p>-1.62405434230574</text:p>
          </table:table-cell>
          <table:table-cell table:formula="of:=IF(1/(1+EXP(-[.A2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9066404572827" calcext:value-type="float">
            <text:p>-3.39066404572827</text:p>
          </table:table-cell>
          <table:table-cell table:formula="of:=IF(1/(1+EXP(-[.A2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2296164768959" calcext:value-type="float">
            <text:p>-2.42296164768959</text:p>
          </table:table-cell>
          <table:table-cell table:formula="of:=IF(1/(1+EXP(-[.A2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1388317890821" calcext:value-type="float">
            <text:p>3.71388317890821</text:p>
          </table:table-cell>
          <table:table-cell table:formula="of:=IF(1/(1+EXP(-[.A2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1647495724252" calcext:value-type="float">
            <text:p>3.31647495724252</text:p>
          </table:table-cell>
          <table:table-cell table:formula="of:=IF(1/(1+EXP(-[.A2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8987882719284" calcext:value-type="float">
            <text:p>-2.48987882719284</text:p>
          </table:table-cell>
          <table:table-cell table:formula="of:=IF(1/(1+EXP(-[.A2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039862775228" calcext:value-type="float">
            <text:p>-3.80039862775228</text:p>
          </table:table-cell>
          <table:table-cell table:formula="of:=IF(1/(1+EXP(-[.A2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6393547345973" calcext:value-type="float">
            <text:p>-4.76393547345973</text:p>
          </table:table-cell>
          <table:table-cell table:formula="of:=IF(1/(1+EXP(-[.A2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0941251168859" calcext:value-type="float">
            <text:p>-1.50941251168859</text:p>
          </table:table-cell>
          <table:table-cell table:formula="of:=IF(1/(1+EXP(-[.A2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867792203174" calcext:value-type="float">
            <text:p>-3.3867792203174</text:p>
          </table:table-cell>
          <table:table-cell table:formula="of:=IF(1/(1+EXP(-[.A2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1678292563363" calcext:value-type="float">
            <text:p>-2.41678292563363</text:p>
          </table:table-cell>
          <table:table-cell table:formula="of:=IF(1/(1+EXP(-[.A2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9804287217429" calcext:value-type="float">
            <text:p>-4.49804287217429</text:p>
          </table:table-cell>
          <table:table-cell table:formula="of:=IF(1/(1+EXP(-[.A2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1288251938964" calcext:value-type="float">
            <text:p>-0.631288251938964</text:p>
          </table:table-cell>
          <table:table-cell table:formula="of:=IF(1/(1+EXP(-[.A2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489148391223" calcext:value-type="float">
            <text:p>1.2489148391223</text:p>
          </table:table-cell>
          <table:table-cell table:formula="of:=IF(1/(1+EXP(-[.A29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1300177267535" calcext:value-type="float">
            <text:p>1.91300177267535</text:p>
          </table:table-cell>
          <table:table-cell table:formula="of:=IF(1/(1+EXP(-[.A2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1810720407129" calcext:value-type="float">
            <text:p>-4.81810720407129</text:p>
          </table:table-cell>
          <table:table-cell table:formula="of:=IF(1/(1+EXP(-[.A2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5586366406477" calcext:value-type="float">
            <text:p>3.75586366406477</text:p>
          </table:table-cell>
          <table:table-cell table:formula="of:=IF(1/(1+EXP(-[.A2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089819969094" calcext:value-type="float">
            <text:p>4.7089819969094</text:p>
          </table:table-cell>
          <table:table-cell table:formula="of:=IF(1/(1+EXP(-[.A29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8637790003087" calcext:value-type="float">
            <text:p>-1.68637790003087</text:p>
          </table:table-cell>
          <table:table-cell table:formula="of:=IF(1/(1+EXP(-[.A3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9288617811403" calcext:value-type="float">
            <text:p>-4.59288617811403</text:p>
          </table:table-cell>
          <table:table-cell table:formula="of:=IF(1/(1+EXP(-[.A3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0482551432267" calcext:value-type="float">
            <text:p>-4.00482551432267</text:p>
          </table:table-cell>
          <table:table-cell table:formula="of:=IF(1/(1+EXP(-[.A3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1254305222081" calcext:value-type="float">
            <text:p>-2.51254305222081</text:p>
          </table:table-cell>
          <table:table-cell table:formula="of:=IF(1/(1+EXP(-[.A3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7371644373744" calcext:value-type="float">
            <text:p>-4.07371644373744</text:p>
          </table:table-cell>
          <table:table-cell table:formula="of:=IF(1/(1+EXP(-[.A3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3398111455231" calcext:value-type="float">
            <text:p>-4.83398111455231</text:p>
          </table:table-cell>
          <table:table-cell table:formula="of:=IF(1/(1+EXP(-[.A3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0166716744946882" calcext:value-type="float">
            <text:p>0.001667167449469</text:p>
          </table:table-cell>
          <table:table-cell table:formula="of:=IF(1/(1+EXP(-[.A30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0719200032623" calcext:value-type="float">
            <text:p>4.10719200032623</text:p>
          </table:table-cell>
          <table:table-cell table:formula="of:=IF(1/(1+EXP(-[.A30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9443850163817" calcext:value-type="float">
            <text:p>4.79443850163817</text:p>
          </table:table-cell>
          <table:table-cell table:formula="of:=IF(1/(1+EXP(-[.A30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7869819549199" calcext:value-type="float">
            <text:p>-1.07869819549199</text:p>
          </table:table-cell>
          <table:table-cell table:formula="of:=IF(1/(1+EXP(-[.A30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2052496352917" calcext:value-type="float">
            <text:p>3.32052496352917</text:p>
          </table:table-cell>
          <table:table-cell table:formula="of:=IF(1/(1+EXP(-[.A3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46158932146" calcext:value-type="float">
            <text:p>2.046158932146</text:p>
          </table:table-cell>
          <table:table-cell table:formula="of:=IF(1/(1+EXP(-[.A31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948413918823" calcext:value-type="float">
            <text:p>-1.5948413918823</text:p>
          </table:table-cell>
          <table:table-cell table:formula="of:=IF(1/(1+EXP(-[.A31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06629682896861" calcext:value-type="float">
            <text:p>-0.406629682896861</text:p>
          </table:table-cell>
          <table:table-cell table:formula="of:=IF(1/(1+EXP(-[.A3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81097072149493" calcext:value-type="float">
            <text:p>0.781097072149493</text:p>
          </table:table-cell>
          <table:table-cell table:formula="of:=IF(1/(1+EXP(-[.A3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613681916343" calcext:value-type="float">
            <text:p>-3.83613681916343</text:p>
          </table:table-cell>
          <table:table-cell table:formula="of:=IF(1/(1+EXP(-[.A3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81033793958" calcext:value-type="float">
            <text:p>-3.1181033793958</text:p>
          </table:table-cell>
          <table:table-cell table:formula="of:=IF(1/(1+EXP(-[.A31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1571790920908" calcext:value-type="float">
            <text:p>-2.11571790920908</text:p>
          </table:table-cell>
          <table:table-cell table:formula="of:=IF(1/(1+EXP(-[.A3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6828949694325" calcext:value-type="float">
            <text:p>2.06828949694325</text:p>
          </table:table-cell>
          <table:table-cell table:formula="of:=IF(1/(1+EXP(-[.A3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7840222597705" calcext:value-type="float">
            <text:p>3.77840222597705</text:p>
          </table:table-cell>
          <table:table-cell table:formula="of:=IF(1/(1+EXP(-[.A3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351413317789" calcext:value-type="float">
            <text:p>3.3351413317789</text:p>
          </table:table-cell>
          <table:table-cell table:formula="of:=IF(1/(1+EXP(-[.A3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6670896370396" calcext:value-type="float">
            <text:p>4.56670896370396</text:p>
          </table:table-cell>
          <table:table-cell table:formula="of:=IF(1/(1+EXP(-[.A32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92100079578494" calcext:value-type="float">
            <text:p>0.892100079578494</text:p>
          </table:table-cell>
          <table:table-cell table:formula="of:=IF(1/(1+EXP(-[.A3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45759419129" calcext:value-type="float">
            <text:p>3.145759419129</text:p>
          </table:table-cell>
          <table:table-cell table:formula="of:=IF(1/(1+EXP(-[.A3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5992876030515" calcext:value-type="float">
            <text:p>2.45992876030515</text:p>
          </table:table-cell>
          <table:table-cell table:formula="of:=IF(1/(1+EXP(-[.A3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2202354216594" calcext:value-type="float">
            <text:p>-1.22202354216594</text:p>
          </table:table-cell>
          <table:table-cell table:formula="of:=IF(1/(1+EXP(-[.A3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795577541621" calcext:value-type="float">
            <text:p>4.24795577541621</text:p>
          </table:table-cell>
          <table:table-cell table:formula="of:=IF(1/(1+EXP(-[.A32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1856492870322" calcext:value-type="float">
            <text:p>-3.11856492870322</text:p>
          </table:table-cell>
          <table:table-cell table:formula="of:=IF(1/(1+EXP(-[.A3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4951854423533" calcext:value-type="float">
            <text:p>2.74951854423533</text:p>
          </table:table-cell>
          <table:table-cell table:formula="of:=IF(1/(1+EXP(-[.A3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0263012043781" calcext:value-type="float">
            <text:p>3.80263012043781</text:p>
          </table:table-cell>
          <table:table-cell table:formula="of:=IF(1/(1+EXP(-[.A3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9707340948403" calcext:value-type="float">
            <text:p>-3.89707340948403</text:p>
          </table:table-cell>
          <table:table-cell table:formula="of:=IF(1/(1+EXP(-[.A3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7294392210236" calcext:value-type="float">
            <text:p>4.47294392210236</text:p>
          </table:table-cell>
          <table:table-cell table:formula="of:=IF(1/(1+EXP(-[.A33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6468851572731" calcext:value-type="float">
            <text:p>1.46468851572731</text:p>
          </table:table-cell>
          <table:table-cell table:formula="of:=IF(1/(1+EXP(-[.A3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1616123204622" calcext:value-type="float">
            <text:p>3.51616123204622</text:p>
          </table:table-cell>
          <table:table-cell table:formula="of:=IF(1/(1+EXP(-[.A3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1325979304275" calcext:value-type="float">
            <text:p>-2.01325979304275</text:p>
          </table:table-cell>
          <table:table-cell table:formula="of:=IF(1/(1+EXP(-[.A3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5184104259361" calcext:value-type="float">
            <text:p>2.15184104259361</text:p>
          </table:table-cell>
          <table:table-cell table:formula="of:=IF(1/(1+EXP(-[.A33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325660420562" calcext:value-type="float">
            <text:p>-1.34325660420562</text:p>
          </table:table-cell>
          <table:table-cell table:formula="of:=IF(1/(1+EXP(-[.A3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175518840581308" calcext:value-type="float">
            <text:p>0.017551884058131</text:p>
          </table:table-cell>
          <table:table-cell table:formula="of:=IF(1/(1+EXP(-[.A3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130278262522" calcext:value-type="float">
            <text:p>1.42130278262522</text:p>
          </table:table-cell>
          <table:table-cell table:formula="of:=IF(1/(1+EXP(-[.A3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93384571766476" calcext:value-type="float">
            <text:p>0.393384571766476</text:p>
          </table:table-cell>
          <table:table-cell table:formula="of:=IF(1/(1+EXP(-[.A3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0383614742027" calcext:value-type="float">
            <text:p>1.10383614742027</text:p>
          </table:table-cell>
          <table:table-cell table:formula="of:=IF(1/(1+EXP(-[.A3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6967713145999" calcext:value-type="float">
            <text:p>4.16967713145999</text:p>
          </table:table-cell>
          <table:table-cell table:formula="of:=IF(1/(1+EXP(-[.A3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6320785349138" calcext:value-type="float">
            <text:p>-4.86320785349138</text:p>
          </table:table-cell>
          <table:table-cell table:formula="of:=IF(1/(1+EXP(-[.A34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66808340720743" calcext:value-type="float">
            <text:p>-0.366808340720743</text:p>
          </table:table-cell>
          <table:table-cell table:formula="of:=IF(1/(1+EXP(-[.A3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5289104094084" calcext:value-type="float">
            <text:p>-3.25289104094084</text:p>
          </table:table-cell>
          <table:table-cell table:formula="of:=IF(1/(1+EXP(-[.A3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8307540584489" calcext:value-type="float">
            <text:p>-2.78307540584489</text:p>
          </table:table-cell>
          <table:table-cell table:formula="of:=IF(1/(1+EXP(-[.A3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6861583380423" calcext:value-type="float">
            <text:p>1.86861583380423</text:p>
          </table:table-cell>
          <table:table-cell table:formula="of:=IF(1/(1+EXP(-[.A34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3205761618693" calcext:value-type="float">
            <text:p>-4.23205761618693</text:p>
          </table:table-cell>
          <table:table-cell table:formula="of:=IF(1/(1+EXP(-[.A3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0224758790285" calcext:value-type="float">
            <text:p>-2.60224758790285</text:p>
          </table:table-cell>
          <table:table-cell table:formula="of:=IF(1/(1+EXP(-[.A34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4520665802212" calcext:value-type="float">
            <text:p>-1.44520665802212</text:p>
          </table:table-cell>
          <table:table-cell table:formula="of:=IF(1/(1+EXP(-[.A3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3227254140955" calcext:value-type="float">
            <text:p>1.63227254140955</text:p>
          </table:table-cell>
          <table:table-cell table:formula="of:=IF(1/(1+EXP(-[.A3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5377904914116" calcext:value-type="float">
            <text:p>2.95377904914116</text:p>
          </table:table-cell>
          <table:table-cell table:formula="of:=IF(1/(1+EXP(-[.A35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4138351350741" calcext:value-type="float">
            <text:p>-3.64138351350741</text:p>
          </table:table-cell>
          <table:table-cell table:formula="of:=IF(1/(1+EXP(-[.A3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6079391781332" calcext:value-type="float">
            <text:p>2.36079391781332</text:p>
          </table:table-cell>
          <table:table-cell table:formula="of:=IF(1/(1+EXP(-[.A3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4439735543972" calcext:value-type="float">
            <text:p>4.64439735543972</text:p>
          </table:table-cell>
          <table:table-cell table:formula="of:=IF(1/(1+EXP(-[.A3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615840330285" calcext:value-type="float">
            <text:p>-4.3615840330285</text:p>
          </table:table-cell>
          <table:table-cell table:formula="of:=IF(1/(1+EXP(-[.A3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479248796329" calcext:value-type="float">
            <text:p>-2.57479248796329</text:p>
          </table:table-cell>
          <table:table-cell table:formula="of:=IF(1/(1+EXP(-[.A3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2444696894252" calcext:value-type="float">
            <text:p>-4.22444696894252</text:p>
          </table:table-cell>
          <table:table-cell table:formula="of:=IF(1/(1+EXP(-[.A3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6069738721243" calcext:value-type="float">
            <text:p>0.596069738721243</text:p>
          </table:table-cell>
          <table:table-cell table:formula="of:=IF(1/(1+EXP(-[.A3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5063667310439" calcext:value-type="float">
            <text:p>1.45063667310439</text:p>
          </table:table-cell>
          <table:table-cell table:formula="of:=IF(1/(1+EXP(-[.A3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80938841092598" calcext:value-type="float">
            <text:p>-0.080938841092598</text:p>
          </table:table-cell>
          <table:table-cell table:formula="of:=IF(1/(1+EXP(-[.A36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1236591565019" calcext:value-type="float">
            <text:p>-4.91236591565019</text:p>
          </table:table-cell>
          <table:table-cell table:formula="of:=IF(1/(1+EXP(-[.A3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40566794960319" calcext:value-type="float">
            <text:p>-0.840566794960319</text:p>
          </table:table-cell>
          <table:table-cell table:formula="of:=IF(1/(1+EXP(-[.A3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3903191894439" calcext:value-type="float">
            <text:p>-4.03903191894439</text:p>
          </table:table-cell>
          <table:table-cell table:formula="of:=IF(1/(1+EXP(-[.A3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9809805961476" calcext:value-type="float">
            <text:p>1.79809805961476</text:p>
          </table:table-cell>
          <table:table-cell table:formula="of:=IF(1/(1+EXP(-[.A3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6230427783251" calcext:value-type="float">
            <text:p>-4.16230427783251</text:p>
          </table:table-cell>
          <table:table-cell table:formula="of:=IF(1/(1+EXP(-[.A3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20506921267149" calcext:value-type="float">
            <text:p>0.320506921267149</text:p>
          </table:table-cell>
          <table:table-cell table:formula="of:=IF(1/(1+EXP(-[.A3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9868050771993" calcext:value-type="float">
            <text:p>4.09868050771993</text:p>
          </table:table-cell>
          <table:table-cell table:formula="of:=IF(1/(1+EXP(-[.A36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404966021229" calcext:value-type="float">
            <text:p>-4.7404966021229</text:p>
          </table:table-cell>
          <table:table-cell table:formula="of:=IF(1/(1+EXP(-[.A3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9330730498199" calcext:value-type="float">
            <text:p>2.69330730498199</text:p>
          </table:table-cell>
          <table:table-cell table:formula="of:=IF(1/(1+EXP(-[.A3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24557691306" calcext:value-type="float">
            <text:p>-1.824557691306</text:p>
          </table:table-cell>
          <table:table-cell table:formula="of:=IF(1/(1+EXP(-[.A3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1924427039916" calcext:value-type="float">
            <text:p>3.71924427039916</text:p>
          </table:table-cell>
          <table:table-cell table:formula="of:=IF(1/(1+EXP(-[.A37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8731381057949" calcext:value-type="float">
            <text:p>2.68731381057949</text:p>
          </table:table-cell>
          <table:table-cell table:formula="of:=IF(1/(1+EXP(-[.A3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4614010750936" calcext:value-type="float">
            <text:p>-3.84614010750936</text:p>
          </table:table-cell>
          <table:table-cell table:formula="of:=IF(1/(1+EXP(-[.A3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88568692292371" calcext:value-type="float">
            <text:p>-0.588568692292371</text:p>
          </table:table-cell>
          <table:table-cell table:formula="of:=IF(1/(1+EXP(-[.A3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15915933448742" calcext:value-type="float">
            <text:p>0.115915933448742</text:p>
          </table:table-cell>
          <table:table-cell table:formula="of:=IF(1/(1+EXP(-[.A3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7579343596521" calcext:value-type="float">
            <text:p>-4.17579343596521</text:p>
          </table:table-cell>
          <table:table-cell table:formula="of:=IF(1/(1+EXP(-[.A3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2195628996337" calcext:value-type="float">
            <text:p>0.62195628996337</text:p>
          </table:table-cell>
          <table:table-cell table:formula="of:=IF(1/(1+EXP(-[.A3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360149981764" calcext:value-type="float">
            <text:p>-3.14360149981764</text:p>
          </table:table-cell>
          <table:table-cell table:formula="of:=IF(1/(1+EXP(-[.A37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0459696078109" calcext:value-type="float">
            <text:p>-1.00459696078109</text:p>
          </table:table-cell>
          <table:table-cell table:formula="of:=IF(1/(1+EXP(-[.A3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9345104968791" calcext:value-type="float">
            <text:p>2.49345104968791</text:p>
          </table:table-cell>
          <table:table-cell table:formula="of:=IF(1/(1+EXP(-[.A38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1070755779826" calcext:value-type="float">
            <text:p>1.61070755779826</text:p>
          </table:table-cell>
          <table:table-cell table:formula="of:=IF(1/(1+EXP(-[.A3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0519179078429" calcext:value-type="float">
            <text:p>-3.80519179078429</text:p>
          </table:table-cell>
          <table:table-cell table:formula="of:=IF(1/(1+EXP(-[.A3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488430979108" calcext:value-type="float">
            <text:p>-4.73488430979108</text:p>
          </table:table-cell>
          <table:table-cell table:formula="of:=IF(1/(1+EXP(-[.A3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8460819065998" calcext:value-type="float">
            <text:p>-2.08460819065998</text:p>
          </table:table-cell>
          <table:table-cell table:formula="of:=IF(1/(1+EXP(-[.A3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1659148341355" calcext:value-type="float">
            <text:p>-3.61659148341355</text:p>
          </table:table-cell>
          <table:table-cell table:formula="of:=IF(1/(1+EXP(-[.A3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6433134511781" calcext:value-type="float">
            <text:p>2.26433134511781</text:p>
          </table:table-cell>
          <table:table-cell table:formula="of:=IF(1/(1+EXP(-[.A38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3292776545746" calcext:value-type="float">
            <text:p>1.13292776545746</text:p>
          </table:table-cell>
          <table:table-cell table:formula="of:=IF(1/(1+EXP(-[.A38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987698839833" calcext:value-type="float">
            <text:p>-4.0987698839833</text:p>
          </table:table-cell>
          <table:table-cell table:formula="of:=IF(1/(1+EXP(-[.A3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7259766923631" calcext:value-type="float">
            <text:p>-1.27259766923631</text:p>
          </table:table-cell>
          <table:table-cell table:formula="of:=IF(1/(1+EXP(-[.A38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6572339546661" calcext:value-type="float">
            <text:p>-3.86572339546661</text:p>
          </table:table-cell>
          <table:table-cell table:formula="of:=IF(1/(1+EXP(-[.A3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559720538305" calcext:value-type="float">
            <text:p>-3.11559720538305</text:p>
          </table:table-cell>
          <table:table-cell table:formula="of:=IF(1/(1+EXP(-[.A3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2081462324386" calcext:value-type="float">
            <text:p>2.52081462324386</text:p>
          </table:table-cell>
          <table:table-cell table:formula="of:=IF(1/(1+EXP(-[.A39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4511602412262" calcext:value-type="float">
            <text:p>-3.84511602412262</text:p>
          </table:table-cell>
          <table:table-cell table:formula="of:=IF(1/(1+EXP(-[.A3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5054718899167" calcext:value-type="float">
            <text:p>-2.95054718899167</text:p>
          </table:table-cell>
          <table:table-cell table:formula="of:=IF(1/(1+EXP(-[.A3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43221600995834" calcext:value-type="float">
            <text:p>0.443221600995834</text:p>
          </table:table-cell>
          <table:table-cell table:formula="of:=IF(1/(1+EXP(-[.A3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0075067911811" calcext:value-type="float">
            <text:p>-4.50075067911811</text:p>
          </table:table-cell>
          <table:table-cell table:formula="of:=IF(1/(1+EXP(-[.A3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969689229172142" calcext:value-type="float">
            <text:p>-0.096968922917214</text:p>
          </table:table-cell>
          <table:table-cell table:formula="of:=IF(1/(1+EXP(-[.A3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320642522658" calcext:value-type="float">
            <text:p>1.17320642522658</text:p>
          </table:table-cell>
          <table:table-cell table:formula="of:=IF(1/(1+EXP(-[.A3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7877236765785" calcext:value-type="float">
            <text:p>-2.87877236765785</text:p>
          </table:table-cell>
          <table:table-cell table:formula="of:=IF(1/(1+EXP(-[.A3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50463413732021" calcext:value-type="float">
            <text:p>-0.150463413732021</text:p>
          </table:table-cell>
          <table:table-cell table:formula="of:=IF(1/(1+EXP(-[.A4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2776068645879" calcext:value-type="float">
            <text:p>-3.32776068645879</text:p>
          </table:table-cell>
          <table:table-cell table:formula="of:=IF(1/(1+EXP(-[.A40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9537616131569" calcext:value-type="float">
            <text:p>1.99537616131569</text:p>
          </table:table-cell>
          <table:table-cell table:formula="of:=IF(1/(1+EXP(-[.A40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8413616201368" calcext:value-type="float">
            <text:p>3.58413616201368</text:p>
          </table:table-cell>
          <table:table-cell table:formula="of:=IF(1/(1+EXP(-[.A40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99263163055051" calcext:value-type="float">
            <text:p>0.899263163055051</text:p>
          </table:table-cell>
          <table:table-cell table:formula="of:=IF(1/(1+EXP(-[.A40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8327787219225" calcext:value-type="float">
            <text:p>-1.48327787219225</text:p>
          </table:table-cell>
          <table:table-cell table:formula="of:=IF(1/(1+EXP(-[.A4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5961338625473" calcext:value-type="float">
            <text:p>2.35961338625473</text:p>
          </table:table-cell>
          <table:table-cell table:formula="of:=IF(1/(1+EXP(-[.A4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5939168705962" calcext:value-type="float">
            <text:p>4.35939168705962</text:p>
          </table:table-cell>
          <table:table-cell table:formula="of:=IF(1/(1+EXP(-[.A40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1320211115224" calcext:value-type="float">
            <text:p>-4.61320211115224</text:p>
          </table:table-cell>
          <table:table-cell table:formula="of:=IF(1/(1+EXP(-[.A4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0960080300347" calcext:value-type="float">
            <text:p>-1.10960080300347</text:p>
          </table:table-cell>
          <table:table-cell table:formula="of:=IF(1/(1+EXP(-[.A40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7463071004785" calcext:value-type="float">
            <text:p>3.87463071004785</text:p>
          </table:table-cell>
          <table:table-cell table:formula="of:=IF(1/(1+EXP(-[.A4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4026574395482" calcext:value-type="float">
            <text:p>-1.14026574395482</text:p>
          </table:table-cell>
          <table:table-cell table:formula="of:=IF(1/(1+EXP(-[.A4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668233147665" calcext:value-type="float">
            <text:p>1.81668233147665</text:p>
          </table:table-cell>
          <table:table-cell table:formula="of:=IF(1/(1+EXP(-[.A4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67772557174233" calcext:value-type="float">
            <text:p>0.667772557174233</text:p>
          </table:table-cell>
          <table:table-cell table:formula="of:=IF(1/(1+EXP(-[.A4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594349227088" calcext:value-type="float">
            <text:p>-2.3594349227088</text:p>
          </table:table-cell>
          <table:table-cell table:formula="of:=IF(1/(1+EXP(-[.A4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36649320270496" calcext:value-type="float">
            <text:p>-0.336649320270496</text:p>
          </table:table-cell>
          <table:table-cell table:formula="of:=IF(1/(1+EXP(-[.A4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1155897055125" calcext:value-type="float">
            <text:p>1.41155897055125</text:p>
          </table:table-cell>
          <table:table-cell table:formula="of:=IF(1/(1+EXP(-[.A4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33880609000234" calcext:value-type="float">
            <text:p>0.733880609000234</text:p>
          </table:table-cell>
          <table:table-cell table:formula="of:=IF(1/(1+EXP(-[.A4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0955619280353" calcext:value-type="float">
            <text:p>4.30955619280353</text:p>
          </table:table-cell>
          <table:table-cell table:formula="of:=IF(1/(1+EXP(-[.A4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6614257040206" calcext:value-type="float">
            <text:p>2.66614257040206</text:p>
          </table:table-cell>
          <table:table-cell table:formula="of:=IF(1/(1+EXP(-[.A41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2605766788856" calcext:value-type="float">
            <text:p>-4.72605766788856</text:p>
          </table:table-cell>
          <table:table-cell table:formula="of:=IF(1/(1+EXP(-[.A42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2962592280413" calcext:value-type="float">
            <text:p>3.62962592280413</text:p>
          </table:table-cell>
          <table:table-cell table:formula="of:=IF(1/(1+EXP(-[.A42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7017253263462" calcext:value-type="float">
            <text:p>3.97017253263462</text:p>
          </table:table-cell>
          <table:table-cell table:formula="of:=IF(1/(1+EXP(-[.A4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4391547080714" calcext:value-type="float">
            <text:p>4.44391547080714</text:p>
          </table:table-cell>
          <table:table-cell table:formula="of:=IF(1/(1+EXP(-[.A42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3467921569091" calcext:value-type="float">
            <text:p>4.73467921569091</text:p>
          </table:table-cell>
          <table:table-cell table:formula="of:=IF(1/(1+EXP(-[.A4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7357099885418" calcext:value-type="float">
            <text:p>4.97357099885418</text:p>
          </table:table-cell>
          <table:table-cell table:formula="of:=IF(1/(1+EXP(-[.A42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2652565350195" calcext:value-type="float">
            <text:p>-4.72652565350195</text:p>
          </table:table-cell>
          <table:table-cell table:formula="of:=IF(1/(1+EXP(-[.A42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22869387010707" calcext:value-type="float">
            <text:p>0.522869387010707</text:p>
          </table:table-cell>
          <table:table-cell table:formula="of:=IF(1/(1+EXP(-[.A4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0169233892455" calcext:value-type="float">
            <text:p>3.80169233892455</text:p>
          </table:table-cell>
          <table:table-cell table:formula="of:=IF(1/(1+EXP(-[.A42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9141524415874" calcext:value-type="float">
            <text:p>1.69141524415874</text:p>
          </table:table-cell>
          <table:table-cell table:formula="of:=IF(1/(1+EXP(-[.A4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1939077882277" calcext:value-type="float">
            <text:p>-3.61939077882277</text:p>
          </table:table-cell>
          <table:table-cell table:formula="of:=IF(1/(1+EXP(-[.A4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938035458423" calcext:value-type="float">
            <text:p>-2.57938035458423</text:p>
          </table:table-cell>
          <table:table-cell table:formula="of:=IF(1/(1+EXP(-[.A4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5913017654416" calcext:value-type="float">
            <text:p>-4.45913017654416</text:p>
          </table:table-cell>
          <table:table-cell table:formula="of:=IF(1/(1+EXP(-[.A43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4658372881862" calcext:value-type="float">
            <text:p>2.54658372881862</text:p>
          </table:table-cell>
          <table:table-cell table:formula="of:=IF(1/(1+EXP(-[.A43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5851273744468" calcext:value-type="float">
            <text:p>-3.65851273744468</text:p>
          </table:table-cell>
          <table:table-cell table:formula="of:=IF(1/(1+EXP(-[.A4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05102239518" calcext:value-type="float">
            <text:p>-2.805102239518</text:p>
          </table:table-cell>
          <table:table-cell table:formula="of:=IF(1/(1+EXP(-[.A4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93555350638688" calcext:value-type="float">
            <text:p>-0.793555350638688</text:p>
          </table:table-cell>
          <table:table-cell table:formula="of:=IF(1/(1+EXP(-[.A4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4524050040601" calcext:value-type="float">
            <text:p>2.34524050040601</text:p>
          </table:table-cell>
          <table:table-cell table:formula="of:=IF(1/(1+EXP(-[.A43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7312278769392" calcext:value-type="float">
            <text:p>-3.67312278769392</text:p>
          </table:table-cell>
          <table:table-cell table:formula="of:=IF(1/(1+EXP(-[.A4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5226351801272" calcext:value-type="float">
            <text:p>3.95226351801272</text:p>
          </table:table-cell>
          <table:table-cell table:formula="of:=IF(1/(1+EXP(-[.A4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1847086120946" calcext:value-type="float">
            <text:p>-1.91847086120946</text:p>
          </table:table-cell>
          <table:table-cell table:formula="of:=IF(1/(1+EXP(-[.A44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62572061967515" calcext:value-type="float">
            <text:p>0.162572061967515</text:p>
          </table:table-cell>
          <table:table-cell table:formula="of:=IF(1/(1+EXP(-[.A4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1300829344014" calcext:value-type="float">
            <text:p>2.01300829344014</text:p>
          </table:table-cell>
          <table:table-cell table:formula="of:=IF(1/(1+EXP(-[.A44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59510877940214" calcext:value-type="float">
            <text:p>0.659510877940214</text:p>
          </table:table-cell>
          <table:table-cell table:formula="of:=IF(1/(1+EXP(-[.A4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932903825726" calcext:value-type="float">
            <text:p>-3.80932903825726</text:p>
          </table:table-cell>
          <table:table-cell table:formula="of:=IF(1/(1+EXP(-[.A4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7789891330589" calcext:value-type="float">
            <text:p>-1.17789891330589</text:p>
          </table:table-cell>
          <table:table-cell table:formula="of:=IF(1/(1+EXP(-[.A44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305386479141" calcext:value-type="float">
            <text:p>-2.01305386479141</text:p>
          </table:table-cell>
          <table:table-cell table:formula="of:=IF(1/(1+EXP(-[.A44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9284246771665" calcext:value-type="float">
            <text:p>-3.09284246771665</text:p>
          </table:table-cell>
          <table:table-cell table:formula="of:=IF(1/(1+EXP(-[.A4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96527377386319" calcext:value-type="float">
            <text:p>0.896527377386319</text:p>
          </table:table-cell>
          <table:table-cell table:formula="of:=IF(1/(1+EXP(-[.A4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2623111840273" calcext:value-type="float">
            <text:p>3.42623111840273</text:p>
          </table:table-cell>
          <table:table-cell table:formula="of:=IF(1/(1+EXP(-[.A44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5199777760001" calcext:value-type="float">
            <text:p>1.45199777760001</text:p>
          </table:table-cell>
          <table:table-cell table:formula="of:=IF(1/(1+EXP(-[.A4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9648169709954" calcext:value-type="float">
            <text:p>3.69648169709954</text:p>
          </table:table-cell>
          <table:table-cell table:formula="of:=IF(1/(1+EXP(-[.A45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0573738009746" calcext:value-type="float">
            <text:p>2.60573738009746</text:p>
          </table:table-cell>
          <table:table-cell table:formula="of:=IF(1/(1+EXP(-[.A45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3292474318112" calcext:value-type="float">
            <text:p>-3.33292474318112</text:p>
          </table:table-cell>
          <table:table-cell table:formula="of:=IF(1/(1+EXP(-[.A45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2531984387713" calcext:value-type="float">
            <text:p>-1.92531984387713</text:p>
          </table:table-cell>
          <table:table-cell table:formula="of:=IF(1/(1+EXP(-[.A4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0334022303186" calcext:value-type="float">
            <text:p>-2.80334022303186</text:p>
          </table:table-cell>
          <table:table-cell table:formula="of:=IF(1/(1+EXP(-[.A45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3827019037493" calcext:value-type="float">
            <text:p>1.03827019037493</text:p>
          </table:table-cell>
          <table:table-cell table:formula="of:=IF(1/(1+EXP(-[.A4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0659125248846" calcext:value-type="float">
            <text:p>3.00659125248846</text:p>
          </table:table-cell>
          <table:table-cell table:formula="of:=IF(1/(1+EXP(-[.A4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60900606659811" calcext:value-type="float">
            <text:p>0.260900606659811</text:p>
          </table:table-cell>
          <table:table-cell table:formula="of:=IF(1/(1+EXP(-[.A4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8306660692804" calcext:value-type="float">
            <text:p>-3.48306660692804</text:p>
          </table:table-cell>
          <table:table-cell table:formula="of:=IF(1/(1+EXP(-[.A4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5274193481978" calcext:value-type="float">
            <text:p>4.85274193481978</text:p>
          </table:table-cell>
          <table:table-cell table:formula="of:=IF(1/(1+EXP(-[.A46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300161476714" calcext:value-type="float">
            <text:p>-2.34300161476714</text:p>
          </table:table-cell>
          <table:table-cell table:formula="of:=IF(1/(1+EXP(-[.A4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9843053564422" calcext:value-type="float">
            <text:p>4.89843053564422</text:p>
          </table:table-cell>
          <table:table-cell table:formula="of:=IF(1/(1+EXP(-[.A46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4291545550211" calcext:value-type="float">
            <text:p>-2.54291545550211</text:p>
          </table:table-cell>
          <table:table-cell table:formula="of:=IF(1/(1+EXP(-[.A4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2542418140872" calcext:value-type="float">
            <text:p>-2.32542418140872</text:p>
          </table:table-cell>
          <table:table-cell table:formula="of:=IF(1/(1+EXP(-[.A46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2313557309048" calcext:value-type="float">
            <text:p>-3.62313557309048</text:p>
          </table:table-cell>
          <table:table-cell table:formula="of:=IF(1/(1+EXP(-[.A4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9846784022404" calcext:value-type="float">
            <text:p>-3.49846784022404</text:p>
          </table:table-cell>
          <table:table-cell table:formula="of:=IF(1/(1+EXP(-[.A4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7516995315638" calcext:value-type="float">
            <text:p>-3.67516995315638</text:p>
          </table:table-cell>
          <table:table-cell table:formula="of:=IF(1/(1+EXP(-[.A4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7935335523534" calcext:value-type="float">
            <text:p>-4.97935335523534</text:p>
          </table:table-cell>
          <table:table-cell table:formula="of:=IF(1/(1+EXP(-[.A46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1216757720935" calcext:value-type="float">
            <text:p>2.21216757720935</text:p>
          </table:table-cell>
          <table:table-cell table:formula="of:=IF(1/(1+EXP(-[.A4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2139172660824" calcext:value-type="float">
            <text:p>-4.02139172660824</text:p>
          </table:table-cell>
          <table:table-cell table:formula="of:=IF(1/(1+EXP(-[.A4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1037379833419" calcext:value-type="float">
            <text:p>2.01037379833419</text:p>
          </table:table-cell>
          <table:table-cell table:formula="of:=IF(1/(1+EXP(-[.A47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7443322747015" calcext:value-type="float">
            <text:p>1.57443322747015</text:p>
          </table:table-cell>
          <table:table-cell table:formula="of:=IF(1/(1+EXP(-[.A4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14665056529377" calcext:value-type="float">
            <text:p>-0.714665056529377</text:p>
          </table:table-cell>
          <table:table-cell table:formula="of:=IF(1/(1+EXP(-[.A4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9432672912258" calcext:value-type="float">
            <text:p>-2.29432672912258</text:p>
          </table:table-cell>
          <table:table-cell table:formula="of:=IF(1/(1+EXP(-[.A4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5305026110699" calcext:value-type="float">
            <text:p>2.55305026110699</text:p>
          </table:table-cell>
          <table:table-cell table:formula="of:=IF(1/(1+EXP(-[.A47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0911218722575" calcext:value-type="float">
            <text:p>-2.00911218722575</text:p>
          </table:table-cell>
          <table:table-cell table:formula="of:=IF(1/(1+EXP(-[.A4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1328771832384" calcext:value-type="float">
            <text:p>-3.41328771832384</text:p>
          </table:table-cell>
          <table:table-cell table:formula="of:=IF(1/(1+EXP(-[.A4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291440861459" calcext:value-type="float">
            <text:p>1.87291440861459</text:p>
          </table:table-cell>
          <table:table-cell table:formula="of:=IF(1/(1+EXP(-[.A4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3666973539115" calcext:value-type="float">
            <text:p>-2.03666973539115</text:p>
          </table:table-cell>
          <table:table-cell table:formula="of:=IF(1/(1+EXP(-[.A4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508484908658" calcext:value-type="float">
            <text:p>-3.83508484908658</text:p>
          </table:table-cell>
          <table:table-cell table:formula="of:=IF(1/(1+EXP(-[.A4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5456479447007" calcext:value-type="float">
            <text:p>-2.75456479447007</text:p>
          </table:table-cell>
          <table:table-cell table:formula="of:=IF(1/(1+EXP(-[.A4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041366129361" calcext:value-type="float">
            <text:p>-1.76041366129361</text:p>
          </table:table-cell>
          <table:table-cell table:formula="of:=IF(1/(1+EXP(-[.A4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7753297925489" calcext:value-type="float">
            <text:p>2.47753297925489</text:p>
          </table:table-cell>
          <table:table-cell table:formula="of:=IF(1/(1+EXP(-[.A48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24394008208535" calcext:value-type="float">
            <text:p>0.124394008208535</text:p>
          </table:table-cell>
          <table:table-cell table:formula="of:=IF(1/(1+EXP(-[.A4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9447787601813" calcext:value-type="float">
            <text:p>-3.49447787601813</text:p>
          </table:table-cell>
          <table:table-cell table:formula="of:=IF(1/(1+EXP(-[.A48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5871735755796" calcext:value-type="float">
            <text:p>-3.05871735755796</text:p>
          </table:table-cell>
          <table:table-cell table:formula="of:=IF(1/(1+EXP(-[.A4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1132992906066" calcext:value-type="float">
            <text:p>-0.11132992906066</text:p>
          </table:table-cell>
          <table:table-cell table:formula="of:=IF(1/(1+EXP(-[.A4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0821547260473" calcext:value-type="float">
            <text:p>0.10821547260473</text:p>
          </table:table-cell>
          <table:table-cell table:formula="of:=IF(1/(1+EXP(-[.A4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286383422053" calcext:value-type="float">
            <text:p>1.81286383422053</text:p>
          </table:table-cell>
          <table:table-cell table:formula="of:=IF(1/(1+EXP(-[.A4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2786274557323" calcext:value-type="float">
            <text:p>3.72786274557323</text:p>
          </table:table-cell>
          <table:table-cell table:formula="of:=IF(1/(1+EXP(-[.A49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55062127357796" calcext:value-type="float">
            <text:p>0.755062127357796</text:p>
          </table:table-cell>
          <table:table-cell table:formula="of:=IF(1/(1+EXP(-[.A49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2130700254151" calcext:value-type="float">
            <text:p>-3.62130700254151</text:p>
          </table:table-cell>
          <table:table-cell table:formula="of:=IF(1/(1+EXP(-[.A4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9358569939931" calcext:value-type="float">
            <text:p>1.29358569939931</text:p>
          </table:table-cell>
          <table:table-cell table:formula="of:=IF(1/(1+EXP(-[.A49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0328011546524" calcext:value-type="float">
            <text:p>4.10328011546524</text:p>
          </table:table-cell>
          <table:table-cell table:formula="of:=IF(1/(1+EXP(-[.A4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2987834208385" calcext:value-type="float">
            <text:p>4.82987834208385</text:p>
          </table:table-cell>
          <table:table-cell table:formula="of:=IF(1/(1+EXP(-[.A49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37269588213415" calcext:value-type="float">
            <text:p>0.837269588213415</text:p>
          </table:table-cell>
          <table:table-cell table:formula="of:=IF(1/(1+EXP(-[.A4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7880888524477" calcext:value-type="float">
            <text:p>-1.07880888524477</text:p>
          </table:table-cell>
          <table:table-cell table:formula="of:=IF(1/(1+EXP(-[.A4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4353323166226" calcext:value-type="float">
            <text:p>3.34353323166226</text:p>
          </table:table-cell>
          <table:table-cell table:formula="of:=IF(1/(1+EXP(-[.A49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6476744908194" calcext:value-type="float">
            <text:p>-2.16476744908194</text:p>
          </table:table-cell>
          <table:table-cell table:formula="of:=IF(1/(1+EXP(-[.A4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0274233874274" calcext:value-type="float">
            <text:p>-3.20274233874274</text:p>
          </table:table-cell>
          <table:table-cell table:formula="of:=IF(1/(1+EXP(-[.A5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890186523115" calcext:value-type="float">
            <text:p>3.69890186523115</text:p>
          </table:table-cell>
          <table:table-cell table:formula="of:=IF(1/(1+EXP(-[.A50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62614387547969" calcext:value-type="float">
            <text:p>-0.462614387547969</text:p>
          </table:table-cell>
          <table:table-cell table:formula="of:=IF(1/(1+EXP(-[.A50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86720645298724" calcext:value-type="float">
            <text:p>-0.186720645298724</text:p>
          </table:table-cell>
          <table:table-cell table:formula="of:=IF(1/(1+EXP(-[.A5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942463321202" calcext:value-type="float">
            <text:p>1.5942463321202</text:p>
          </table:table-cell>
          <table:table-cell table:formula="of:=IF(1/(1+EXP(-[.A50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6838331394097" calcext:value-type="float">
            <text:p>-2.76838331394097</text:p>
          </table:table-cell>
          <table:table-cell table:formula="of:=IF(1/(1+EXP(-[.A5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02727439100376" calcext:value-type="float">
            <text:p>-0.402727439100376</text:p>
          </table:table-cell>
          <table:table-cell table:formula="of:=IF(1/(1+EXP(-[.A50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731985597771" calcext:value-type="float">
            <text:p>-2.01731985597771</text:p>
          </table:table-cell>
          <table:table-cell table:formula="of:=IF(1/(1+EXP(-[.A5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373420999131" calcext:value-type="float">
            <text:p>-2.62373420999131</text:p>
          </table:table-cell>
          <table:table-cell table:formula="of:=IF(1/(1+EXP(-[.A5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9970220489602" calcext:value-type="float">
            <text:p>-1.19970220489602</text:p>
          </table:table-cell>
          <table:table-cell table:formula="of:=IF(1/(1+EXP(-[.A50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298857858813" calcext:value-type="float">
            <text:p>-2.3298857858813</text:p>
          </table:table-cell>
          <table:table-cell table:formula="of:=IF(1/(1+EXP(-[.A51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7265055301882" calcext:value-type="float">
            <text:p>-2.07265055301882</text:p>
          </table:table-cell>
          <table:table-cell table:formula="of:=IF(1/(1+EXP(-[.A5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5534252301074" calcext:value-type="float">
            <text:p>2.45534252301074</text:p>
          </table:table-cell>
          <table:table-cell table:formula="of:=IF(1/(1+EXP(-[.A51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702579159341" calcext:value-type="float">
            <text:p>3.53702579159341</text:p>
          </table:table-cell>
          <table:table-cell table:formula="of:=IF(1/(1+EXP(-[.A51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6031345630917" calcext:value-type="float">
            <text:p>-1.96031345630917</text:p>
          </table:table-cell>
          <table:table-cell table:formula="of:=IF(1/(1+EXP(-[.A5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4736794983658" calcext:value-type="float">
            <text:p>4.64736794983658</text:p>
          </table:table-cell>
          <table:table-cell table:formula="of:=IF(1/(1+EXP(-[.A51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0574772129729" calcext:value-type="float">
            <text:p>1.50574772129729</text:p>
          </table:table-cell>
          <table:table-cell table:formula="of:=IF(1/(1+EXP(-[.A5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6778306631161" calcext:value-type="float">
            <text:p>-2.56778306631161</text:p>
          </table:table-cell>
          <table:table-cell table:formula="of:=IF(1/(1+EXP(-[.A5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2700256618279" calcext:value-type="float">
            <text:p>1.62700256618279</text:p>
          </table:table-cell>
          <table:table-cell table:formula="of:=IF(1/(1+EXP(-[.A51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84198572825415" calcext:value-type="float">
            <text:p>-0.584198572825415</text:p>
          </table:table-cell>
          <table:table-cell table:formula="of:=IF(1/(1+EXP(-[.A5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1627245937543" calcext:value-type="float">
            <text:p>1.91627245937543</text:p>
          </table:table-cell>
          <table:table-cell table:formula="of:=IF(1/(1+EXP(-[.A5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428632250463128" calcext:value-type="float">
            <text:p>-0.042863225046313</text:p>
          </table:table-cell>
          <table:table-cell table:formula="of:=IF(1/(1+EXP(-[.A5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56357563320066" calcext:value-type="float">
            <text:p>-0.156357563320066</text:p>
          </table:table-cell>
          <table:table-cell table:formula="of:=IF(1/(1+EXP(-[.A52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0210039473657" calcext:value-type="float">
            <text:p>-2.40210039473657</text:p>
          </table:table-cell>
          <table:table-cell table:formula="of:=IF(1/(1+EXP(-[.A5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4949026092868" calcext:value-type="float">
            <text:p>-2.44949026092868</text:p>
          </table:table-cell>
          <table:table-cell table:formula="of:=IF(1/(1+EXP(-[.A52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1295468683563" calcext:value-type="float">
            <text:p>-4.71295468683563</text:p>
          </table:table-cell>
          <table:table-cell table:formula="of:=IF(1/(1+EXP(-[.A5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2691021462673" calcext:value-type="float">
            <text:p>-4.92691021462673</text:p>
          </table:table-cell>
          <table:table-cell table:formula="of:=IF(1/(1+EXP(-[.A52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4326789808425" calcext:value-type="float">
            <text:p>4.44326789808425</text:p>
          </table:table-cell>
          <table:table-cell table:formula="of:=IF(1/(1+EXP(-[.A52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7670892476084" calcext:value-type="float">
            <text:p>-1.67670892476084</text:p>
          </table:table-cell>
          <table:table-cell table:formula="of:=IF(1/(1+EXP(-[.A5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62887069564" calcext:value-type="float">
            <text:p>-1.562887069564</text:p>
          </table:table-cell>
          <table:table-cell table:formula="of:=IF(1/(1+EXP(-[.A52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38501311183845" calcext:value-type="float">
            <text:p>0.838501311183845</text:p>
          </table:table-cell>
          <table:table-cell table:formula="of:=IF(1/(1+EXP(-[.A53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9355630960248" calcext:value-type="float">
            <text:p>-1.09355630960248</text:p>
          </table:table-cell>
          <table:table-cell table:formula="of:=IF(1/(1+EXP(-[.A5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3801786654973" calcext:value-type="float">
            <text:p>2.13801786654973</text:p>
          </table:table-cell>
          <table:table-cell table:formula="of:=IF(1/(1+EXP(-[.A5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1595396226946" calcext:value-type="float">
            <text:p>-2.51595396226946</text:p>
          </table:table-cell>
          <table:table-cell table:formula="of:=IF(1/(1+EXP(-[.A5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783649123939" calcext:value-type="float">
            <text:p>-1.53783649123939</text:p>
          </table:table-cell>
          <table:table-cell table:formula="of:=IF(1/(1+EXP(-[.A53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660714326005" calcext:value-type="float">
            <text:p>1.81660714326005</text:p>
          </table:table-cell>
          <table:table-cell table:formula="of:=IF(1/(1+EXP(-[.A53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6188575227996" calcext:value-type="float">
            <text:p>3.56188575227996</text:p>
          </table:table-cell>
          <table:table-cell table:formula="of:=IF(1/(1+EXP(-[.A53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2214424958227" calcext:value-type="float">
            <text:p>-1.62214424958227</text:p>
          </table:table-cell>
          <table:table-cell table:formula="of:=IF(1/(1+EXP(-[.A5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1667372113866" calcext:value-type="float">
            <text:p>4.71667372113866</text:p>
          </table:table-cell>
          <table:table-cell table:formula="of:=IF(1/(1+EXP(-[.A53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87866084433981" calcext:value-type="float">
            <text:p>-0.387866084433981</text:p>
          </table:table-cell>
          <table:table-cell table:formula="of:=IF(1/(1+EXP(-[.A53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47198396379" calcext:value-type="float">
            <text:p>3.947198396379</text:p>
          </table:table-cell>
          <table:table-cell table:formula="of:=IF(1/(1+EXP(-[.A5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6558111596501" calcext:value-type="float">
            <text:p>2.76558111596501</text:p>
          </table:table-cell>
          <table:table-cell table:formula="of:=IF(1/(1+EXP(-[.A54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9980426476281" calcext:value-type="float">
            <text:p>-1.29980426476281</text:p>
          </table:table-cell>
          <table:table-cell table:formula="of:=IF(1/(1+EXP(-[.A54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1411183331654" calcext:value-type="float">
            <text:p>-3.01411183331654</text:p>
          </table:table-cell>
          <table:table-cell table:formula="of:=IF(1/(1+EXP(-[.A54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003916463716" calcext:value-type="float">
            <text:p>-4.1003916463716</text:p>
          </table:table-cell>
          <table:table-cell table:formula="of:=IF(1/(1+EXP(-[.A5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292072247712" calcext:value-type="float">
            <text:p>4.3292072247712</text:p>
          </table:table-cell>
          <table:table-cell table:formula="of:=IF(1/(1+EXP(-[.A5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31020555184347" calcext:value-type="float">
            <text:p>-0.431020555184347</text:p>
          </table:table-cell>
          <table:table-cell table:formula="of:=IF(1/(1+EXP(-[.A54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6471051265279" calcext:value-type="float">
            <text:p>1.86471051265279</text:p>
          </table:table-cell>
          <table:table-cell table:formula="of:=IF(1/(1+EXP(-[.A54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082950468343" calcext:value-type="float">
            <text:p>4.49082950468343</text:p>
          </table:table-cell>
          <table:table-cell table:formula="of:=IF(1/(1+EXP(-[.A5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4511424497973" calcext:value-type="float">
            <text:p>-2.54511424497973</text:p>
          </table:table-cell>
          <table:table-cell table:formula="of:=IF(1/(1+EXP(-[.A5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1741929968823" calcext:value-type="float">
            <text:p>3.91741929968823</text:p>
          </table:table-cell>
          <table:table-cell table:formula="of:=IF(1/(1+EXP(-[.A5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5823785845488" calcext:value-type="float">
            <text:p>-4.65823785845488</text:p>
          </table:table-cell>
          <table:table-cell table:formula="of:=IF(1/(1+EXP(-[.A5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24041273577" calcext:value-type="float">
            <text:p>1.7124041273577</text:p>
          </table:table-cell>
          <table:table-cell table:formula="of:=IF(1/(1+EXP(-[.A55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01431730121855" calcext:value-type="float">
            <text:p>0.901431730121855</text:p>
          </table:table-cell>
          <table:table-cell table:formula="of:=IF(1/(1+EXP(-[.A5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9733628323566" calcext:value-type="float">
            <text:p>2.99733628323566</text:p>
          </table:table-cell>
          <table:table-cell table:formula="of:=IF(1/(1+EXP(-[.A55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7336397802813" calcext:value-type="float">
            <text:p>2.27336397802813</text:p>
          </table:table-cell>
          <table:table-cell table:formula="of:=IF(1/(1+EXP(-[.A5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76284592133" calcext:value-type="float">
            <text:p>-3.476284592133</text:p>
          </table:table-cell>
          <table:table-cell table:formula="of:=IF(1/(1+EXP(-[.A55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1280789940976" calcext:value-type="float">
            <text:p>-0.481280789940976</text:p>
          </table:table-cell>
          <table:table-cell table:formula="of:=IF(1/(1+EXP(-[.A55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4999646850836" calcext:value-type="float">
            <text:p>-2.64999646850836</text:p>
          </table:table-cell>
          <table:table-cell table:formula="of:=IF(1/(1+EXP(-[.A5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2225406047958" calcext:value-type="float">
            <text:p>-2.22225406047958</text:p>
          </table:table-cell>
          <table:table-cell table:formula="of:=IF(1/(1+EXP(-[.A55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1168451083773" calcext:value-type="float">
            <text:p>2.81168451083773</text:p>
          </table:table-cell>
          <table:table-cell table:formula="of:=IF(1/(1+EXP(-[.A56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28436437994914" calcext:value-type="float">
            <text:p>-0.528436437994914</text:p>
          </table:table-cell>
          <table:table-cell table:formula="of:=IF(1/(1+EXP(-[.A56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6789276950002" calcext:value-type="float">
            <text:p>-3.86789276950002</text:p>
          </table:table-cell>
          <table:table-cell table:formula="of:=IF(1/(1+EXP(-[.A5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0160365107651" calcext:value-type="float">
            <text:p>2.20160365107651</text:p>
          </table:table-cell>
          <table:table-cell table:formula="of:=IF(1/(1+EXP(-[.A56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5879404361824" calcext:value-type="float">
            <text:p>1.35879404361824</text:p>
          </table:table-cell>
          <table:table-cell table:formula="of:=IF(1/(1+EXP(-[.A5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187754855594" calcext:value-type="float">
            <text:p>-2.34187754855594</text:p>
          </table:table-cell>
          <table:table-cell table:formula="of:=IF(1/(1+EXP(-[.A5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1802372087898" calcext:value-type="float">
            <text:p>4.81802372087898</text:p>
          </table:table-cell>
          <table:table-cell table:formula="of:=IF(1/(1+EXP(-[.A56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2388607925895" calcext:value-type="float">
            <text:p>-4.22388607925895</text:p>
          </table:table-cell>
          <table:table-cell table:formula="of:=IF(1/(1+EXP(-[.A5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7761999258444" calcext:value-type="float">
            <text:p>2.17761999258444</text:p>
          </table:table-cell>
          <table:table-cell table:formula="of:=IF(1/(1+EXP(-[.A56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37708484912838" calcext:value-type="float">
            <text:p>0.737708484912838</text:p>
          </table:table-cell>
          <table:table-cell table:formula="of:=IF(1/(1+EXP(-[.A56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16628588604939" calcext:value-type="float">
            <text:p>0.616628588604939</text:p>
          </table:table-cell>
          <table:table-cell table:formula="of:=IF(1/(1+EXP(-[.A57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4707945082977" calcext:value-type="float">
            <text:p>-3.44707945082977</text:p>
          </table:table-cell>
          <table:table-cell table:formula="of:=IF(1/(1+EXP(-[.A5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4872768061462" calcext:value-type="float">
            <text:p>-2.64872768061462</text:p>
          </table:table-cell>
          <table:table-cell table:formula="of:=IF(1/(1+EXP(-[.A57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9800236712665" calcext:value-type="float">
            <text:p>-3.39800236712665</text:p>
          </table:table-cell>
          <table:table-cell table:formula="of:=IF(1/(1+EXP(-[.A57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919149304578" calcext:value-type="float">
            <text:p>1.81919149304578</text:p>
          </table:table-cell>
          <table:table-cell table:formula="of:=IF(1/(1+EXP(-[.A57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0744475608536" calcext:value-type="float">
            <text:p>3.10744475608536</text:p>
          </table:table-cell>
          <table:table-cell table:formula="of:=IF(1/(1+EXP(-[.A57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5879032349974" calcext:value-type="float">
            <text:p>-4.35879032349974</text:p>
          </table:table-cell>
          <table:table-cell table:formula="of:=IF(1/(1+EXP(-[.A57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3276873880116" calcext:value-type="float">
            <text:p>-1.33276873880116</text:p>
          </table:table-cell>
          <table:table-cell table:formula="of:=IF(1/(1+EXP(-[.A57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2387368087929" calcext:value-type="float">
            <text:p>3.12387368087929</text:p>
          </table:table-cell>
          <table:table-cell table:formula="of:=IF(1/(1+EXP(-[.A5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2023838003633" calcext:value-type="float">
            <text:p>-0.12023838003633</text:p>
          </table:table-cell>
          <table:table-cell table:formula="of:=IF(1/(1+EXP(-[.A57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8037076141889" calcext:value-type="float">
            <text:p>-4.18037076141889</text:p>
          </table:table-cell>
          <table:table-cell table:formula="of:=IF(1/(1+EXP(-[.A58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9868031465649" calcext:value-type="float">
            <text:p>-3.49868031465649</text:p>
          </table:table-cell>
          <table:table-cell table:formula="of:=IF(1/(1+EXP(-[.A58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0693191634522" calcext:value-type="float">
            <text:p>-3.10693191634522</text:p>
          </table:table-cell>
          <table:table-cell table:formula="of:=IF(1/(1+EXP(-[.A5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2117298804478" calcext:value-type="float">
            <text:p>-4.42117298804478</text:p>
          </table:table-cell>
          <table:table-cell table:formula="of:=IF(1/(1+EXP(-[.A5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636881030954" calcext:value-type="float">
            <text:p>-2.76636881030954</text:p>
          </table:table-cell>
          <table:table-cell table:formula="of:=IF(1/(1+EXP(-[.A5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6337389102199" calcext:value-type="float">
            <text:p>1.46337389102199</text:p>
          </table:table-cell>
          <table:table-cell table:formula="of:=IF(1/(1+EXP(-[.A5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5088783660964" calcext:value-type="float">
            <text:p>-1.35088783660964</text:p>
          </table:table-cell>
          <table:table-cell table:formula="of:=IF(1/(1+EXP(-[.A5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7403102615362" calcext:value-type="float">
            <text:p>-4.37403102615362</text:p>
          </table:table-cell>
          <table:table-cell table:formula="of:=IF(1/(1+EXP(-[.A58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461744745607797" calcext:value-type="float">
            <text:p>0.04617447456078</text:p>
          </table:table-cell>
          <table:table-cell table:formula="of:=IF(1/(1+EXP(-[.A5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7218907702852" calcext:value-type="float">
            <text:p>1.97218907702852</text:p>
          </table:table-cell>
          <table:table-cell table:formula="of:=IF(1/(1+EXP(-[.A5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9066759621708" calcext:value-type="float">
            <text:p>1.19066759621708</text:p>
          </table:table-cell>
          <table:table-cell table:formula="of:=IF(1/(1+EXP(-[.A59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8302294753208" calcext:value-type="float">
            <text:p>-2.98302294753208</text:p>
          </table:table-cell>
          <table:table-cell table:formula="of:=IF(1/(1+EXP(-[.A5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466065297125" calcext:value-type="float">
            <text:p>-3.80466065297125</text:p>
          </table:table-cell>
          <table:table-cell table:formula="of:=IF(1/(1+EXP(-[.A5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7043187760462" calcext:value-type="float">
            <text:p>-4.97043187760462</text:p>
          </table:table-cell>
          <table:table-cell table:formula="of:=IF(1/(1+EXP(-[.A5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5521809855722" calcext:value-type="float">
            <text:p>-2.15521809855722</text:p>
          </table:table-cell>
          <table:table-cell table:formula="of:=IF(1/(1+EXP(-[.A59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0900861494027" calcext:value-type="float">
            <text:p>-2.30900861494027</text:p>
          </table:table-cell>
          <table:table-cell table:formula="of:=IF(1/(1+EXP(-[.A59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43787138735797" calcext:value-type="float">
            <text:p>-0.643787138735797</text:p>
          </table:table-cell>
          <table:table-cell table:formula="of:=IF(1/(1+EXP(-[.A59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7656307571753" calcext:value-type="float">
            <text:p>-2.87656307571753</text:p>
          </table:table-cell>
          <table:table-cell table:formula="of:=IF(1/(1+EXP(-[.A59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5177386228069" calcext:value-type="float">
            <text:p>-4.05177386228069</text:p>
          </table:table-cell>
          <table:table-cell table:formula="of:=IF(1/(1+EXP(-[.A59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1758208183058" calcext:value-type="float">
            <text:p>-1.51758208183058</text:p>
          </table:table-cell>
          <table:table-cell table:formula="of:=IF(1/(1+EXP(-[.A5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7754843504578" calcext:value-type="float">
            <text:p>-4.47754843504578</text:p>
          </table:table-cell>
          <table:table-cell table:formula="of:=IF(1/(1+EXP(-[.A60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902184962869" calcext:value-type="float">
            <text:p>3.3902184962869</text:p>
          </table:table-cell>
          <table:table-cell table:formula="of:=IF(1/(1+EXP(-[.A60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7148282246144" calcext:value-type="float">
            <text:p>3.17148282246144</text:p>
          </table:table-cell>
          <table:table-cell table:formula="of:=IF(1/(1+EXP(-[.A60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439307096605" calcext:value-type="float">
            <text:p>-0.7439307096605</text:p>
          </table:table-cell>
          <table:table-cell table:formula="of:=IF(1/(1+EXP(-[.A60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265748159306591" calcext:value-type="float">
            <text:p>-0.026574815930659</text:p>
          </table:table-cell>
          <table:table-cell table:formula="of:=IF(1/(1+EXP(-[.A60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3548515313762" calcext:value-type="float">
            <text:p>-0.83548515313762</text:p>
          </table:table-cell>
          <table:table-cell table:formula="of:=IF(1/(1+EXP(-[.A60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6039725360096" calcext:value-type="float">
            <text:p>2.46039725360096</text:p>
          </table:table-cell>
          <table:table-cell table:formula="of:=IF(1/(1+EXP(-[.A60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6950622511925" calcext:value-type="float">
            <text:p>-1.96950622511925</text:p>
          </table:table-cell>
          <table:table-cell table:formula="of:=IF(1/(1+EXP(-[.A60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340215146797" calcext:value-type="float">
            <text:p>-2.83340215146797</text:p>
          </table:table-cell>
          <table:table-cell table:formula="of:=IF(1/(1+EXP(-[.A60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188658799075" calcext:value-type="float">
            <text:p>3.9188658799075</text:p>
          </table:table-cell>
          <table:table-cell table:formula="of:=IF(1/(1+EXP(-[.A60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7729590354762" calcext:value-type="float">
            <text:p>1.77729590354762</text:p>
          </table:table-cell>
          <table:table-cell table:formula="of:=IF(1/(1+EXP(-[.A61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0849025954449" calcext:value-type="float">
            <text:p>-2.90849025954449</text:p>
          </table:table-cell>
          <table:table-cell table:formula="of:=IF(1/(1+EXP(-[.A61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03609749894151" calcext:value-type="float">
            <text:p>-0.403609749894151</text:p>
          </table:table-cell>
          <table:table-cell table:formula="of:=IF(1/(1+EXP(-[.A61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744553404621" calcext:value-type="float">
            <text:p>-4.1744553404621</text:p>
          </table:table-cell>
          <table:table-cell table:formula="of:=IF(1/(1+EXP(-[.A61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8024808664739" calcext:value-type="float">
            <text:p>-4.08024808664739</text:p>
          </table:table-cell>
          <table:table-cell table:formula="of:=IF(1/(1+EXP(-[.A61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31143639716139" calcext:value-type="float">
            <text:p>0.631143639716139</text:p>
          </table:table-cell>
          <table:table-cell table:formula="of:=IF(1/(1+EXP(-[.A61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3646823539182" calcext:value-type="float">
            <text:p>2.53646823539182</text:p>
          </table:table-cell>
          <table:table-cell table:formula="of:=IF(1/(1+EXP(-[.A61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13683649202374" calcext:value-type="float">
            <text:p>0.613683649202374</text:p>
          </table:table-cell>
          <table:table-cell table:formula="of:=IF(1/(1+EXP(-[.A61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2723301606587" calcext:value-type="float">
            <text:p>-1.62723301606587</text:p>
          </table:table-cell>
          <table:table-cell table:formula="of:=IF(1/(1+EXP(-[.A61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1453070670711" calcext:value-type="float">
            <text:p>-2.41453070670711</text:p>
          </table:table-cell>
          <table:table-cell table:formula="of:=IF(1/(1+EXP(-[.A61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8264895440094" calcext:value-type="float">
            <text:p>1.08264895440094</text:p>
          </table:table-cell>
          <table:table-cell table:formula="of:=IF(1/(1+EXP(-[.A62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309838519418" calcext:value-type="float">
            <text:p>-1.0309838519418</text:p>
          </table:table-cell>
          <table:table-cell table:formula="of:=IF(1/(1+EXP(-[.A62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10390765438155" calcext:value-type="float">
            <text:p>0.910390765438155</text:p>
          </table:table-cell>
          <table:table-cell table:formula="of:=IF(1/(1+EXP(-[.A62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3381209942182" calcext:value-type="float">
            <text:p>-4.93381209942182</text:p>
          </table:table-cell>
          <table:table-cell table:formula="of:=IF(1/(1+EXP(-[.A62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2302847688703" calcext:value-type="float">
            <text:p>3.22302847688703</text:p>
          </table:table-cell>
          <table:table-cell table:formula="of:=IF(1/(1+EXP(-[.A62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9482747305439" calcext:value-type="float">
            <text:p>-3.99482747305439</text:p>
          </table:table-cell>
          <table:table-cell table:formula="of:=IF(1/(1+EXP(-[.A62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9573464590083" calcext:value-type="float">
            <text:p>-1.29573464590083</text:p>
          </table:table-cell>
          <table:table-cell table:formula="of:=IF(1/(1+EXP(-[.A62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89547779362878" calcext:value-type="float">
            <text:p>-0.789547779362878</text:p>
          </table:table-cell>
          <table:table-cell table:formula="of:=IF(1/(1+EXP(-[.A62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5661925869996" calcext:value-type="float">
            <text:p>-2.15661925869996</text:p>
          </table:table-cell>
          <table:table-cell table:formula="of:=IF(1/(1+EXP(-[.A62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815430793066" calcext:value-type="float">
            <text:p>1.17815430793066</text:p>
          </table:table-cell>
          <table:table-cell table:formula="of:=IF(1/(1+EXP(-[.A62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053076733001" calcext:value-type="float">
            <text:p>-2.8053076733001</text:p>
          </table:table-cell>
          <table:table-cell table:formula="of:=IF(1/(1+EXP(-[.A63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97004124634285" calcext:value-type="float">
            <text:p>-0.597004124634285</text:p>
          </table:table-cell>
          <table:table-cell table:formula="of:=IF(1/(1+EXP(-[.A63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1202282742903" calcext:value-type="float">
            <text:p>2.31202282742903</text:p>
          </table:table-cell>
          <table:table-cell table:formula="of:=IF(1/(1+EXP(-[.A63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2373407734275" calcext:value-type="float">
            <text:p>-1.12373407734275</text:p>
          </table:table-cell>
          <table:table-cell table:formula="of:=IF(1/(1+EXP(-[.A63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8480449331493" calcext:value-type="float">
            <text:p>3.68480449331493</text:p>
          </table:table-cell>
          <table:table-cell table:formula="of:=IF(1/(1+EXP(-[.A63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1452085017118" calcext:value-type="float">
            <text:p>-2.11452085017118</text:p>
          </table:table-cell>
          <table:table-cell table:formula="of:=IF(1/(1+EXP(-[.A63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301643099282831" calcext:value-type="float">
            <text:p>0.030164309928283</text:p>
          </table:table-cell>
          <table:table-cell table:formula="of:=IF(1/(1+EXP(-[.A63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70116463819409" calcext:value-type="float">
            <text:p>-0.570116463819409</text:p>
          </table:table-cell>
          <table:table-cell table:formula="of:=IF(1/(1+EXP(-[.A63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5620819073397" calcext:value-type="float">
            <text:p>-2.25620819073397</text:p>
          </table:table-cell>
          <table:table-cell table:formula="of:=IF(1/(1+EXP(-[.A63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3174462283163" calcext:value-type="float">
            <text:p>1.83174462283163</text:p>
          </table:table-cell>
          <table:table-cell table:formula="of:=IF(1/(1+EXP(-[.A63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9956995430468" calcext:value-type="float">
            <text:p>2.29956995430468</text:p>
          </table:table-cell>
          <table:table-cell table:formula="of:=IF(1/(1+EXP(-[.A64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8172863795414" calcext:value-type="float">
            <text:p>-1.08172863795414</text:p>
          </table:table-cell>
          <table:table-cell table:formula="of:=IF(1/(1+EXP(-[.A64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0622446618802" calcext:value-type="float">
            <text:p>-1.90622446618802</text:p>
          </table:table-cell>
          <table:table-cell table:formula="of:=IF(1/(1+EXP(-[.A64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0084563842388" calcext:value-type="float">
            <text:p>2.00084563842388</text:p>
          </table:table-cell>
          <table:table-cell table:formula="of:=IF(1/(1+EXP(-[.A64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7264254496099" calcext:value-type="float">
            <text:p>-1.67264254496099</text:p>
          </table:table-cell>
          <table:table-cell table:formula="of:=IF(1/(1+EXP(-[.A64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2506909227349" calcext:value-type="float">
            <text:p>4.42506909227349</text:p>
          </table:table-cell>
          <table:table-cell table:formula="of:=IF(1/(1+EXP(-[.A64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0078481618571" calcext:value-type="float">
            <text:p>-3.50078481618571</text:p>
          </table:table-cell>
          <table:table-cell table:formula="of:=IF(1/(1+EXP(-[.A64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053167933848" calcext:value-type="float">
            <text:p>-3.13053167933848</text:p>
          </table:table-cell>
          <table:table-cell table:formula="of:=IF(1/(1+EXP(-[.A64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51681718450788" calcext:value-type="float">
            <text:p>0.751681718450788</text:p>
          </table:table-cell>
          <table:table-cell table:formula="of:=IF(1/(1+EXP(-[.A64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0639718987224" calcext:value-type="float">
            <text:p>-3.70639718987224</text:p>
          </table:table-cell>
          <table:table-cell table:formula="of:=IF(1/(1+EXP(-[.A64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8417062592839" calcext:value-type="float">
            <text:p>3.28417062592839</text:p>
          </table:table-cell>
          <table:table-cell table:formula="of:=IF(1/(1+EXP(-[.A65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86765842281013" calcext:value-type="float">
            <text:p>-0.486765842281013</text:p>
          </table:table-cell>
          <table:table-cell table:formula="of:=IF(1/(1+EXP(-[.A65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0383887608078" calcext:value-type="float">
            <text:p>-3.40383887608078</text:p>
          </table:table-cell>
          <table:table-cell table:formula="of:=IF(1/(1+EXP(-[.A65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935915236185" calcext:value-type="float">
            <text:p>1.4935915236185</text:p>
          </table:table-cell>
          <table:table-cell table:formula="of:=IF(1/(1+EXP(-[.A65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2548803633184" calcext:value-type="float">
            <text:p>-3.82548803633184</text:p>
          </table:table-cell>
          <table:table-cell table:formula="of:=IF(1/(1+EXP(-[.A65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54331530291735" calcext:value-type="float">
            <text:p>0.854331530291735</text:p>
          </table:table-cell>
          <table:table-cell table:formula="of:=IF(1/(1+EXP(-[.A65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6853341470427" calcext:value-type="float">
            <text:p>2.66853341470427</text:p>
          </table:table-cell>
          <table:table-cell table:formula="of:=IF(1/(1+EXP(-[.A65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6780745163874" calcext:value-type="float">
            <text:p>4.86780745163874</text:p>
          </table:table-cell>
          <table:table-cell table:formula="of:=IF(1/(1+EXP(-[.A65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5225661640735" calcext:value-type="float">
            <text:p>-4.45225661640735</text:p>
          </table:table-cell>
          <table:table-cell table:formula="of:=IF(1/(1+EXP(-[.A65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7953666042638" calcext:value-type="float">
            <text:p>3.17953666042638</text:p>
          </table:table-cell>
          <table:table-cell table:formula="of:=IF(1/(1+EXP(-[.A65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7395794423411" calcext:value-type="float">
            <text:p>2.17395794423411</text:p>
          </table:table-cell>
          <table:table-cell table:formula="of:=IF(1/(1+EXP(-[.A66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0015520883694" calcext:value-type="float">
            <text:p>1.80015520883694</text:p>
          </table:table-cell>
          <table:table-cell table:formula="of:=IF(1/(1+EXP(-[.A66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108345789594" calcext:value-type="float">
            <text:p>-2.34108345789594</text:p>
          </table:table-cell>
          <table:table-cell table:formula="of:=IF(1/(1+EXP(-[.A66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7580581654581" calcext:value-type="float">
            <text:p>-4.37580581654581</text:p>
          </table:table-cell>
          <table:table-cell table:formula="of:=IF(1/(1+EXP(-[.A66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87923568942781" calcext:value-type="float">
            <text:p>0.987923568942781</text:p>
          </table:table-cell>
          <table:table-cell table:formula="of:=IF(1/(1+EXP(-[.A66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3684847430525" calcext:value-type="float">
            <text:p>-1.83684847430525</text:p>
          </table:table-cell>
          <table:table-cell table:formula="of:=IF(1/(1+EXP(-[.A66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0737466476395" calcext:value-type="float">
            <text:p>-2.00737466476395</text:p>
          </table:table-cell>
          <table:table-cell table:formula="of:=IF(1/(1+EXP(-[.A66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67991971629833" calcext:value-type="float">
            <text:p>-0.967991971629833</text:p>
          </table:table-cell>
          <table:table-cell table:formula="of:=IF(1/(1+EXP(-[.A667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5220688742574" calcext:value-type="float">
            <text:p>1.95220688742574</text:p>
          </table:table-cell>
          <table:table-cell table:formula="of:=IF(1/(1+EXP(-[.A66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14739036843802" calcext:value-type="float">
            <text:p>0.214739036843802</text:p>
          </table:table-cell>
          <table:table-cell table:formula="of:=IF(1/(1+EXP(-[.A66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8103514750884" calcext:value-type="float">
            <text:p>-3.28103514750884</text:p>
          </table:table-cell>
          <table:table-cell table:formula="of:=IF(1/(1+EXP(-[.A67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2560182231286" calcext:value-type="float">
            <text:p>-1.82560182231286</text:p>
          </table:table-cell>
          <table:table-cell table:formula="of:=IF(1/(1+EXP(-[.A67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20038989698" calcext:value-type="float">
            <text:p>4.320038989698</text:p>
          </table:table-cell>
          <table:table-cell table:formula="of:=IF(1/(1+EXP(-[.A672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0319567209714" calcext:value-type="float">
            <text:p>2.90319567209714</text:p>
          </table:table-cell>
          <table:table-cell table:formula="of:=IF(1/(1+EXP(-[.A673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82044704086956" calcext:value-type="float">
            <text:p>0.382044704086956</text:p>
          </table:table-cell>
          <table:table-cell table:formula="of:=IF(1/(1+EXP(-[.A67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2635605376295" calcext:value-type="float">
            <text:p>-3.92635605376295</text:p>
          </table:table-cell>
          <table:table-cell table:formula="of:=IF(1/(1+EXP(-[.A675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9358849738289" calcext:value-type="float">
            <text:p>4.69358849738289</text:p>
          </table:table-cell>
          <table:table-cell table:formula="of:=IF(1/(1+EXP(-[.A67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3981846458379" calcext:value-type="float">
            <text:p>1.33981846458379</text:p>
          </table:table-cell>
          <table:table-cell table:formula="of:=IF(1/(1+EXP(-[.A67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5183947500088" calcext:value-type="float">
            <text:p>3.75183947500088</text:p>
          </table:table-cell>
          <table:table-cell table:formula="of:=IF(1/(1+EXP(-[.A678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0581049579938" calcext:value-type="float">
            <text:p>4.60581049579938</text:p>
          </table:table-cell>
          <table:table-cell table:formula="of:=IF(1/(1+EXP(-[.A67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9105115173254" calcext:value-type="float">
            <text:p>2.69105115173254</text:p>
          </table:table-cell>
          <table:table-cell table:formula="of:=IF(1/(1+EXP(-[.A680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621066493143" calcext:value-type="float">
            <text:p>3.8621066493143</text:p>
          </table:table-cell>
          <table:table-cell table:formula="of:=IF(1/(1+EXP(-[.A681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823846373615" calcext:value-type="float">
            <text:p>-2.34823846373615</text:p>
          </table:table-cell>
          <table:table-cell table:formula="of:=IF(1/(1+EXP(-[.A68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1664248629118" calcext:value-type="float">
            <text:p>-3.71664248629118</text:p>
          </table:table-cell>
          <table:table-cell table:formula="of:=IF(1/(1+EXP(-[.A68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7706774151533" calcext:value-type="float">
            <text:p>-3.37706774151533</text:p>
          </table:table-cell>
          <table:table-cell table:formula="of:=IF(1/(1+EXP(-[.A684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4142966017173" calcext:value-type="float">
            <text:p>2.14142966017173</text:p>
          </table:table-cell>
          <table:table-cell table:formula="of:=IF(1/(1+EXP(-[.A68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3139312623703" calcext:value-type="float">
            <text:p>-4.53139312623703</text:p>
          </table:table-cell>
          <table:table-cell table:formula="of:=IF(1/(1+EXP(-[.A686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989038697742" calcext:value-type="float">
            <text:p>1.71989038697742</text:p>
          </table:table-cell>
          <table:table-cell table:formula="of:=IF(1/(1+EXP(-[.A68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9196122491277" calcext:value-type="float">
            <text:p>-2.39196122491277</text:p>
          </table:table-cell>
          <table:table-cell table:formula="of:=IF(1/(1+EXP(-[.A68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8032016012481" calcext:value-type="float">
            <text:p>3.78032016012481</text:p>
          </table:table-cell>
          <table:table-cell table:formula="of:=IF(1/(1+EXP(-[.A689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0043927727152" calcext:value-type="float">
            <text:p>-1.70043927727152</text:p>
          </table:table-cell>
          <table:table-cell table:formula="of:=IF(1/(1+EXP(-[.A690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8291882468562" calcext:value-type="float">
            <text:p>-2.48291882468562</text:p>
          </table:table-cell>
          <table:table-cell table:formula="of:=IF(1/(1+EXP(-[.A691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574345451188" calcext:value-type="float">
            <text:p>-2.43574345451188</text:p>
          </table:table-cell>
          <table:table-cell table:formula="of:=IF(1/(1+EXP(-[.A692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94661597976783" calcext:value-type="float">
            <text:p>-0.794661597976783</text:p>
          </table:table-cell>
          <table:table-cell table:formula="of:=IF(1/(1+EXP(-[.A693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940785345879" calcext:value-type="float">
            <text:p>4.86940785345879</text:p>
          </table:table-cell>
          <table:table-cell table:formula="of:=IF(1/(1+EXP(-[.A694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9005586837954" calcext:value-type="float">
            <text:p>4.29005586837954</text:p>
          </table:table-cell>
          <table:table-cell table:formula="of:=IF(1/(1+EXP(-[.A695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4817360094351" calcext:value-type="float">
            <text:p>4.04817360094351</text:p>
          </table:table-cell>
          <table:table-cell table:formula="of:=IF(1/(1+EXP(-[.A696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4162403176447" calcext:value-type="float">
            <text:p>2.34162403176447</text:p>
          </table:table-cell>
          <table:table-cell table:formula="of:=IF(1/(1+EXP(-[.A697]*1.5+0.8+RAND()*0.5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1896645087943" calcext:value-type="float">
            <text:p>-2.11896645087943</text:p>
          </table:table-cell>
          <table:table-cell table:formula="of:=IF(1/(1+EXP(-[.A698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7109106787882" calcext:value-type="float">
            <text:p>-4.17109106787882</text:p>
          </table:table-cell>
          <table:table-cell table:formula="of:=IF(1/(1+EXP(-[.A699]*1.5+0.8+RAND()*0.5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6189719025581" calcext:value-type="float">
            <text:p>3.66189719025581</text:p>
          </table:table-cell>
          <table:table-cell table:formula="of:=IF(1/(1+EXP(-[.A700]*1.5+0.8+RAND()*0.5)) &gt; 0.5; &quot;ACCEPT&quot;; &quot;REJECT&quot;)" office:value-type="string" office:string-value="ACCEPT" calcext:value-type="string">
            <text:p>ACCE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58:27.981953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4:00:00.433579529</dc:date>
    <meta:editing-duration>PT8M22S</meta:editing-duration>
    <meta:editing-cycles>8</meta:editing-cycles>
    <meta:generator>LibreOfficeDev/7.2.0.0.alpha1$MacOSX_AARCH64 LibreOffice_project/1070cd26d80399036ae11d81ddb62c0c5601b315</meta:generator>
    <meta:document-statistic meta:table-count="2" meta:cell-count="2800" meta:object-count="0"/>
  </office:meta>
</office:document-meta>
</file>